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6.177cm" fo:margin-left="3.395cm" table:align="left"/>
    </style:style>
    <style:style style:name="Tableau1.A" style:family="table-column">
      <style:table-column-properties style:column-width="2.115cm"/>
    </style:style>
    <style:style style:name="Tableau1.B" style:family="table-column">
      <style:table-column-properties style:column-width="4.06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officeooo:paragraph-rsid="0012fe64"/>
    </style:style>
    <style:style style:name="P4" style:family="paragraph" style:parent-style-name="Normal">
      <style:paragraph-properties fo:text-align="justify" style:justify-single-word="false"/>
      <style:text-properties fo:language="en" fo:country="US" officeooo:rsid="003d44ff" officeooo:paragraph-rsid="003d44ff"/>
    </style:style>
    <style:style style:name="P5" style:family="paragraph" style:parent-style-name="Normal">
      <style:paragraph-properties fo:text-align="justify" style:justify-single-word="false"/>
      <style:text-properties fo:language="en" fo:country="US" officeooo:rsid="000d143c" officeooo:paragraph-rsid="000d143c" style:font-style-complex="italic"/>
    </style:style>
    <style:style style:name="P6" style:family="paragraph" style:parent-style-name="Normal">
      <style:paragraph-properties fo:text-align="justify" style:justify-single-word="false"/>
      <style:text-properties fo:language="en" fo:country="US" style:font-style-complex="italic"/>
    </style:style>
    <style:style style:name="P7" style:family="paragraph" style:parent-style-name="Normal">
      <style:paragraph-properties fo:text-align="justify" style:justify-single-word="false"/>
      <style:text-properties fo:language="en" fo:country="US"/>
    </style:style>
    <style:style style:name="P8" style:family="paragraph" style:parent-style-name="Normal">
      <style:paragraph-properties fo:text-align="justify" style:justify-single-word="false"/>
      <style:text-properties fo:language="en" fo:country="US" officeooo:paragraph-rsid="00762c64"/>
    </style:style>
    <style:style style:name="P9" style:family="paragraph" style:parent-style-name="Normal">
      <style:paragraph-properties fo:text-align="justify" style:justify-single-word="false"/>
      <style:text-properties fo:language="en" fo:country="US" officeooo:paragraph-rsid="0077ef51"/>
    </style:style>
    <style:style style:name="P10" style:family="paragraph" style:parent-style-name="Normal">
      <style:text-properties fo:language="en" fo:country="US" officeooo:rsid="00762c64" officeooo:paragraph-rsid="00762c64"/>
    </style:style>
    <style:style style:name="P11" style:family="paragraph" style:parent-style-name="Normal">
      <style:text-properties fo:language="en" fo:country="US" officeooo:rsid="00762c64" officeooo:paragraph-rsid="0077ef51"/>
    </style:style>
    <style:style style:name="P12" style:family="paragraph" style:parent-style-name="Normal">
      <style:text-properties fo:language="en" fo:country="US" fo:font-weight="bold" style:font-weight-asian="bold" style:font-weight-complex="bold"/>
    </style:style>
    <style:style style:name="P13" style:family="paragraph" style:parent-style-name="Normal">
      <style:text-properties fo:font-size="16pt" fo:language="en" fo:country="US" style:font-size-asian="16pt"/>
    </style:style>
    <style:style style:name="P14" style:family="paragraph" style:parent-style-name="Normal">
      <style:text-properties fo:font-size="16pt" fo:language="en" fo:country="US" officeooo:rsid="000d143c" style:font-size-asian="16pt"/>
    </style:style>
    <style:style style:name="P15" style:family="paragraph" style:parent-style-name="Normal">
      <style:text-properties fo:font-size="16pt" fo:language="en" fo:country="US" officeooo:rsid="000d143c" officeooo:paragraph-rsid="000d143c" style:font-size-asian="16pt"/>
    </style:style>
    <style:style style:name="P16" style:family="paragraph" style:parent-style-name="Normal">
      <style:text-properties officeooo:paragraph-rsid="0019112d"/>
    </style:style>
    <style:style style:name="P17" style:family="paragraph" style:parent-style-name="Normal">
      <style:text-properties officeooo:paragraph-rsid="00283fb6"/>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style:text-properties officeooo:paragraph-rsid="000f9325"/>
    </style:style>
    <style:style style:name="P20" style:family="paragraph" style:parent-style-name="Normal">
      <style:paragraph-properties fo:text-align="justify" style:justify-single-word="false"/>
      <style:text-properties officeooo:paragraph-rsid="004186b8"/>
    </style:style>
    <style:style style:name="P21" style:family="paragraph" style:parent-style-name="Normal">
      <style:paragraph-properties fo:text-align="justify" style:justify-single-word="false"/>
      <style:text-properties officeooo:paragraph-rsid="00424d03"/>
    </style:style>
    <style:style style:name="P22" style:family="paragraph" style:parent-style-name="Normal">
      <style:paragraph-properties fo:text-align="justify" style:justify-single-word="false"/>
      <style:text-properties officeooo:paragraph-rsid="004e0243"/>
    </style:style>
    <style:style style:name="P23" style:family="paragraph" style:parent-style-name="Normal">
      <style:paragraph-properties fo:text-align="justify" style:justify-single-word="false"/>
      <style:text-properties officeooo:paragraph-rsid="004b0123"/>
    </style:style>
    <style:style style:name="P24" style:family="paragraph" style:parent-style-name="Normal">
      <style:paragraph-properties fo:text-align="justify" style:justify-single-word="false"/>
      <style:text-properties officeooo:paragraph-rsid="00513632"/>
    </style:style>
    <style:style style:name="P25" style:family="paragraph" style:parent-style-name="Normal">
      <style:paragraph-properties fo:text-align="justify" style:justify-single-word="false"/>
      <style:text-properties officeooo:paragraph-rsid="00560a9d"/>
    </style:style>
    <style:style style:name="P26" style:family="paragraph" style:parent-style-name="Normal">
      <style:paragraph-properties fo:text-align="justify" style:justify-single-word="false"/>
      <style:text-properties officeooo:paragraph-rsid="0075ad55"/>
    </style:style>
    <style:style style:name="P27" style:family="paragraph" style:parent-style-name="Normal">
      <style:paragraph-properties fo:text-align="justify" style:justify-single-word="false"/>
      <style:text-properties officeooo:paragraph-rsid="00762c64"/>
    </style:style>
    <style:style style:name="P28" style:family="paragraph" style:parent-style-name="Normal">
      <style:paragraph-properties fo:text-align="justify" style:justify-single-word="false"/>
      <style:text-properties officeooo:paragraph-rsid="007730ca"/>
    </style:style>
    <style:style style:name="P29" style:family="paragraph" style:parent-style-name="Normal">
      <style:paragraph-properties fo:text-align="justify" style:justify-single-word="false"/>
      <style:text-properties officeooo:paragraph-rsid="0077dc43"/>
    </style:style>
    <style:style style:name="P30" style:family="paragraph" style:parent-style-name="Normal">
      <style:paragraph-properties fo:text-align="justify" style:justify-single-word="false"/>
      <style:text-properties officeooo:paragraph-rsid="0077ef51"/>
    </style:style>
    <style:style style:name="P31" style:family="paragraph" style:parent-style-name="Normal">
      <style:text-properties fo:color="#0084d1" fo:font-size="16pt" fo:language="en" fo:country="US" style:font-size-asian="16pt"/>
    </style:style>
    <style:style style:name="P32" style:family="paragraph" style:parent-style-name="Normal">
      <style:text-properties officeooo:paragraph-rsid="007d30f9"/>
    </style:style>
    <style:style style:name="P33" style:family="paragraph" style:parent-style-name="Code" style:master-page-name="">
      <style:paragraph-properties style:page-number="auto" fo:break-before="auto" fo:break-after="auto"/>
      <style:text-properties officeooo:rsid="0022b507" officeooo:paragraph-rsid="0022b507"/>
    </style:style>
    <style:style style:name="P34" style:family="paragraph" style:parent-style-name="Code" style:master-page-name="">
      <style:paragraph-properties style:page-number="auto" fo:break-before="auto" fo:break-after="auto"/>
      <style:text-properties officeooo:rsid="00265983" officeooo:paragraph-rsid="00265983"/>
    </style:style>
    <style:style style:name="P35" style:family="paragraph" style:parent-style-name="Code" style:master-page-name="">
      <style:paragraph-properties style:page-number="auto" fo:break-before="auto" fo:break-after="auto"/>
      <style:text-properties officeooo:rsid="0027b44f" officeooo:paragraph-rsid="0027b44f"/>
    </style:style>
    <style:style style:name="P36" style:family="paragraph" style:parent-style-name="Code" style:master-page-name="">
      <style:paragraph-properties style:page-number="auto" fo:break-before="auto" fo:break-after="auto"/>
      <style:text-properties officeooo:rsid="0024fa8c" officeooo:paragraph-rsid="0024fa8c"/>
    </style:style>
    <style:style style:name="P37" style:family="paragraph" style:parent-style-name="Code">
      <style:text-properties officeooo:paragraph-rsid="0022240f"/>
    </style:style>
    <style:style style:name="P38" style:family="paragraph" style:parent-style-name="Code">
      <style:text-properties officeooo:rsid="0022b507" officeooo:paragraph-rsid="0022b507"/>
    </style:style>
    <style:style style:name="P39" style:family="paragraph" style:parent-style-name="Code">
      <style:text-properties officeooo:rsid="0024fa8c" officeooo:paragraph-rsid="0024fa8c"/>
    </style:style>
    <style:style style:name="P40" style:family="paragraph" style:parent-style-name="Code">
      <style:text-properties officeooo:rsid="0024fa8c" officeooo:paragraph-rsid="002ccf31"/>
    </style:style>
    <style:style style:name="P41" style:family="paragraph" style:parent-style-name="Code">
      <style:text-properties officeooo:rsid="00265983" officeooo:paragraph-rsid="00265983"/>
    </style:style>
    <style:style style:name="P42" style:family="paragraph" style:parent-style-name="Code">
      <style:text-properties officeooo:rsid="00265983" officeooo:paragraph-rsid="002ccf31"/>
    </style:style>
    <style:style style:name="P43" style:family="paragraph" style:parent-style-name="Code">
      <style:text-properties officeooo:rsid="0027b44f" officeooo:paragraph-rsid="0027b44f"/>
    </style:style>
    <style:style style:name="P44" style:family="paragraph" style:parent-style-name="Code">
      <style:text-properties officeooo:rsid="0027b44f" officeooo:paragraph-rsid="00313461"/>
    </style:style>
    <style:style style:name="P45" style:family="paragraph" style:parent-style-name="Code">
      <style:text-properties officeooo:rsid="0027b44f" officeooo:paragraph-rsid="00388699"/>
    </style:style>
    <style:style style:name="P46" style:family="paragraph" style:parent-style-name="Code">
      <style:text-properties officeooo:rsid="0027b44f" officeooo:paragraph-rsid="003d104c"/>
    </style:style>
    <style:style style:name="P47" style:family="paragraph" style:parent-style-name="Code">
      <style:text-properties officeooo:rsid="0027b44f" officeooo:paragraph-rsid="006a2cda"/>
    </style:style>
    <style:style style:name="P48" style:family="paragraph" style:parent-style-name="Code">
      <style:text-properties officeooo:paragraph-rsid="0027b44f"/>
    </style:style>
    <style:style style:name="P49" style:family="paragraph" style:parent-style-name="Code">
      <style:text-properties officeooo:paragraph-rsid="0032fc2f"/>
    </style:style>
    <style:style style:name="P50" style:family="paragraph" style:parent-style-name="Code">
      <style:text-properties officeooo:paragraph-rsid="00283fb6"/>
    </style:style>
    <style:style style:name="P51" style:family="paragraph" style:parent-style-name="Code">
      <style:text-properties officeooo:paragraph-rsid="0037fcc5"/>
    </style:style>
    <style:style style:name="P52" style:family="paragraph" style:parent-style-name="Code">
      <style:text-properties officeooo:paragraph-rsid="00396cc3"/>
    </style:style>
    <style:style style:name="P53" style:family="paragraph" style:parent-style-name="Code">
      <style:text-properties officeooo:paragraph-rsid="003d104c"/>
    </style:style>
    <style:style style:name="P54" style:family="paragraph" style:parent-style-name="Code">
      <style:text-properties officeooo:paragraph-rsid="00486b6f"/>
    </style:style>
    <style:style style:name="P55" style:family="paragraph" style:parent-style-name="Code">
      <style:text-properties officeooo:paragraph-rsid="005971e6"/>
    </style:style>
    <style:style style:name="P56" style:family="paragraph" style:parent-style-name="Code">
      <style:text-properties officeooo:paragraph-rsid="0062c252"/>
    </style:style>
    <style:style style:name="P57" style:family="paragraph" style:parent-style-name="Code">
      <style:text-properties officeooo:paragraph-rsid="006ea91e"/>
    </style:style>
    <style:style style:name="P58" style:family="paragraph" style:parent-style-name="Code">
      <style:text-properties officeooo:paragraph-rsid="00709892"/>
    </style:style>
    <style:style style:name="P59" style:family="paragraph" style:parent-style-name="Code">
      <style:text-properties officeooo:paragraph-rsid="0071b8d6"/>
    </style:style>
    <style:style style:name="P60" style:family="paragraph" style:parent-style-name="Code">
      <style:text-properties officeooo:paragraph-rsid="007e74d8"/>
    </style:style>
    <style:style style:name="P61" style:family="paragraph" style:parent-style-name="Standard">
      <style:paragraph-properties fo:text-align="justify" style:justify-single-word="false"/>
      <style:text-properties officeooo:paragraph-rsid="0075ad55"/>
    </style:style>
    <style:style style:name="P62" style:family="paragraph" style:parent-style-name="Standard">
      <style:paragraph-properties fo:text-align="justify" style:justify-single-word="false"/>
      <style:text-properties officeooo:paragraph-rsid="007730ca"/>
    </style:style>
    <style:style style:name="P63" style:family="paragraph" style:parent-style-name="Heading_20_6">
      <style:text-properties officeooo:paragraph-rsid="0093f6b9"/>
    </style:style>
    <style:style style:name="P64" style:family="paragraph" style:parent-style-name="Normal" style:list-style-name="L1">
      <style:paragraph-properties fo:text-align="justify" style:justify-single-word="false"/>
      <style:text-properties officeooo:paragraph-rsid="003d44ff"/>
    </style:style>
    <style:style style:name="P65" style:family="paragraph" style:parent-style-name="Normal" style:list-style-name="L1">
      <style:paragraph-properties fo:text-align="justify" style:justify-single-word="false"/>
      <style:text-properties officeooo:paragraph-rsid="003ffe3a"/>
    </style:style>
    <style:style style:name="P66" style:family="paragraph" style:parent-style-name="Normal" style:list-style-name="L2">
      <style:paragraph-properties fo:text-align="justify" style:justify-single-word="false"/>
      <style:text-properties officeooo:paragraph-rsid="001ae7c2"/>
    </style:style>
    <style:style style:name="P67" style:family="paragraph" style:parent-style-name="Normal">
      <style:paragraph-properties fo:text-align="justify" style:justify-single-word="false"/>
      <style:text-properties officeooo:paragraph-rsid="000f9325"/>
    </style:style>
    <style:style style:name="P68" style:family="paragraph" style:parent-style-name="Normal">
      <style:paragraph-properties fo:text-align="justify" style:justify-single-word="false"/>
      <style:text-properties officeooo:paragraph-rsid="0081c20b"/>
    </style:style>
    <style:style style:name="P69" style:family="paragraph" style:parent-style-name="Normal">
      <style:paragraph-properties fo:text-align="justify" style:justify-single-word="false"/>
      <style:text-properties officeooo:paragraph-rsid="0075ad55"/>
    </style:style>
    <style:style style:name="P70" style:family="paragraph" style:parent-style-name="Normal">
      <style:paragraph-properties fo:text-align="justify" style:justify-single-word="false"/>
      <style:text-properties officeooo:paragraph-rsid="009661b6"/>
    </style:style>
    <style:style style:name="P71" style:family="paragraph" style:parent-style-name="Normal">
      <style:paragraph-properties fo:text-align="justify" style:justify-single-word="false"/>
      <style:text-properties officeooo:paragraph-rsid="00a0de53"/>
    </style:style>
    <style:style style:name="P72" style:family="paragraph" style:parent-style-name="Normal">
      <style:text-properties fo:language="en" fo:country="US"/>
    </style:style>
    <style:style style:name="P73" style:family="paragraph" style:parent-style-name="Normal">
      <style:text-properties officeooo:paragraph-rsid="00865431"/>
    </style:style>
    <style:style style:name="P74" style:family="paragraph" style:parent-style-name="Normal">
      <style:text-properties fo:color="#0084d1" fo:font-size="16pt" fo:language="en" fo:country="US" style:font-size-asian="16pt"/>
    </style:style>
    <style:style style:name="P75" style:family="paragraph" style:parent-style-name="Normal">
      <style:text-properties officeooo:paragraph-rsid="009525d1"/>
    </style:style>
    <style:style style:name="P76" style:family="paragraph" style:parent-style-name="Normal">
      <style:text-properties officeooo:paragraph-rsid="009a6abb"/>
    </style:style>
    <style:style style:name="P77" style:family="paragraph" style:parent-style-name="Normal">
      <style:text-properties officeooo:paragraph-rsid="00a039ef"/>
    </style:style>
    <style:style style:name="P78" style:family="paragraph" style:parent-style-name="Normal">
      <style:text-properties officeooo:paragraph-rsid="00a0de53"/>
    </style:style>
    <style:style style:name="P79" style:family="paragraph" style:parent-style-name="Normal">
      <style:paragraph-properties fo:text-align="justify" style:justify-single-word="false" fo:background-color="transparent">
        <style:background-image/>
      </style:paragraph-properties>
      <style:text-properties officeooo:paragraph-rsid="0081c20b"/>
    </style:style>
    <style:style style:name="P80" style:family="paragraph" style:parent-style-name="Normal">
      <style:paragraph-properties fo:text-align="justify" style:justify-single-word="false" fo:break-before="page"/>
      <style:text-properties officeooo:paragraph-rsid="0075ad55"/>
    </style:style>
    <style:style style:name="P81" style:family="paragraph" style:parent-style-name="Text_20_body">
      <style:text-properties officeooo:paragraph-rsid="00846269"/>
    </style:style>
    <style:style style:name="P82" style:family="paragraph" style:parent-style-name="Text_20_body">
      <style:text-properties officeooo:paragraph-rsid="00865431"/>
    </style:style>
    <style:style style:name="P83" style:family="paragraph" style:parent-style-name="Text_20_body">
      <style:text-properties officeooo:paragraph-rsid="008bb4ce"/>
    </style:style>
    <style:style style:name="P84" style:family="paragraph" style:parent-style-name="Text_20_body">
      <style:text-properties officeooo:paragraph-rsid="008cfe4c"/>
    </style:style>
    <style:style style:name="P85" style:family="paragraph" style:parent-style-name="Text_20_body">
      <style:text-properties officeooo:paragraph-rsid="008ee4e0"/>
    </style:style>
    <style:style style:name="P86" style:family="paragraph" style:parent-style-name="Text_20_body">
      <style:text-properties officeooo:paragraph-rsid="0093f6b9"/>
    </style:style>
    <style:style style:name="P87" style:family="paragraph" style:parent-style-name="Text_20_body">
      <style:text-properties officeooo:paragraph-rsid="009661b6"/>
    </style:style>
    <style:style style:name="P88" style:family="paragraph" style:parent-style-name="Text_20_body">
      <style:text-properties officeooo:paragraph-rsid="009767a1"/>
    </style:style>
    <style:style style:name="P89" style:family="paragraph" style:parent-style-name="Text_20_body">
      <style:text-properties officeooo:paragraph-rsid="0098b559"/>
    </style:style>
    <style:style style:name="P90" style:family="paragraph" style:parent-style-name="Text_20_body">
      <style:text-properties officeooo:paragraph-rsid="0099d728"/>
    </style:style>
    <style:style style:name="P91" style:family="paragraph" style:parent-style-name="Text_20_body">
      <style:text-properties officeooo:paragraph-rsid="00a039ef"/>
    </style:style>
    <style:style style:name="P92" style:family="paragraph" style:parent-style-name="Text_20_body">
      <style:text-properties officeooo:paragraph-rsid="00a4b48f"/>
    </style:style>
    <style:style style:name="P93" style:family="paragraph" style:list-style-name="L10"/>
    <style:style style:name="P94" style:family="paragraph" style:parent-style-name="Heading_20_1" style:master-page-name="MP0">
      <style:paragraph-properties style:page-number="auto" fo:break-before="page"/>
      <style:text-properties fo:language="en" fo:country="US"/>
    </style:style>
    <style:style style:name="P95" style:family="paragraph" style:parent-style-name="Code">
      <style:text-properties officeooo:paragraph-rsid="00865431"/>
    </style:style>
    <style:style style:name="P96" style:family="paragraph" style:parent-style-name="Code">
      <style:text-properties officeooo:paragraph-rsid="0088d868"/>
    </style:style>
    <style:style style:name="P97" style:family="paragraph" style:parent-style-name="Code">
      <style:text-properties officeooo:paragraph-rsid="008cfe4c"/>
    </style:style>
    <style:style style:name="P98" style:family="paragraph" style:parent-style-name="Code">
      <style:text-properties officeooo:paragraph-rsid="009661b6"/>
    </style:style>
    <style:style style:name="P99" style:family="paragraph" style:parent-style-name="Code">
      <style:text-properties officeooo:paragraph-rsid="009767a1"/>
    </style:style>
    <style:style style:name="P100" style:family="paragraph" style:parent-style-name="Code">
      <style:text-properties officeooo:paragraph-rsid="009a6abb"/>
    </style:style>
    <style:style style:name="P101" style:family="paragraph" style:parent-style-name="Code">
      <style:text-properties officeooo:rsid="009a6abb" officeooo:paragraph-rsid="009a6abb"/>
    </style:style>
    <style:style style:name="P102" style:family="paragraph" style:parent-style-name="Code">
      <style:text-properties officeooo:paragraph-rsid="009ccfa3"/>
    </style:style>
    <style:style style:name="P103" style:family="paragraph" style:parent-style-name="Code">
      <style:text-properties officeooo:paragraph-rsid="009e7218"/>
    </style:style>
    <style:style style:name="P104" style:family="paragraph" style:parent-style-name="Code">
      <style:text-properties officeooo:paragraph-rsid="00a2b6e7"/>
    </style:style>
    <style:style style:name="P105" style:family="paragraph" style:parent-style-name="Code">
      <style:text-properties officeooo:paragraph-rsid="00a4b48f"/>
    </style:style>
    <style:style style:name="P106" style:family="paragraph" style:parent-style-name="Heading_20_5">
      <style:text-properties officeooo:paragraph-rsid="009661b6"/>
    </style:style>
    <style:style style:name="P107" style:family="paragraph" style:parent-style-name="Heading_20_3">
      <style:text-properties officeooo:paragraph-rsid="00846269"/>
    </style:style>
    <style:style style:name="P108" style:family="paragraph" style:parent-style-name="Heading_20_3">
      <style:text-properties officeooo:paragraph-rsid="009a6abb"/>
    </style:style>
    <style:style style:name="P109" style:family="paragraph" style:parent-style-name="Standard" style:list-style-name="L2">
      <style:paragraph-properties fo:text-align="justify" style:justify-single-word="false"/>
      <style:text-properties fo:font-size="12pt" style:font-size-asian="12pt" style:font-size-complex="12pt"/>
    </style:style>
    <style:style style:name="P110" style:family="paragraph" style:parent-style-name="Heading_20_4">
      <style:text-properties officeooo:paragraph-rsid="00927b6c"/>
    </style:style>
    <style:style style:name="P111" style:family="paragraph" style:parent-style-name="Heading_20_4">
      <style:text-properties officeooo:paragraph-rsid="0093f6b9"/>
    </style:style>
    <style:style style:name="P112" style:family="paragraph" style:parent-style-name="Heading_20_4">
      <style:text-properties officeooo:paragraph-rsid="009767a1"/>
    </style:style>
    <style:style style:name="P113" style:family="paragraph" style:parent-style-name="Heading_20_4">
      <style:text-properties officeooo:paragraph-rsid="00a2b6e7"/>
    </style:style>
    <style:style style:name="P114" style:family="paragraph" style:parent-style-name="Heading_20_4">
      <style:text-properties officeooo:paragraph-rsid="00a4b48f"/>
    </style:style>
    <style:style style:name="P115" style:family="paragraph" style:parent-style-name="Table_20_Contents">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style:text-underline-style="solid" style:text-underline-width="auto" style:text-underline-color="font-color" officeooo:rsid="00915ce6"/>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officeooo:rsid="000f9325" style:font-style-asian="italic" style:font-style-complex="italic"/>
    </style:style>
    <style:style style:name="T6" style:family="text">
      <style:text-properties fo:language="en" fo:country="US" fo:font-style="italic" officeooo:rsid="001ae7c2" style:font-style-asian="italic" style:font-style-complex="italic"/>
    </style:style>
    <style:style style:name="T7" style:family="text">
      <style:text-properties fo:language="en" fo:country="US" fo:font-style="italic" officeooo:rsid="003d44ff" style:font-style-asian="italic" style:font-style-complex="italic"/>
    </style:style>
    <style:style style:name="T8" style:family="text">
      <style:text-properties fo:language="en" fo:country="US" fo:font-style="italic" officeooo:rsid="003ffe3a" style:font-style-asian="italic" style:font-style-complex="italic"/>
    </style:style>
    <style:style style:name="T9" style:family="text">
      <style:text-properties fo:language="en" fo:country="US" fo:font-style="italic" officeooo:rsid="004186b8" style:font-style-asian="italic" style:font-style-complex="italic"/>
    </style:style>
    <style:style style:name="T10" style:family="text">
      <style:text-properties fo:language="en" fo:country="US" fo:font-style="italic" officeooo:rsid="00424d03" style:font-style-asian="italic" style:font-style-complex="italic"/>
    </style:style>
    <style:style style:name="T11" style:family="text">
      <style:text-properties fo:language="en" fo:country="US" fo:font-style="italic" officeooo:rsid="0046ec90" style:font-style-asian="italic" style:font-style-complex="italic"/>
    </style:style>
    <style:style style:name="T12" style:family="text">
      <style:text-properties fo:language="en" fo:country="US" fo:font-style="italic" officeooo:rsid="004b0123" style:font-style-asian="italic" style:font-style-complex="italic"/>
    </style:style>
    <style:style style:name="T13" style:family="text">
      <style:text-properties fo:language="en" fo:country="US" fo:font-style="italic" officeooo:rsid="004b9cfc" style:font-style-asian="italic" style:font-style-complex="italic"/>
    </style:style>
    <style:style style:name="T14" style:family="text">
      <style:text-properties fo:language="en" fo:country="US" fo:font-style="italic" officeooo:rsid="004e0243" style:font-style-asian="italic" style:font-style-complex="italic"/>
    </style:style>
    <style:style style:name="T15" style:family="text">
      <style:text-properties fo:language="en" fo:country="US" fo:font-style="italic" officeooo:rsid="005132af" style:font-style-asian="italic" style:font-style-complex="italic"/>
    </style:style>
    <style:style style:name="T16" style:family="text">
      <style:text-properties fo:language="en" fo:country="US" fo:font-style="italic" officeooo:rsid="00513632" style:font-style-asian="italic" style:font-style-complex="italic"/>
    </style:style>
    <style:style style:name="T17" style:family="text">
      <style:text-properties fo:language="en" fo:country="US" fo:font-style="italic" officeooo:rsid="00560a9d" style:font-style-asian="italic" style:font-style-complex="italic"/>
    </style:style>
    <style:style style:name="T18" style:family="text">
      <style:text-properties fo:language="en" fo:country="US" fo:font-style="italic" officeooo:rsid="0075ad55" style:font-style-asian="italic" style:font-style-complex="italic"/>
    </style:style>
    <style:style style:name="T19" style:family="text">
      <style:text-properties fo:language="en" fo:country="US" fo:font-style="italic" officeooo:rsid="00762c64" style:font-style-asian="italic" style:font-style-complex="italic"/>
    </style:style>
    <style:style style:name="T20" style:family="text">
      <style:text-properties fo:language="en" fo:country="US" fo:font-style="italic" officeooo:rsid="00846269" style:font-style-asian="italic" style:font-style-complex="italic"/>
    </style:style>
    <style:style style:name="T21" style:family="text">
      <style:text-properties fo:language="en" fo:country="US" fo:font-style="italic" officeooo:rsid="00865431" style:font-style-asian="italic" style:font-style-complex="italic"/>
    </style:style>
    <style:style style:name="T22" style:family="text">
      <style:text-properties fo:language="en" fo:country="US" fo:font-style="italic" officeooo:rsid="008ee4e0" style:font-style-asian="italic" style:font-style-complex="italic"/>
    </style:style>
    <style:style style:name="T23" style:family="text">
      <style:text-properties fo:language="en" fo:country="US" fo:font-style="italic" officeooo:rsid="0098c77c" style:font-style-asian="italic" style:font-style-complex="italic"/>
    </style:style>
    <style:style style:name="T24" style:family="text">
      <style:text-properties fo:language="en" fo:country="US" fo:font-style="italic" officeooo:rsid="009a6abb" style:font-style-asian="italic" style:font-style-complex="italic"/>
    </style:style>
    <style:style style:name="T25" style:family="text">
      <style:text-properties fo:language="en" fo:country="US" fo:font-style="italic" officeooo:rsid="00a039ef" style:font-style-asian="italic" style:font-style-complex="italic"/>
    </style:style>
    <style:style style:name="T26" style:family="text">
      <style:text-properties fo:language="en" fo:country="US" fo:font-style="italic" style:text-underline-style="none" officeooo:rsid="00a039ef" style:font-style-asian="italic" style:font-style-complex="italic"/>
    </style:style>
    <style:style style:name="T27" style:family="text">
      <style:text-properties fo:language="en" fo:country="US" officeooo:rsid="000d143c"/>
    </style:style>
    <style:style style:name="T28" style:family="text">
      <style:text-properties fo:language="en" fo:country="US" fo:font-style="normal" officeooo:rsid="000f9325" style:font-style-asian="normal" style:font-style-complex="normal"/>
    </style:style>
    <style:style style:name="T29" style:family="text">
      <style:text-properties fo:language="en" fo:country="US" fo:font-style="normal" officeooo:rsid="0010405d" style:font-style-asian="normal" style:font-style-complex="normal"/>
    </style:style>
    <style:style style:name="T30" style:family="text">
      <style:text-properties fo:language="en" fo:country="US" fo:font-style="normal" officeooo:rsid="0022240f" style:font-style-asian="normal" style:font-style-complex="normal"/>
    </style:style>
    <style:style style:name="T31" style:family="text">
      <style:text-properties fo:language="en" fo:country="US" fo:font-style="normal" officeooo:rsid="004186b8" style:font-style-asian="normal" style:font-style-complex="normal"/>
    </style:style>
    <style:style style:name="T32" style:family="text">
      <style:text-properties fo:language="en" fo:country="US" fo:font-style="normal" officeooo:rsid="00424d03" style:font-style-asian="normal" style:font-style-complex="normal"/>
    </style:style>
    <style:style style:name="T33" style:family="text">
      <style:text-properties fo:language="en" fo:country="US" fo:font-style="normal" officeooo:rsid="00437c3f" style:font-style-asian="normal" style:font-style-complex="normal"/>
    </style:style>
    <style:style style:name="T34" style:family="text">
      <style:text-properties fo:language="en" fo:country="US" fo:font-style="normal" officeooo:rsid="00457626" style:font-style-asian="normal" style:font-style-complex="normal"/>
    </style:style>
    <style:style style:name="T35" style:family="text">
      <style:text-properties fo:language="en" fo:country="US" fo:font-style="normal" officeooo:rsid="0046ec90" style:font-style-asian="normal" style:font-style-complex="normal"/>
    </style:style>
    <style:style style:name="T36" style:family="text">
      <style:text-properties fo:language="en" fo:country="US" fo:font-style="normal" officeooo:rsid="004a62af" style:font-style-asian="normal" style:font-style-complex="normal"/>
    </style:style>
    <style:style style:name="T37" style:family="text">
      <style:text-properties fo:language="en" fo:country="US" fo:font-style="normal" officeooo:rsid="004b0123" style:font-style-asian="normal" style:font-style-complex="normal"/>
    </style:style>
    <style:style style:name="T38" style:family="text">
      <style:text-properties fo:language="en" fo:country="US" fo:font-style="normal" officeooo:rsid="00513632" style:font-style-asian="normal" style:font-style-complex="normal"/>
    </style:style>
    <style:style style:name="T39" style:family="text">
      <style:text-properties fo:language="en" fo:country="US" fo:font-style="normal" officeooo:rsid="0054f0d3" style:font-style-asian="normal" style:font-style-complex="normal"/>
    </style:style>
    <style:style style:name="T40" style:family="text">
      <style:text-properties fo:language="en" fo:country="US" fo:font-style="normal" officeooo:rsid="00560a9d" style:font-style-asian="normal" style:font-style-complex="normal"/>
    </style:style>
    <style:style style:name="T41" style:family="text">
      <style:text-properties fo:language="en" fo:country="US" fo:font-style="normal" officeooo:rsid="0074994a" style:font-style-asian="normal" style:font-style-complex="normal"/>
    </style:style>
    <style:style style:name="T42" style:family="text">
      <style:text-properties fo:language="en" fo:country="US" fo:font-style="normal" officeooo:rsid="0075ad55" style:font-style-asian="normal" style:font-style-complex="normal"/>
    </style:style>
    <style:style style:name="T43" style:family="text">
      <style:text-properties fo:language="en" fo:country="US" fo:font-style="normal" officeooo:rsid="00762c64" style:font-style-asian="normal" style:font-style-complex="normal"/>
    </style:style>
    <style:style style:name="T44" style:family="text">
      <style:text-properties fo:language="en" fo:country="US" fo:font-style="normal" officeooo:rsid="007730ca" style:font-style-asian="normal" style:font-style-complex="normal"/>
    </style:style>
    <style:style style:name="T45" style:family="text">
      <style:text-properties fo:language="en" fo:country="US" fo:font-style="normal" officeooo:rsid="007739f3" style:font-style-asian="normal" style:font-style-complex="normal"/>
    </style:style>
    <style:style style:name="T46" style:family="text">
      <style:text-properties fo:language="en" fo:country="US" fo:font-style="normal" officeooo:rsid="00846269" style:font-style-asian="normal" style:font-style-complex="normal"/>
    </style:style>
    <style:style style:name="T47" style:family="text">
      <style:text-properties fo:language="en" fo:country="US" fo:font-style="normal" officeooo:rsid="00865431" style:font-style-asian="normal" style:font-style-complex="normal"/>
    </style:style>
    <style:style style:name="T48" style:family="text">
      <style:text-properties fo:language="en" fo:country="US" fo:font-style="normal" officeooo:rsid="009e7218" style:font-style-asian="normal" style:font-style-complex="normal"/>
    </style:style>
    <style:style style:name="T49" style:family="text">
      <style:text-properties fo:language="en" fo:country="US" fo:font-style="normal" style:text-underline-style="solid" style:text-underline-width="auto" style:text-underline-color="font-color" officeooo:rsid="000f9325" style:font-style-asian="normal" style:font-style-complex="normal"/>
    </style:style>
    <style:style style:name="T50" style:family="text">
      <style:text-properties fo:language="en" fo:country="US" fo:font-style="normal" style:text-underline-style="solid" style:text-underline-width="auto" style:text-underline-color="font-color" officeooo:rsid="00762c64" style:font-style-asian="normal" style:font-style-complex="normal"/>
    </style:style>
    <style:style style:name="T51" style:family="text">
      <style:text-properties fo:language="en" fo:country="US" fo:font-style="normal" style:text-underline-style="none" officeooo:rsid="00846269" style:font-style-asian="normal" style:font-style-complex="normal"/>
    </style:style>
    <style:style style:name="T52" style:family="text">
      <style:text-properties fo:language="en" fo:country="US" fo:font-style="normal" style:text-underline-style="none" officeooo:rsid="00865431" style:font-style-asian="normal" style:font-style-complex="normal"/>
    </style:style>
    <style:style style:name="T53" style:family="text">
      <style:text-properties fo:language="en" fo:country="US" fo:font-style="normal" style:text-underline-style="none" officeooo:rsid="0088d868" style:font-style-asian="normal" style:font-style-complex="normal"/>
    </style:style>
    <style:style style:name="T54" style:family="text">
      <style:text-properties fo:language="en" fo:country="US" fo:font-style="normal" style:text-underline-style="none" officeooo:rsid="009e7218" style:font-style-asian="normal" style:font-style-complex="normal"/>
    </style:style>
    <style:style style:name="T55" style:family="text">
      <style:text-properties fo:language="en" fo:country="US" officeooo:rsid="001ae7c2"/>
    </style:style>
    <style:style style:name="T56" style:family="text">
      <style:text-properties fo:language="en" fo:country="US" officeooo:rsid="007c3766"/>
    </style:style>
    <style:style style:name="T57" style:family="text">
      <style:text-properties fo:language="en" fo:country="US" officeooo:rsid="00846269"/>
    </style:style>
    <style:style style:name="T58" style:family="text">
      <style:text-properties fo:language="en" fo:country="US" officeooo:rsid="00865431"/>
    </style:style>
    <style:style style:name="T59" style:family="text">
      <style:text-properties fo:language="en" fo:country="US" officeooo:rsid="00870c18"/>
    </style:style>
    <style:style style:name="T60" style:family="text">
      <style:text-properties fo:language="en" fo:country="US" officeooo:rsid="00882444"/>
    </style:style>
    <style:style style:name="T61" style:family="text">
      <style:text-properties fo:language="en" fo:country="US" officeooo:rsid="0088d868"/>
    </style:style>
    <style:style style:name="T62" style:family="text">
      <style:text-properties fo:language="en" fo:country="US" officeooo:rsid="008a789f"/>
    </style:style>
    <style:style style:name="T63" style:family="text">
      <style:text-properties fo:language="en" fo:country="US" officeooo:rsid="008bb4ce"/>
    </style:style>
    <style:style style:name="T64" style:family="text">
      <style:text-properties fo:language="en" fo:country="US" officeooo:rsid="008cfe4c"/>
    </style:style>
    <style:style style:name="T65" style:family="text">
      <style:text-properties fo:language="en" fo:country="US" officeooo:rsid="008ee4e0"/>
    </style:style>
    <style:style style:name="T66" style:family="text">
      <style:text-properties fo:language="en" fo:country="US" officeooo:rsid="008ff8cf"/>
    </style:style>
    <style:style style:name="T67" style:family="text">
      <style:text-properties fo:language="en" fo:country="US" officeooo:rsid="00915ce6"/>
    </style:style>
    <style:style style:name="T68" style:family="text">
      <style:text-properties fo:language="en" fo:country="US" officeooo:rsid="00927b6c"/>
    </style:style>
    <style:style style:name="T69" style:family="text">
      <style:text-properties fo:language="en" fo:country="US" officeooo:rsid="0093f6b9"/>
    </style:style>
    <style:style style:name="T70" style:family="text">
      <style:text-properties fo:language="en" fo:country="US" fo:font-weight="bold" officeooo:rsid="008ff8cf" style:font-weight-asian="bold" style:font-weight-complex="bold"/>
    </style:style>
    <style:style style:name="T71" style:family="text">
      <style:text-properties fo:language="en" fo:country="US" fo:font-weight="bold" officeooo:rsid="0093f6b9" style:font-weight-asian="bold" style:font-weight-complex="bold"/>
    </style:style>
    <style:style style:name="T72" style:family="text">
      <style:text-properties fo:language="en" fo:country="US" fo:font-weight="normal" officeooo:rsid="0093f6b9" style:font-weight-asian="normal" style:font-weight-complex="normal"/>
    </style:style>
    <style:style style:name="T73" style:family="text">
      <style:text-properties fo:language="en" fo:country="US" fo:font-weight="normal" officeooo:rsid="00960a1f" style:font-weight-asian="normal" style:font-weight-complex="normal"/>
    </style:style>
    <style:style style:name="T74" style:family="text">
      <style:text-properties fo:language="en" fo:country="US" officeooo:rsid="009525d1"/>
    </style:style>
    <style:style style:name="T75" style:family="text">
      <style:text-properties fo:language="en" fo:country="US" officeooo:rsid="00960a1f"/>
    </style:style>
    <style:style style:name="T76" style:family="text">
      <style:text-properties fo:language="en" fo:country="US" officeooo:rsid="009661b6"/>
    </style:style>
    <style:style style:name="T77" style:family="text">
      <style:text-properties fo:language="en" fo:country="US" officeooo:rsid="009767a1"/>
    </style:style>
    <style:style style:name="T78" style:family="text">
      <style:text-properties fo:language="en" fo:country="US" officeooo:rsid="0098b559"/>
    </style:style>
    <style:style style:name="T79" style:family="text">
      <style:text-properties fo:language="en" fo:country="US" officeooo:rsid="009a6abb"/>
    </style:style>
    <style:style style:name="T80" style:family="text">
      <style:text-properties fo:language="en" fo:country="US" officeooo:rsid="009ccfa3"/>
    </style:style>
    <style:style style:name="T81" style:family="text">
      <style:text-properties fo:language="en" fo:country="US" officeooo:rsid="009e7218"/>
    </style:style>
    <style:style style:name="T82" style:family="text">
      <style:text-properties fo:language="en" fo:country="US" officeooo:rsid="00a039ef"/>
    </style:style>
    <style:style style:name="T83" style:family="text">
      <style:text-properties fo:language="en" fo:country="US" officeooo:rsid="00a0de53"/>
    </style:style>
    <style:style style:name="T84" style:family="text">
      <style:text-properties fo:language="en" fo:country="US" officeooo:rsid="00a2b6e7"/>
    </style:style>
    <style:style style:name="T85" style:family="text">
      <style:text-properties fo:language="en" fo:country="US" officeooo:rsid="00a2c2d8"/>
    </style:style>
    <style:style style:name="T86" style:family="text">
      <style:text-properties fo:language="en" fo:country="US" officeooo:rsid="00a4b48f"/>
    </style:style>
    <style:style style:name="T87" style:family="text">
      <style:text-properties fo:language="en" fo:country="US" officeooo:rsid="00a5d4d8"/>
    </style:style>
    <style:style style:name="T88" style:family="text">
      <style:text-properties fo:color="#000000" style:font-name="Arial" fo:language="en" fo:country="US" fo:background-color="#ffffff" style:font-name-complex="Arial"/>
    </style:style>
    <style:style style:name="T89" style:family="text">
      <style:text-properties fo:color="#000000" fo:language="en" fo:country="US" fo:font-style="normal" style:text-underline-style="none" fo:font-weight="normal" officeooo:rsid="0081c20b" style:font-style-asian="normal" style:font-weight-asian="normal" style:font-style-complex="normal" style:font-weight-complex="normal"/>
    </style:style>
    <style:style style:name="T90" style:family="text">
      <style:text-properties fo:color="#000000" fo:language="en" fo:country="US" fo:font-style="normal" style:text-underline-style="none" fo:font-weight="normal" officeooo:rsid="0088d868" style:font-style-asian="normal" style:font-weight-asian="normal" style:font-style-complex="normal" style:font-weight-complex="normal"/>
    </style:style>
    <style:style style:name="T91" style:family="text">
      <style:text-properties fo:color="#000000" fo:language="en" fo:country="US" fo:font-style="normal" style:text-underline-style="none" fo:font-weight="normal" officeooo:rsid="008a26bd" style:font-style-asian="normal" style:font-weight-asian="normal" style:font-style-complex="normal" style:font-weight-complex="normal"/>
    </style:style>
    <style:style style:name="T92" style:family="text">
      <style:text-properties fo:color="#000000" fo:language="en" fo:country="US" fo:font-style="normal" style:text-underline-style="none" fo:font-weight="normal" officeooo:rsid="008cfe4c" style:font-style-asian="normal" style:font-weight-asian="normal" style:font-style-complex="normal" style:font-weight-complex="normal"/>
    </style:style>
    <style:style style:name="T93" style:family="text">
      <style:text-properties fo:color="#000000" fo:language="en" fo:country="US" fo:font-style="normal" style:text-underline-style="none" fo:font-weight="normal" officeooo:rsid="008ee4e0" style:font-style-asian="normal" style:font-weight-asian="normal" style:font-style-complex="normal" style:font-weight-complex="normal"/>
    </style:style>
    <style:style style:name="T94" style:family="text">
      <style:text-properties fo:color="#000000" fo:language="en" fo:country="US" fo:font-style="normal" style:text-underline-style="none" fo:font-weight="normal" officeooo:rsid="00a2b6e7" style:font-style-asian="normal" style:font-weight-asian="normal" style:font-style-complex="normal" style:font-weight-complex="normal"/>
    </style:style>
    <style:style style:name="T95" style:family="text">
      <style:text-properties fo:color="#000000" fo:language="en" fo:country="US" fo:font-style="normal" style:text-underline-style="none" fo:font-weight="normal" officeooo:rsid="00a2c2d8" style:font-style-asian="normal" style:font-weight-asian="normal" style:font-style-complex="normal" style:font-weight-complex="normal"/>
    </style:style>
    <style:style style:name="T96" style:family="text">
      <style:text-properties fo:color="#000000" fo:language="en" fo:country="US" fo:font-style="normal" style:text-underline-style="none" fo:font-weight="normal" officeooo:rsid="00a4b48f" style:font-style-asian="normal" style:font-weight-asian="normal" style:font-style-complex="normal" style:font-weight-complex="normal"/>
    </style:style>
    <style:style style:name="T97" style:family="text">
      <style:text-properties fo:color="#000000" fo:language="en" fo:country="US" fo:font-style="normal" style:text-underline-style="none" officeooo:rsid="00a4b48f" style:font-style-asian="normal" style:font-style-complex="normal"/>
    </style:style>
    <style:style style:name="T98" style:family="text">
      <style:text-properties fo:color="#000000" fo:language="en" fo:country="US" fo:font-style="normal" style:text-underline-style="none" officeooo:rsid="008cfe4c" style:font-style-asian="normal" style:font-style-complex="normal"/>
    </style:style>
    <style:style style:name="T99" style:family="text">
      <style:text-properties fo:color="#000000" fo:language="en" fo:country="US" fo:font-style="normal" style:text-underline-style="none" fo:font-weight="bold" officeooo:rsid="00a4b48f" style:font-style-asian="normal" style:font-weight-asian="bold" style:font-style-complex="normal" style:font-weight-complex="bold"/>
    </style:style>
    <style:style style:name="T100" style:family="text">
      <style:text-properties fo:color="#000000" fo:language="en" fo:country="US" fo:font-style="normal" style:text-underline-style="none" fo:font-weight="bold" officeooo:rsid="008cfe4c" style:font-style-asian="normal" style:font-weight-asian="bold" style:font-style-complex="normal" style:font-weight-complex="bold"/>
    </style:style>
    <style:style style:name="T101" style:family="text">
      <style:text-properties fo:color="#000000" fo:language="en" fo:country="US" fo:font-style="normal" style:text-underline-style="none" fo:font-weight="bold" officeooo:rsid="00a6da02" style:font-style-asian="normal" style:font-weight-asian="bold" style:font-style-complex="normal" style:font-weight-complex="bold"/>
    </style:style>
    <style:style style:name="T102" style:family="text">
      <style:text-properties fo:color="#000000" fo:language="en" fo:country="US" fo:font-style="italic" style:text-underline-style="none" fo:font-weight="normal" officeooo:rsid="00865431" style:font-style-asian="italic" style:font-weight-asian="normal" style:font-style-complex="italic" style:font-weight-complex="normal"/>
    </style:style>
    <style:style style:name="T103" style:family="text">
      <style:text-properties fo:color="#000000" fo:language="en" fo:country="US" fo:font-style="italic" style:text-underline-style="none" fo:font-weight="normal" officeooo:rsid="0099d728" style:font-style-asian="italic" style:font-weight-asian="normal" style:font-style-complex="italic" style:font-weight-complex="normal"/>
    </style:style>
    <style:style style:name="T104" style:family="text">
      <style:text-properties fo:color="#000000" fo:language="en" fo:country="US" fo:font-style="italic" style:text-underline-style="none" fo:font-weight="normal" officeooo:rsid="009a6abb" style:font-style-asian="italic" style:font-weight-asian="normal" style:font-style-complex="italic" style:font-weight-complex="normal"/>
    </style:style>
    <style:style style:name="T105" style:family="text">
      <style:text-properties fo:color="#000000" fo:language="en" fo:country="US" fo:font-style="italic" style:text-underline-style="none" fo:font-weight="normal" officeooo:rsid="009e7218" style:font-style-asian="italic" style:font-weight-asian="normal" style:font-style-complex="italic" style:font-weight-complex="normal"/>
    </style:style>
    <style:style style:name="T106" style:family="text">
      <style:text-properties fo:font-size="16pt" fo:language="en" fo:country="US" style:font-size-asian="16pt"/>
    </style:style>
    <style:style style:name="T107" style:family="text">
      <style:text-properties officeooo:rsid="000f061e"/>
    </style:style>
    <style:style style:name="T108" style:family="text">
      <style:text-properties officeooo:rsid="000f9325"/>
    </style:style>
    <style:style style:name="T109" style:family="text">
      <style:text-properties fo:font-style="normal" officeooo:rsid="00204980" style:font-style-asian="normal" style:font-style-complex="normal"/>
    </style:style>
    <style:style style:name="T110" style:family="text">
      <style:text-properties fo:font-style="normal" officeooo:rsid="0077ef51" style:font-style-asian="normal" style:font-style-complex="normal"/>
    </style:style>
    <style:style style:name="T111" style:family="text">
      <style:text-properties fo:font-style="normal" officeooo:rsid="0079170e" style:font-style-asian="normal" style:font-style-complex="normal"/>
    </style:style>
    <style:style style:name="T112" style:family="text">
      <style:text-properties officeooo:rsid="001e89e1"/>
    </style:style>
    <style:style style:name="T113" style:family="text">
      <style:text-properties fo:font-style="italic" style:font-style-asian="italic" style:font-style-complex="italic"/>
    </style:style>
    <style:style style:name="T114" style:family="text">
      <style:text-properties fo:font-style="italic" officeooo:rsid="00513632" style:font-style-asian="italic" style:font-style-complex="italic"/>
    </style:style>
    <style:style style:name="T115" style:family="text">
      <style:text-properties fo:font-style="italic" officeooo:rsid="00762c64" style:font-style-asian="italic" style:font-style-complex="italic"/>
    </style:style>
    <style:style style:name="T116" style:family="text">
      <style:text-properties fo:font-style="italic" officeooo:rsid="004186b8" style:font-style-asian="italic" style:font-style-complex="italic"/>
    </style:style>
    <style:style style:name="T117" style:family="text">
      <style:text-properties fo:font-style="italic" officeooo:rsid="00424d03" style:font-style-asian="italic" style:font-style-complex="italic"/>
    </style:style>
    <style:style style:name="T118" style:family="text">
      <style:text-properties officeooo:rsid="00245c4d"/>
    </style:style>
    <style:style style:name="T119" style:family="text">
      <style:text-properties fo:font-size="10pt" fo:language="en" fo:country="US" officeooo:rsid="0027b44f" style:font-size-asian="10pt" style:font-size-complex="10pt"/>
    </style:style>
    <style:style style:name="T120" style:family="text">
      <style:text-properties fo:font-size="10pt" fo:language="en" fo:country="US" officeooo:rsid="00283fb6" style:font-size-asian="10pt" style:font-size-complex="10pt"/>
    </style:style>
    <style:style style:name="T121" style:family="text">
      <style:text-properties fo:font-size="10pt" fo:language="en" fo:country="US" officeooo:rsid="0029fa82" style:font-size-asian="10pt" style:font-size-complex="10pt"/>
    </style:style>
    <style:style style:name="T122" style:family="text">
      <style:text-properties fo:font-size="10pt" fo:language="en" fo:country="US" officeooo:rsid="002a8a2a" style:font-size-asian="10pt" style:font-size-complex="10pt"/>
    </style:style>
    <style:style style:name="T123" style:family="text">
      <style:text-properties fo:font-size="10pt" fo:language="en" fo:country="US" officeooo:rsid="0032fc2f" style:font-size-asian="10pt" style:font-size-complex="10pt"/>
    </style:style>
    <style:style style:name="T124" style:family="text">
      <style:text-properties fo:font-size="10pt" fo:language="en" fo:country="US" officeooo:rsid="0035e857" style:font-size-asian="10pt" style:font-size-complex="10pt"/>
    </style:style>
    <style:style style:name="T125" style:family="text">
      <style:text-properties fo:font-size="10pt" fo:language="en" fo:country="US" officeooo:rsid="00375647" style:font-size-asian="10pt" style:font-size-complex="10pt"/>
    </style:style>
    <style:style style:name="T126" style:family="text">
      <style:text-properties fo:font-size="10pt" fo:language="en" fo:country="US" officeooo:rsid="0037fcc5" style:font-size-asian="10pt" style:font-size-complex="10pt"/>
    </style:style>
    <style:style style:name="T127" style:family="text">
      <style:text-properties fo:font-size="10pt" fo:language="en" fo:country="US" officeooo:rsid="0037fe39" style:font-size-asian="10pt" style:font-size-complex="10pt"/>
    </style:style>
    <style:style style:name="T128" style:family="text">
      <style:text-properties fo:font-size="10pt" fo:language="en" fo:country="US" officeooo:rsid="00396cc3" style:font-size-asian="10pt" style:font-size-complex="10pt"/>
    </style:style>
    <style:style style:name="T129" style:family="text">
      <style:text-properties fo:font-size="10pt" fo:language="en" fo:country="US" officeooo:rsid="003b6ba4" style:font-size-asian="10pt" style:font-size-complex="10pt"/>
    </style:style>
    <style:style style:name="T130" style:family="text">
      <style:text-properties fo:font-size="10pt" fo:language="en" fo:country="US" officeooo:rsid="003d104c" style:font-size-asian="10pt" style:font-size-complex="10pt"/>
    </style:style>
    <style:style style:name="T131" style:family="text">
      <style:text-properties fo:font-size="10pt" fo:language="en" fo:country="US" officeooo:rsid="003d3a88" style:font-size-asian="10pt" style:font-size-complex="10pt"/>
    </style:style>
    <style:style style:name="T132" style:family="text">
      <style:text-properties fo:font-size="10pt" fo:language="en" fo:country="US" officeooo:rsid="003d44ff" style:font-size-asian="10pt" style:font-size-complex="10pt"/>
    </style:style>
    <style:style style:name="T133" style:family="text">
      <style:text-properties fo:font-size="10pt" fo:language="en" fo:country="US" officeooo:rsid="003ed20b" style:font-size-asian="10pt" style:font-size-complex="10pt"/>
    </style:style>
    <style:style style:name="T134" style:family="text">
      <style:text-properties fo:font-size="10pt" fo:language="en" fo:country="US" officeooo:rsid="003f2319" style:font-size-asian="10pt" style:font-size-complex="10pt"/>
    </style:style>
    <style:style style:name="T135" style:family="text">
      <style:text-properties fo:font-size="10pt" fo:language="en" fo:country="US" officeooo:rsid="00437c3f" style:font-size-asian="10pt" style:font-size-complex="10pt"/>
    </style:style>
    <style:style style:name="T136" style:family="text">
      <style:text-properties fo:font-size="10pt" fo:language="en" fo:country="US" officeooo:rsid="00486b6f" style:font-size-asian="10pt" style:font-size-complex="10pt"/>
    </style:style>
    <style:style style:name="T137" style:family="text">
      <style:text-properties fo:font-size="10pt" fo:language="en" fo:country="US" officeooo:rsid="0058f27d" style:font-size-asian="10pt" style:font-size-complex="10pt"/>
    </style:style>
    <style:style style:name="T138" style:family="text">
      <style:text-properties fo:font-size="10pt" fo:language="en" fo:country="US" officeooo:rsid="005971e6" style:font-size-asian="10pt" style:font-size-complex="10pt"/>
    </style:style>
    <style:style style:name="T139" style:family="text">
      <style:text-properties fo:font-size="10pt" fo:language="en" fo:country="US" officeooo:rsid="005d56b3" style:font-size-asian="10pt" style:font-size-complex="10pt"/>
    </style:style>
    <style:style style:name="T140" style:family="text">
      <style:text-properties fo:font-size="10pt" fo:language="en" fo:country="US" officeooo:rsid="0062c252" style:font-size-asian="10pt" style:font-size-complex="10pt"/>
    </style:style>
    <style:style style:name="T141" style:family="text">
      <style:text-properties fo:font-size="10pt" fo:language="en" fo:country="US" officeooo:rsid="00649b4d" style:font-size-asian="10pt" style:font-size-complex="10pt"/>
    </style:style>
    <style:style style:name="T142" style:family="text">
      <style:text-properties fo:font-size="10pt" fo:language="en" fo:country="US" officeooo:rsid="0064f0eb" style:font-size-asian="10pt" style:font-size-complex="10pt"/>
    </style:style>
    <style:style style:name="T143" style:family="text">
      <style:text-properties fo:font-size="10pt" fo:language="en" fo:country="US" officeooo:rsid="0066ecaf" style:font-size-asian="10pt" style:font-size-complex="10pt"/>
    </style:style>
    <style:style style:name="T144" style:family="text">
      <style:text-properties fo:font-size="10pt" fo:language="en" fo:country="US" officeooo:rsid="0067e6f6" style:font-size-asian="10pt" style:font-size-complex="10pt"/>
    </style:style>
    <style:style style:name="T145" style:family="text">
      <style:text-properties fo:font-size="10pt" fo:language="en" fo:country="US" officeooo:rsid="006e40df" style:font-size-asian="10pt" style:font-size-complex="10pt"/>
    </style:style>
    <style:style style:name="T146" style:family="text">
      <style:text-properties fo:font-size="10pt" fo:language="en" fo:country="US" officeooo:rsid="006e53a5" style:font-size-asian="10pt" style:font-size-complex="10pt"/>
    </style:style>
    <style:style style:name="T147" style:family="text">
      <style:text-properties fo:font-size="10pt" fo:language="en" fo:country="US" officeooo:rsid="00709892" style:font-size-asian="10pt" style:font-size-complex="10pt"/>
    </style:style>
    <style:style style:name="T148" style:family="text">
      <style:text-properties fo:font-size="10pt" fo:language="en" fo:country="US" officeooo:rsid="0071b8d6" style:font-size-asian="10pt" style:font-size-complex="10pt"/>
    </style:style>
    <style:style style:name="T149" style:family="text">
      <style:text-properties fo:font-size="10pt" fo:language="en" fo:country="US" officeooo:rsid="00747926" style:font-size-asian="10pt" style:font-size-complex="10pt"/>
    </style:style>
    <style:style style:name="T150" style:family="text">
      <style:text-properties officeooo:rsid="002ccf31"/>
    </style:style>
    <style:style style:name="T151" style:family="text">
      <style:text-properties officeooo:rsid="002dfb55"/>
    </style:style>
    <style:style style:name="T152" style:family="text">
      <style:text-properties officeooo:rsid="00313461"/>
    </style:style>
    <style:style style:name="T153" style:family="text">
      <style:text-properties officeooo:rsid="003164c6"/>
    </style:style>
    <style:style style:name="T154" style:family="text">
      <style:text-properties officeooo:rsid="00400376"/>
    </style:style>
    <style:style style:name="T155" style:family="text">
      <style:text-properties officeooo:rsid="006a2cda"/>
    </style:style>
    <style:style style:name="T156" style:family="text">
      <style:text-properties officeooo:rsid="006b8ea6"/>
    </style:style>
    <style:style style:name="T157" style:family="text">
      <style:text-properties fo:font-weight="bold" style:font-weight-asian="bold" style:font-weight-complex="bold"/>
    </style:style>
    <style:style style:name="T158" style:family="text">
      <style:text-properties fo:color="#0084d1" fo:font-size="16pt" fo:language="en" fo:country="US" style:font-size-asian="16pt"/>
    </style:style>
    <style:style style:name="T159" style:family="text">
      <style:text-properties fo:font-size="12pt" fo:language="en" fo:country="US" fo:font-style="italic" officeooo:rsid="00457626" style:font-size-asian="12pt" style:font-style-asian="italic" style:font-size-complex="12pt" style:font-style-complex="italic"/>
    </style:style>
    <style:style style:name="T160" style:family="text">
      <style:text-properties fo:font-size="12pt" fo:language="en" fo:country="US" fo:font-style="italic" officeooo:rsid="004b9cfc" style:font-size-asian="12pt" style:font-style-asian="italic" style:font-size-complex="12pt" style:font-style-complex="italic"/>
    </style:style>
    <style:style style:name="T161" style:family="text">
      <style:text-properties fo:font-size="12pt" fo:language="en" fo:country="US" fo:font-style="italic" officeooo:rsid="007730ca" style:font-size-asian="12pt" style:font-style-asian="italic" style:font-size-complex="12pt" style:font-style-complex="italic"/>
    </style:style>
    <style:style style:name="T162" style:family="text">
      <style:text-properties fo:font-size="12pt" fo:language="en" fo:country="US" fo:font-style="italic" officeooo:rsid="0077dc43" style:font-size-asian="12pt" style:font-style-asian="italic" style:font-size-complex="12pt" style:font-style-complex="italic"/>
    </style:style>
    <style:style style:name="T163" style:family="text">
      <style:text-properties fo:font-size="12pt" fo:language="en" fo:country="US" fo:font-style="italic" officeooo:rsid="0077ef51" style:font-size-asian="12pt" style:font-style-asian="italic" style:font-size-complex="12pt" style:font-style-complex="italic"/>
    </style:style>
    <style:style style:name="T164" style:family="text">
      <style:text-properties fo:font-size="12pt" fo:font-style="italic" officeooo:rsid="004b9cfc" style:font-size-asian="12pt" style:font-style-asian="italic" style:font-size-complex="12pt" style:font-style-complex="italic"/>
    </style:style>
    <style:style style:name="T165" style:family="text">
      <style:text-properties fo:font-size="12pt" fo:font-style="italic" officeooo:rsid="0077dc43" style:font-size-asian="12pt" style:font-style-asian="italic" style:font-size-complex="12pt" style:font-style-complex="italic"/>
    </style:style>
    <style:style style:name="T166" style:family="text">
      <style:text-properties fo:font-size="12pt" fo:font-style="italic" officeooo:rsid="007730ca" style:font-size-asian="12pt" style:font-style-asian="italic" style:font-size-complex="12pt" style:font-style-complex="italic"/>
    </style:style>
    <style:style style:name="T167" style:family="text">
      <style:text-properties officeooo:rsid="007730ca"/>
    </style:style>
    <style:style style:name="T168" style:family="text">
      <style:text-properties fo:color="#004586" fo:language="en" fo:country="US" fo:font-style="normal" style:text-underline-style="solid" style:text-underline-width="auto" style:text-underline-color="font-color" fo:font-weight="bold" officeooo:rsid="0075ad55" style:font-style-asian="normal" style:font-weight-asian="bold" style:font-style-complex="normal" style:font-weight-complex="bold"/>
    </style:style>
    <style:style style:name="T169" style:family="text">
      <style:text-properties fo:color="#004586" fo:language="en" fo:country="US" fo:font-style="normal" style:text-underline-style="solid" style:text-underline-width="auto" style:text-underline-color="font-color" fo:font-weight="bold" officeooo:rsid="0081c20b" style:font-style-asian="normal" style:font-weight-asian="bold" style:font-style-complex="normal" style:font-weight-complex="bold"/>
    </style:style>
    <style:style style:name="T170" style:family="text">
      <style:text-properties fo:color="#004586" fo:language="en" fo:country="US" fo:font-style="normal" style:text-underline-style="solid" style:text-underline-width="auto" style:text-underline-color="font-color" fo:font-weight="bold" officeooo:rsid="00865431" style:font-style-asian="normal" style:font-weight-asian="bold" style:font-style-complex="normal" style:font-weight-complex="bold"/>
    </style:style>
    <style:style style:name="T171" style:family="text">
      <style:text-properties fo:color="#004586" fo:language="en" fo:country="US" fo:font-style="normal" style:text-underline-style="solid" style:text-underline-width="auto" style:text-underline-color="font-color" fo:font-weight="bold" officeooo:rsid="009661b6" style:font-style-asian="normal" style:font-weight-asian="bold" style:font-style-complex="normal" style:font-weight-complex="bold"/>
    </style:style>
    <style:style style:name="T172" style:family="text">
      <style:text-properties fo:color="#004586" fo:language="en" fo:country="US" fo:font-style="normal" style:text-underline-style="solid" style:text-underline-width="auto" style:text-underline-color="font-color" fo:font-weight="bold" officeooo:rsid="009a6abb" style:font-style-asian="normal" style:font-weight-asian="bold" style:font-style-complex="normal" style:font-weight-complex="bold"/>
    </style:style>
    <style:style style:name="T173" style:family="text">
      <style:text-properties fo:color="#004586" fo:language="en" fo:country="US" fo:font-style="normal" style:text-underline-style="solid" style:text-underline-width="auto" style:text-underline-color="font-color" fo:font-weight="bold" officeooo:rsid="00a0de53" style:font-style-asian="normal" style:font-weight-asian="bold" style:font-style-complex="normal" style:font-weight-complex="bold"/>
    </style:style>
    <style:style style:name="T174" style:family="text">
      <style:text-properties style:use-window-font-color="true" fo:language="en" fo:country="US" fo:font-style="normal" style:text-underline-style="none" fo:font-weight="normal" officeooo:rsid="007e74d8" style:font-style-asian="normal" style:font-weight-asian="normal" style:font-style-complex="normal" style:font-weight-complex="normal"/>
    </style:style>
    <style:style style:name="T175" style:family="text">
      <style:text-properties style:use-window-font-color="true" fo:language="en" fo:country="US" fo:font-style="normal" style:text-underline-style="none" fo:font-weight="normal" officeooo:rsid="007f3bbe" style:font-style-asian="normal" style:font-weight-asian="normal" style:font-style-complex="normal" style:font-weight-complex="normal"/>
    </style:style>
    <style:style style:name="T176" style:family="text">
      <style:text-properties style:use-window-font-color="true" fo:language="en" fo:country="US" fo:font-style="normal" style:text-underline-style="none" fo:font-weight="normal" officeooo:rsid="007ff65c" style:font-style-asian="normal" style:font-weight-asian="normal" style:font-style-complex="normal" style:font-weight-complex="normal"/>
    </style:style>
    <style:style style:name="T177" style:family="text">
      <style:text-properties style:use-window-font-color="true" fo:language="en" fo:country="US" fo:font-style="normal" style:text-underline-style="none" fo:font-weight="normal" officeooo:rsid="0081c20b" style:font-style-asian="normal" style:font-weight-asian="normal" style:font-style-complex="normal" style:font-weight-complex="normal"/>
    </style:style>
    <style:style style:name="T178" style:family="text">
      <style:text-properties style:use-window-font-color="true" fo:language="en" fo:country="US" fo:font-style="italic" style:text-underline-style="none" fo:font-weight="normal" officeooo:rsid="0081c20b" style:font-style-asian="italic" style:font-weight-asian="normal" style:font-style-complex="italic" style:font-weight-complex="normal"/>
    </style:style>
    <style:style style:name="T179" style:family="text">
      <style:text-properties style:use-window-font-color="true" style:font-name="Times New Roman1" fo:language="en" fo:country="US" fo:font-style="normal" style:text-underline-style="none" fo:font-weight="normal" officeooo:rsid="0081c20b" style:font-name-asian="Times New Roman1" style:font-style-asian="normal" style:font-weight-asian="normal" style:font-name-complex="Times New Roman1" style:font-style-complex="normal" style:font-weight-complex="normal"/>
    </style:style>
    <style:style style:name="T180" style:family="text">
      <style:text-properties style:use-window-font-color="true" style:font-name="Times New Roman1" fo:language="en" fo:country="US" fo:font-style="italic" style:text-underline-style="none" fo:font-weight="normal" officeooo:rsid="0081c20b" style:font-name-asian="Times New Roman1" style:font-style-asian="italic" style:font-weight-asian="normal" style:font-name-complex="Times New Roman1" style:font-style-complex="italic" style:font-weight-complex="normal"/>
    </style:style>
    <style:style style:name="T181" style:family="text">
      <style:text-properties style:use-window-font-color="true" style:font-name="Times New Roman" fo:language="en" fo:country="US" fo:font-style="normal" style:text-underline-style="none" fo:font-weight="normal" officeooo:rsid="0081c20b" style:font-name-asian="Times New Roman" style:font-style-asian="normal" style:font-weight-asian="normal" style:font-name-complex="Times New Roman" style:font-style-complex="normal" style:font-weight-complex="normal"/>
    </style:style>
    <style:style style:name="T182" style:family="text">
      <style:text-properties style:use-window-font-color="true" style:font-name="Times New Roman" fo:language="en" fo:country="US" fo:font-style="italic" style:text-underline-style="none" fo:font-weight="normal" officeooo:rsid="0081c20b" style:font-name-asian="Times New Roman" style:font-style-asian="italic" style:font-weight-asian="normal" style:font-name-complex="Times New Roman" style:font-style-complex="italic" style:font-weight-complex="normal"/>
    </style:style>
    <style:style style:name="T183" style:family="text">
      <style:text-properties officeooo:rsid="008ee4e0"/>
    </style:style>
    <style:style style:name="T184" style:family="text">
      <style:text-properties officeooo:rsid="0098b559"/>
    </style:style>
    <style:style style:name="T185" style:family="text">
      <style:text-properties officeooo:rsid="009a6abb"/>
    </style:style>
    <style:style style:name="T186" style:family="text">
      <style:text-properties officeooo:rsid="00a2b6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2">STUDENTS</text:p>
      <text:p text:style-name="P1"/>
      <text:p text:style-name="P15">DERRINGER ALINE</text:p>
      <text:p text:style-name="P15">INACIO DAVID</text:p>
      <text:p text:style-name="P14">GHNASSIA CLÉMENT</text:p>
      <text:p text:style-name="P1"/>
      <text:p text:style-name="P1"><text:span text:style-name="T157">WORK SUBJECT</text:span></text:p>
      <text:p text:style-name="Heading">HO: HANDOVER AND SELECTION/RESELECTION IN GSM/UMTS</text:p>
      <text:p text:style-name="P1"/>
      <text:p text:style-name="P1"><text:span text:style-name="T157">DOCUMENT VERSION</text:span> </text:p>
      <text:p text:style-name="Normal"><text:span text:style-name="long_5f_text1"><text:span text:style-name="T88"><text:s/></text:span></text:span></text:p>
      <text:p text:style-name="Normal"><text:span text:style-name="Police_20_par_20_défaut"><text:span text:style-name="T56">04/23/</text:span></text:span><text:span text:style-name="Police_20_par_20_défaut"><text:span text:style-name="T27">2014:</text:span></text:span><text:span text:style-name="Police_20_par_20_défaut"><text:span text:style-name="T1"><text:tab/></text:span></text:span><text:span text:style-name="Police_20_par_20_défaut"><text:span text:style-name="T56">First version of the document</text:span></text:span></text:p>
      <text:p text:style-name="P75"><text:span text:style-name="Police_20_par_20_défaut"><text:span text:style-name="T74">05/14/2014: <text:tab/>Second version of the document</text:span></text:span></text:p>
      <text:p text:style-name="P13"/>
      <text:p text:style-name="P12">TEACHER COMMENTS</text:p>
      <text:p text:style-name="P12"/>
      <text:p text:style-name="P1">Date: </text:p>
      <text:p text:style-name="P1">Comments:</text:p>
      <text:p text:style-name="P1"/>
      <text:p text:style-name="P1"/>
      <text:p text:style-name="P2">---------------------------------------</text:p>
      <text:p text:style-name="P1"/>
      <text:h text:style-name="Heading_20_1" text:outline-level="1">PURPOSE OF THE SYSTEM FUNCTION </text:h>
      <text:p text:style-name="P13"/>
      <text:p text:style-name="P5"><text:tab/>The handover and selection/reselection <text:span text:style-name="T107">functionalities </text:span>are needed to ensure mobility of users. Indeed, when a user move and change <text:span text:style-name="T108">location</text:span>, the network must be able to update the selected cell so the user does not lost the network and stay with a good connection. <text:s/>Handover and selection/reselection cover around the same needs but are used in different circumstances.</text:p>
      <text:p text:style-name="P5"/>
      <text:p text:style-name="P5"><text:tab/>Selection is needed when the mobile has to select its first cell. It means that it's not <text:span text:style-name="T108">currently</text:span> connected to any network (the user switched it on or the network <text:span text:style-name="T184">has been</text:span> lost because a lack of coverage). Reselection is used when the mobile is already connected and either idle or in packet switching (data transmission). <text:span text:style-name="T184">Although the term reselection is used for both of the cases, reselection in idle mode and reselection in data transmission are different mecanisms and use differents algorithms.</text:span></text:p>
      <text:p text:style-name="P5"/>
      <text:p text:style-name="P5"><text:tab/>Handover is needed when the mobile user is currently used in circuit switch<text:span text:style-name="T108">ing</text:span> (classic voice call). Handover can be inter-system or intra-system. It is qualified by soft or hard depending on the conditions.<text:bookmark-start text:name="OLE_LINK1"/></text:p>
      <text:p text:style-name="P6"/>
      <text:p text:style-name="P6"/>
      <text:h text:style-name="Heading_20_1" text:outline-level="1"><text:soft-page-break/>INPUT DATA AND PARAMETERS</text:h>
      <text:p text:style-name="P31"/>
      <text:list xml:id="list569816653645234022" text:style-name="L1">
        <text:list-item>
          <text:p text:style-name="P64"><text:bookmark-end text:name="OLE_LINK1"/><text:span text:style-name="Police_20_par_20_défaut"><text:span text:style-name="T7">is_calling a boolean indicating if the user is trying to make a call (in circuit switcing)</text:span></text:span></text:p>
        </text:list-item>
        <text:list-item>
          <text:p text:style-name="P64"><text:span text:style-name="Police_20_par_20_défaut"><text:span text:style-name="T7">hysteresis_umts : a number to define an hysteresis between two umts signal strength. Avoid flapping scenarii.</text:span></text:span></text:p>
        </text:list-item>
        <text:list-item>
          <text:p text:style-name="P64"><text:span text:style-name="Police_20_par_20_défaut"><text:span text:style-name="T7">hysteresis_gsm : a number to define an hysteresis between two gsm signal strengths. Avoid flapping scenarii</text:span></text:span></text:p>
        </text:list-item>
        <text:list-item>
          <text:p text:style-name="P64"><text:span text:style-name="Police_20_par_20_défaut"><text:span text:style-name="T7">ntimes : a number indicating how many times the check has to be done before performing the operation (handover or reselection). Avoid flapping scenarii.</text:span></text:span></text:p>
        </text:list-item>
        <text:list-item>
          <text:p text:style-name="P65"><text:span text:style-name="Police_20_par_20_défaut"><text:span text:style-name="T8">update_strength(cell(s)) : Update the strength of the cells given in parameters at the mobile location.</text:span></text:span></text:p>
        </text:list-item>
        <text:list-item>
          <text:p text:style-name="P64"><text:span text:style-name="Police_20_par_20_défaut"><text:span text:style-name="T7">measure_landscape(type) is a function that returns the cells of desired type(UMTS or GSM) which have been detected at mobile </text:span></text:span><text:span text:style-name="Police_20_par_20_défaut"><text:span text:style-name="T8">location</text:span></text:span><text:span text:style-name="Police_20_par_20_défaut"><text:span text:style-name="T7">.</text:span></text:span></text:p>
        </text:list-item>
      </text:list>
      <text:p text:style-name="P1"/>
      <text:p text:style-name="P1"/>
      <text:h text:style-name="Heading_20_1" text:outline-level="1"><text:span text:style-name="Police_20_par_20_défaut"><text:span text:style-name="T1">DESCRIPTION OF FORMULA AND ALGORITHM</text:span></text:span></text:h>
      <text:p text:style-name="Normal"><text:span text:style-name="Police_20_par_20_défaut"><text:span text:style-name="T4"/></text:span></text:p>
      <text:h text:style-name="Heading_20_2" text:outline-level="2"><text:span text:style-name="Police_20_par_20_défaut"><text:span text:style-name="T1">Free space propagation Friis formula</text:span></text:span></text:h>
      <text:p text:style-name="P19"><text:span text:style-name="Police_20_par_20_défaut"><text:span text:style-name="T49"/></text:span></text:p>
      <text:p text:style-name="P19"><text:span text:style-name="Police_20_par_20_défaut"><text:span text:style-name="T28">Calculate the power received at the mobile from an antenna depending on distance and frequency used</text:span></text:span></text:p>
      <text:p text:style-name="P19"><text:span text:style-name="Police_20_par_20_défaut"><text:span text:style-name="T28"/></text:span></text:p>
      <text:p text:style-name="Code"><text:span text:style-name="Police_20_par_20_défaut"><text:span text:style-name="T28">Pr = Pe + Ge + Gr – (32,44 + 20 log(F) + 20log(d))</text:span></text:span></text:p>
      <text:p text:style-name="P19"><text:span text:style-name="Police_20_par_20_défaut"><text:span text:style-name="T28"/></text:span></text:p>
      <text:p text:style-name="P19"><text:span text:style-name="Police_20_par_20_défaut"><text:span text:style-name="T5">Pr = Power received at the mobile (in dBm)</text:span></text:span></text:p>
      <text:p text:style-name="P19"><text:span text:style-name="Police_20_par_20_défaut"><text:span text:style-name="T5">Pe = Power emitted by the base station (in dBm)</text:span></text:span></text:p>
      <text:p text:style-name="P19"><text:span text:style-name="Police_20_par_20_défaut"><text:span text:style-name="T5">Ge = Gain at base station in (dBi)</text:span></text:span></text:p>
      <text:p text:style-name="P19"><text:span text:style-name="Police_20_par_20_défaut"><text:span text:style-name="T5">Gr = Gain at mobile station in (dBi)</text:span></text:span></text:p>
      <text:p text:style-name="P19"><text:span text:style-name="Police_20_par_20_défaut"><text:span text:style-name="T5">F = Frequency of the used wave (in MHz)</text:span></text:span></text:p>
      <text:p text:style-name="P19"><text:span text:style-name="Police_20_par_20_défaut"><text:span text:style-name="T5">d = Distance between the mobile and the base station (in km)</text:span></text:span></text:p>
      <text:p text:style-name="P19"><text:span text:style-name="Police_20_par_20_défaut"><text:span text:style-name="T5"/></text:span></text:p>
      <text:h text:style-name="Heading_20_2" text:outline-level="2"><text:span text:style-name="Police_20_par_20_défaut"><text:span text:style-name="T1">SINR calculation</text:span></text:span></text:h>
      <text:p text:style-name="P68"><text:span text:style-name="Police_20_par_20_défaut"><text:span text:style-name="T169"/></text:span></text:p>
      <text:p text:style-name="P68"><text:span text:style-name="Police_20_par_20_défaut"><text:span text:style-name="T89">Give the signal interference ratio at the mobile for an antenna depending on the others signals <text:s/>received at this location</text:span></text:span></text:p>
      <text:p text:style-name="P68"><text:span text:style-name="Police_20_par_20_défaut"><text:span text:style-name="T169"/></text:span></text:p>
      <text:p text:style-name="Code"><text:span text:style-name="Police_20_par_20_défaut"><text:span text:style-name="T177">SINR(a) = Pr(a) / </text:span></text:span><text:span text:style-name="Police_20_par_20_défaut"><text:span text:style-name="T179">∑</text:span></text:span><text:span text:style-name="Police_20_par_20_défaut"><text:span text:style-name="T181">(Pr(other signals))</text:span></text:span></text:p>
      <text:p text:style-name="P79"><text:span text:style-name="Police_20_par_20_défaut"><text:span text:style-name="T177"/></text:span></text:p>
      <text:p text:style-name="P79"><text:span text:style-name="Police_20_par_20_défaut"><text:span text:style-name="T178">SINR(a) = Signal interference ratio at the mobile for signal a</text:span></text:span></text:p>
      <text:p text:style-name="P79"><text:span text:style-name="Police_20_par_20_défaut"><text:span text:style-name="T178">Pr(a) = Power received at the mobile for signal a in Watt</text:span></text:span></text:p>
      <text:p text:style-name="P79"><text:span text:style-name="Police_20_par_20_défaut"><text:span text:style-name="T180">∑</text:span></text:span><text:span text:style-name="Police_20_par_20_défaut"><text:span text:style-name="T182">(Pr(other signals))</text:span></text:span><text:span text:style-name="Police_20_par_20_défaut"><text:span text:style-name="T178">= Sum of all signals except signal a which are received at the mobile location (in Watt)</text:span></text:span></text:p>
      <text:p text:style-name="P18"><text:span text:style-name="Police_20_par_20_défaut"><text:span text:style-name="T4"/></text:span></text:p>
      <text:h text:style-name="Heading_20_2" text:outline-level="2"><text:soft-page-break/><text:span text:style-name="Police_20_par_20_défaut"><text:span text:style-name="T1">Algorithms</text:span></text:span></text:h>
      <text:h text:style-name="P107" text:outline-level="3"><text:span text:style-name="Police_20_par_20_défaut"><text:span text:style-name="T57">Cell </text:span></text:span><text:span text:style-name="Police_20_par_20_défaut"><text:span text:style-name="T63">selection and </text:span></text:span><text:span text:style-name="Police_20_par_20_défaut"><text:span text:style-name="T57">reselection in idle mode (valid for GSM, not sure for other systems) </text:span></text:span></text:h>
      <text:p text:style-name="P82"><text:span text:style-name="Police_20_par_20_défaut"><text:span text:style-name="T58"><text:tab/></text:span></text:span><text:span text:style-name="Police_20_par_20_défaut"><text:span text:style-name="T63">Selection and r</text:span></text:span><text:span text:style-name="Police_20_par_20_défaut"><text:span text:style-name="T58">eselection in idle mode consists </text:span></text:span><text:span text:style-name="Police_20_par_20_défaut"><text:span text:style-name="T59">of having the best fitted cell selected when the mobile station </text:span></text:span><text:span text:style-name="Police_20_par_20_défaut"><text:span text:style-name="T63">(MS)</text:span></text:span><text:span text:style-name="Police_20_par_20_défaut"><text:span text:style-name="T59"> moves and change cell. </text:span></text:span><text:span text:style-name="Police_20_par_20_défaut"><text:span text:style-name="T63">Selection enable the MS to select the best suitable cell. </text:span></text:span><text:span text:style-name="Police_20_par_20_défaut"><text:span text:style-name="T60">To perform the reselection mechanism, the mobile station do measurements of the </text:span></text:span><text:span text:style-name="Police_20_par_20_défaut"><text:span text:style-name="T62">BCCH signals</text:span></text:span><text:span text:style-name="Police_20_par_20_défaut"><text:span text:style-name="T60"> and keep the 6 s</text:span></text:span><text:span text:style-name="Police_20_par_20_défaut"><text:span text:style-name="T61">trongest BCCH carriers </text:span></text:span><text:span text:style-name="Police_20_par_20_défaut"><text:span text:style-name="T64">based on their signal strength</text:span></text:span><text:span text:style-name="Police_20_par_20_défaut"><text:span text:style-name="T60">.</text:span></text:span></text:p>
      <text:p text:style-name="P81"><text:span text:style-name="Police_20_par_20_défaut"><text:span text:style-name="T57"><text:tab/>In order to determine w</text:span></text:span><text:span text:style-name="Police_20_par_20_défaut"><text:span text:style-name="T60">h</text:span></text:span><text:span text:style-name="Police_20_par_20_défaut"><text:span text:style-name="T57">ich cell is the best fitted for the </text:span></text:span><text:span text:style-name="Police_20_par_20_défaut"><text:span text:style-name="T63">selection and </text:span></text:span><text:span text:style-name="Police_20_par_20_défaut"><text:span text:style-name="T57">reselection, we use C1 or C2 parameters. </text:span></text:span><text:span text:style-name="Police_20_par_20_défaut"><text:span text:style-name="T63">For selection, we do calculate the best cell with C1 parameter. For reselection we use C1 and C2 parameters</text:span></text:span><text:span text:style-name="Police_20_par_20_défaut"><text:span text:style-name="T57"> </text:span></text:span><text:span text:style-name="Police_20_par_20_défaut"><text:span text:style-name="T63">based on the 6 best neighbors (provided by the current selected cell)</text:span></text:span></text:p>
      <text:p text:style-name="P83"><text:span text:style-name="Police_20_par_20_défaut"><text:span text:style-name="T63">C1 is </text:span></text:span><text:span text:style-name="Police_20_par_20_défaut"><text:span text:style-name="T81">used as a minimum signal level criterion for cell reselection. The pass loss criterion is satisfied if C1 is positive. It is computed as below:</text:span></text:span></text:p>
      <text:p text:style-name="Code"><text:span text:style-name="Police_20_par_20_défaut"><text:span text:style-name="T57">C1 = AV_RXLEV – RX_ACCESS_MIN</text:span></text:span></text:p>
      <text:p text:style-name="P81"><text:span text:style-name="Police_20_par_20_défaut"><text:span text:style-name="T20">AV_RXLEV: average RSSI received at the mobile (in dBm), </text:span></text:span><text:span text:style-name="Police_20_par_20_défaut"><text:span text:style-name="T22">during a certain time.</text:span></text:span><text:span text:style-name="Police_20_par_20_défaut"><text:span text:style-name="T23"> C1 must be positive <text:s/>to connect</text:span></text:span></text:p>
      <text:p text:style-name="P81"><text:span text:style-name="Police_20_par_20_défaut"><text:span text:style-name="T20">RX_ACCESS_MIN: minimum RXLEV necessary to be allowed to select the cell. This is a cell dependent parameter.</text:span></text:span></text:p>
      <text:p text:style-name="P81"><text:span text:style-name="Police_20_par_20_défaut"><text:span text:style-name="T46"><text:tab/>Please notice that if the regarded cell is not in the same location area (LA) as the current selected cell, we will provide the C1 calculation with a negative offset. The reason for this is that changing LA require changing location update (LU) procedure that consumes network signaling capacity. </text:span></text:span><text:span text:style-name="Police_20_par_20_défaut"><text:span text:style-name="T47">The C1 formula becomes in this case:</text:span></text:span></text:p>
      <text:p text:style-name="Code"><text:span text:style-name="Police_20_par_20_défaut"><text:span text:style-name="T47">C1 = AV_RXLEV – RX_ACCESS_MIN – CELL_RESELECT_HYSTERESIS</text:span></text:span></text:p>
      <text:p text:style-name="P82"><text:span text:style-name="Police_20_par_20_défaut"><text:span text:style-name="T21">CELL_RESELECT_HYSTERESIS is a parameter given by the BCCH (broadcast control channel)</text:span></text:span></text:p>
      <text:p text:style-name="P82"><text:span text:style-name="Police_20_par_20_défaut"><text:span text:style-name="T47"><text:tab/></text:span></text:span><text:span text:style-name="Police_20_par_20_défaut"><text:span text:style-name="T48">The C2 criterion is used for cell ranking in the GSM cell reselection process. </text:span></text:span><text:span text:style-name="Police_20_par_20_défaut"><text:span text:style-name="T47">Because we have hierarchical cell structures with micro-cells as well as larger cells <text:s/>in the same location, we improve the C1 parameter for micro-cells. This mechanism will avoid for a mobile station moving fast to get attached in micro-cell instead of a larger cell</text:span></text:span></text:p>
      <text:p text:style-name="P95"><text:span text:style-name="Police_20_par_20_défaut"><text:span text:style-name="T52">C2 = C1 + CELL_RESELECT_OFFSET</text:span></text:span></text:p>
      <text:p text:style-name="Code"><text:span text:style-name="Police_20_par_20_défaut"><text:span text:style-name="T52">if T &lt; PENALTY_TIME then</text:span></text:span></text:p>
      <text:p text:style-name="Code"><text:span text:style-name="Police_20_par_20_défaut"><text:span text:style-name="T51"><text:tab/>C2 = </text:span></text:span><text:span text:style-name="Police_20_par_20_défaut"><text:span text:style-name="T52">C</text:span></text:span><text:span text:style-name="Police_20_par_20_défaut"><text:span text:style-name="T54">1 + CELL_RESELECT_OFFSET</text:span></text:span><text:span text:style-name="Police_20_par_20_défaut"><text:span text:style-name="T53"> – </text:span></text:span><text:span text:style-name="Police_20_par_20_défaut"><text:span text:style-name="T52">TEMP</text:span></text:span><text:span text:style-name="Police_20_par_20_défaut"><text:span text:style-name="T53">O</text:span></text:span><text:span text:style-name="Police_20_par_20_défaut"><text:span text:style-name="T52">RARY_OFFSET</text:span></text:span></text:p>
      <text:p text:style-name="P103"><text:span text:style-name="Police_20_par_20_défaut"><text:span text:style-name="T54">else</text:span></text:span></text:p>
      <text:p text:style-name="P103"><text:span text:style-name="Police_20_par_20_défaut"><text:span text:style-name="T54"><text:tab/></text:span></text:span></text:p>
      <text:p text:style-name="P95"><text:span text:style-name="Police_20_par_20_défaut"><text:span text:style-name="T52">end if</text:span></text:span></text:p>
      <text:p text:style-name="P82"><text:span text:style-name="Police_20_par_20_défaut"><text:span text:style-name="T102">T is a timer which is triggered when the regarded cell is within the candidates cells for reselection.</text:span></text:span></text:p>
      <text:p text:style-name="P90"><text:span text:style-name="Police_20_par_20_défaut"><text:span text:style-name="T103">CELL_RESELECT_OFFSET is a param</text:span></text:span><text:span text:style-name="Police_20_par_20_défaut"><text:span text:style-name="T104">e</text:span></text:span><text:span text:style-name="Police_20_par_20_défaut"><text:span text:style-name="T103">ter that is used to prioritize one cell in relation to the others</text:span></text:span></text:p>
      <text:p text:style-name="P82"><text:span text:style-name="Police_20_par_20_défaut"><text:span text:style-name="T102">PENALTY_TIME and TEMPORARY_OFFSET are given by the BCCH. </text:span></text:span><text:span text:style-name="Police_20_par_20_défaut"><text:span text:style-name="T105">This is used to penalize the cell when its juste enters the list of the strongest carriers.</text:span></text:span></text:p>
      <text:p text:style-name="P82"><text:span text:style-name="Police_20_par_20_défaut"><text:span text:style-name="T102">CELL_RESELECT_PARAM_IND inform the MS about which reselection criterion (C1 or C2) is used in the cell. It is broadcast on the BCCH.</text:span></text:span></text:p>
      <text:p text:style-name="P84"><text:soft-page-break/><text:span text:style-name="Police_20_par_20_défaut"><text:span text:style-name="T100">/*Below is the selection mechanism</text:span></text:span></text:p>
      <text:p text:style-name="P97"><text:span text:style-name="Police_20_par_20_défaut"><text:span text:style-name="T92">1. We do measurements of the 6 best cells detected based on their </text:span></text:span><text:span text:style-name="Police_20_par_20_défaut"><text:span text:style-name="T93">signal carrier </text:span></text:span><text:span text:style-name="Police_20_par_20_défaut"><text:span text:style-name="T92">strengths.</text:span></text:span></text:p>
      <text:p text:style-name="P97"><text:span text:style-name="Police_20_par_20_défaut"><text:span text:style-name="T92">2. We calculate C1 parameter for each of one based on informations provided by their BCCH</text:span></text:span></text:p>
      <text:p text:style-name="P97"><text:span text:style-name="Police_20_par_20_défaut"><text:span text:style-name="T92">3. We ask for selection to the cell.</text:span></text:span></text:p>
      <text:h text:style-name="P114" text:outline-level="4"><text:span text:style-name="Police_20_par_20_défaut"><text:span text:style-name="T99">*/ Not sure of that </text:span></text:span><text:span text:style-name="Police_20_par_20_défaut"><text:span text:style-name="T101">before</text:span></text:span></text:h>
      <text:h text:style-name="P114" text:outline-level="4"><text:span text:style-name="Police_20_par_20_défaut"><text:span text:style-name="T99">Procedure for (C1, C2)</text:span></text:span></text:h>
      <text:p text:style-name="P104"><text:span text:style-name="Police_20_par_20_défaut"><text:span text:style-name="T90">1</text:span></text:span><text:span text:style-name="Police_20_par_20_défaut"><text:span text:style-name="T92">. </text:span></text:span><text:span text:style-name="Police_20_par_20_défaut"><text:span text:style-name="T94">mobile compute C1 and C2 values for the serving cell and the neighbor cells at least every 5 seconds.</text:span></text:span></text:p>
      <text:p text:style-name="P104"><text:span text:style-name="Police_20_par_20_défaut"><text:span text:style-name="T94">2. A cell-selection is triggered if one of the following events occurs:</text:span></text:span></text:p>
      <text:p text:style-name="P104"><text:span text:style-name="Police_20_par_20_défaut"><text:span text:style-name="T94"><text:tab/>- the pass loss criterium has become too high (C1 &lt; 0)</text:span></text:span></text:p>
      <text:p text:style-name="P104"><text:span text:style-name="Police_20_par_20_défaut"><text:span text:style-name="T94"><text:tab/>- the serving cell has become barred</text:span></text:span></text:p>
      <text:p text:style-name="P104"><text:span text:style-name="Police_20_par_20_défaut"><text:span text:style-name="T94"><text:tab/>- </text:span></text:span><text:span text:style-name="Police_20_par_20_défaut"><text:span text:style-name="T95">downlink signaling failure is experienced</text:span></text:span></text:p>
      <text:p text:style-name="P104"><text:span text:style-name="Police_20_par_20_défaut"><text:span text:style-name="T94"><text:tab/>- a neighbor cell has C2 higher than the serving cell for a period of 5 seconds. If LA of the neighbor cell is not the same as L1 of the serving cell, C2 of neighbor cell must exceed C2 of serving cell for at least CELL_RESELECT_HYSTERESIS [for 5 seconds ?]. If a reselection occurred in the last 15 seconds, the C2 value of the neighbor cell must exceed C2 value for the serving cell by at least 5dB for 5 seconds</text:span></text:span></text:p>
      <text:p text:style-name="P104"><text:tab/>- <text:span text:style-name="T186">a random access attemp is still unsucessful after 'Max retrans' repetition, Max retrans being a parameter broadcast on the control channel</text:span></text:p>
      <text:p text:style-name="P96"><text:span text:style-name="Police_20_par_20_défaut"><text:span text:style-name="T94"/></text:span></text:p>
      <text:p text:style-name="P73"><text:span text:style-name="Police_20_par_20_défaut"><text:span text:style-name="T170"/></text:span></text:p>
      <text:h text:style-name="Heading_20_3" text:outline-level="3"><text:span text:style-name="Police_20_par_20_défaut"><text:span text:style-name="T1">Cell handover</text:span></text:span> <text:span text:style-name="T183">for GSM</text:span></text:h>
      <text:p text:style-name="P85"><text:span text:style-name="Police_20_par_20_défaut"><text:span text:style-name="T65"><text:tab/>Handover is performed the MS is in dedicated mode. Handover is decided by the network base on the MS measurements and the antenna measurements as well. </text:span></text:span><text:span text:style-name="Police_20_par_20_défaut"><text:span text:style-name="T68">Multiples causes for handover are defined.</text:span></text:span></text:p>
      <text:h text:style-name="P110" text:outline-level="4"><text:span text:style-name="Police_20_par_20_défaut"><text:span text:style-name="T68">Measurements</text:span></text:span></text:h>
      <text:p text:style-name="P86"><text:span text:style-name="Police_20_par_20_défaut"><text:span text:style-name="T69"><text:tab/>In order to take the decision of handover, measurements both by the mobile station (which are transmitted to the network) and by the base tranceiver station are needed.</text:span></text:span></text:p>
      <text:h text:style-name="Heading_20_5" text:outline-level="5"><text:span text:style-name="Police_20_par_20_défaut"><text:span text:style-name="T1">Measurements by </text:span></text:span><text:span text:style-name="Police_20_par_20_défaut"><text:span text:style-name="T69">the MS</text:span></text:span></text:h>
      <text:h text:style-name="P63" text:outline-level="6"><text:span text:style-name="Police_20_par_20_défaut"><text:span text:style-name="T66">Quality of receptio</text:span></text:span><text:span text:style-name="Police_20_par_20_défaut"><text:span text:style-name="T69">n: RXCALL</text:span></text:span></text:h>
      <text:p text:style-name="Text_20_body"><text:span text:style-name="Police_20_par_20_défaut"><text:span text:style-name="T1"><text:tab/>RXQUAL is a value between 0 and 7 where each value corresponds to an estimated number of bits errors in a number of bursts. Greater is RXQUAL, Greater is the Bit Error Rate.</text:span></text:span></text:p>
      <text:list xml:id="list7962837452143417167" text:style-name="L10">
        <text:list-header>
          <text:p><text:span text:style-name="Police_20_par_20_défaut"><text:span text:style-name="T1"/></text:span></text:p>
        </text:list-header>
      </text:list>
      <table:table table:name="Tableau1" table:style-name="Tableau1">
        <table:table-column table:style-name="Tableau1.A"/>
        <table:table-column table:style-name="Tableau1.B"/>
        <table:table-row>
          <table:table-cell table:style-name="Tableau1.A1" office:value-type="string">
            <text:p text:style-name="P115">RXQUAL</text:p>
          </table:table-cell>
          <table:table-cell table:style-name="Tableau1.B1" office:value-type="string">
            <text:p text:style-name="P115">Bit Error Rate (BER)</text:p>
          </table:table-cell>
        </table:table-row>
        <table:table-row>
          <table:table-cell table:style-name="Tableau1.A2" office:value-type="string">
            <text:p text:style-name="Table_20_Contents">0</text:p>
          </table:table-cell>
          <table:table-cell table:style-name="Tableau1.B2" office:value-type="string">
            <text:p text:style-name="Table_20_Contents">BER &lt; 0.2 %</text:p>
          </table:table-cell>
        </table:table-row>
        <table:table-row>
          <table:table-cell table:style-name="Tableau1.A2" office:value-type="string">
            <text:p text:style-name="Table_20_Contents">1</text:p>
          </table:table-cell>
          <table:table-cell table:style-name="Tableau1.B2" office:value-type="string">
            <text:p text:style-name="Table_20_Contents">0.2 % &lt; BER &lt; 0.4 %</text:p>
          </table:table-cell>
        </table:table-row>
        <table:table-row>
          <table:table-cell table:style-name="Tableau1.A2" office:value-type="string">
            <text:p text:style-name="Table_20_Contents">2</text:p>
          </table:table-cell>
          <table:table-cell table:style-name="Tableau1.B2" office:value-type="string">
            <text:p text:style-name="Table_20_Contents">0.4 % &lt;= BER &lt; 0.8 %</text:p>
          </table:table-cell>
        </table:table-row>
        <table:table-row>
          <table:table-cell table:style-name="Tableau1.A2" office:value-type="string">
            <text:p text:style-name="Table_20_Contents">3</text:p>
          </table:table-cell>
          <table:table-cell table:style-name="Tableau1.B2" office:value-type="string">
            <text:p text:style-name="Table_20_Contents">0.8 % &lt;= BER &lt; 1.6. %</text:p>
          </table:table-cell>
        </table:table-row>
        <table:table-row>
          <table:table-cell table:style-name="Tableau1.A2" office:value-type="string">
            <text:p text:style-name="Table_20_Contents">4</text:p>
          </table:table-cell>
          <table:table-cell table:style-name="Tableau1.B2" office:value-type="string">
            <text:p text:style-name="Table_20_Contents">1.6 % &lt;= BER &lt; 3.2 %</text:p>
          </table:table-cell>
        </table:table-row>
        <text:soft-page-break/>
        <table:table-row>
          <table:table-cell table:style-name="Tableau1.A2" office:value-type="string">
            <text:p text:style-name="Table_20_Contents">5</text:p>
          </table:table-cell>
          <table:table-cell table:style-name="Tableau1.B2" office:value-type="string">
            <text:p text:style-name="Table_20_Contents">3.2 % &lt;= BER &lt; 6.4 %</text:p>
          </table:table-cell>
        </table:table-row>
        <table:table-row>
          <table:table-cell table:style-name="Tableau1.A2" office:value-type="string">
            <text:p text:style-name="Table_20_Contents">6</text:p>
          </table:table-cell>
          <table:table-cell table:style-name="Tableau1.B2" office:value-type="string">
            <text:p text:style-name="Table_20_Contents">6.4% &lt;= BER &lt; 12.8 %</text:p>
          </table:table-cell>
        </table:table-row>
        <table:table-row>
          <table:table-cell table:style-name="Tableau1.A2" office:value-type="string">
            <text:p text:style-name="Table_20_Contents">7</text:p>
          </table:table-cell>
          <table:table-cell table:style-name="Tableau1.B2" office:value-type="string">
            <text:p text:style-name="Table_20_Contents">12.8 % &lt;= BER</text:p>
          </table:table-cell>
        </table:table-row>
      </table:table>
      <text:list xml:id="list193732628520746" text:continue-numbering="true" text:style-name="L10">
        <text:list-header>
          <text:p><text:span text:style-name="Police_20_par_20_défaut"><text:span text:style-name="T1"/></text:span></text:p>
        </text:list-header>
      </text:list>
      <text:h text:style-name="P63" text:outline-level="6"><text:span text:style-name="Police_20_par_20_défaut"><text:span text:style-name="T66">Received level: RXLEV</text:span></text:span></text:h>
      <text:h text:style-name="P63" text:outline-level="6"><text:span text:style-name="Police_20_par_20_défaut"><text:span text:style-name="T66">Received level from neighbors cells: RXLEV_NCELL(n)</text:span></text:span></text:h>
      <text:p text:style-name="P86"><text:span text:style-name="Police_20_par_20_défaut"><text:span text:style-name="T69"><text:tab/>The neighbor cells are transmitted by the current cell.</text:span></text:span></text:p>
      <text:h text:style-name="Heading_20_5" text:outline-level="5"><text:span text:style-name="Police_20_par_20_défaut"><text:span text:style-name="T1">Measurements by the BTS</text:span></text:span></text:h>
      <text:h text:style-name="Heading_20_6" text:outline-level="6"><text:span text:style-name="Police_20_par_20_défaut"><text:span text:style-name="T70">Quality of receptio</text:span></text:span><text:span text:style-name="Police_20_par_20_défaut"><text:span text:style-name="T71">n: RXCALL</text:span></text:span></text:h>
      <text:p text:style-name="P86"><text:span text:style-name="Police_20_par_20_défaut"><text:span text:style-name="T71"><text:tab/></text:span></text:span><text:span text:style-name="Police_20_par_20_défaut"><text:span text:style-name="T72">The same as for the MS, but </text:span></text:span><text:span text:style-name="Police_20_par_20_défaut"><text:span text:style-name="T73">regarding </text:span></text:span><text:span text:style-name="Police_20_par_20_défaut"><text:span text:style-name="T72">the uplink</text:span></text:span></text:p>
      <text:h text:style-name="Heading_20_6" text:outline-level="6"><text:span text:style-name="Police_20_par_20_défaut"><text:span text:style-name="T1">Received level: RXLEV</text:span></text:span></text:h>
      <text:p text:style-name="P86"><text:span text:style-name="Police_20_par_20_défaut"><text:span text:style-name="T1"><text:tab/></text:span></text:span><text:span text:style-name="Police_20_par_20_défaut"><text:span text:style-name="T72">The same as for the MS, but </text:span></text:span><text:span text:style-name="Police_20_par_20_défaut"><text:span text:style-name="T73">regarding </text:span></text:span><text:span text:style-name="Police_20_par_20_défaut"><text:span text:style-name="T72">the uplink.</text:span></text:span></text:p>
      <text:p text:style-name="P86"><text:span text:style-name="Police_20_par_20_défaut"><text:span text:style-name="T70">distance between MS and BTS: MS_BS_DIST </text:span></text:span></text:p>
      <text:p text:style-name="P86"><text:span text:style-name="Police_20_par_20_défaut"><text:span text:style-name="T66"><text:tab/></text:span></text:span><text:span text:style-name="Police_20_par_20_défaut"><text:span text:style-name="T69">E</text:span></text:span><text:span text:style-name="Police_20_par_20_défaut"><text:span text:style-name="T66">valuated with Timing Advance.</text:span></text:span></text:p>
      <text:p text:style-name="P86"><text:span text:style-name="Police_20_par_20_défaut"><text:span text:style-name="T70">Interference level</text:span></text:span></text:p>
      <text:p text:style-name="P86"><text:span text:style-name="Police_20_par_20_défaut"><text:span text:style-name="T66"><text:tab/></text:span></text:span><text:span text:style-name="Police_20_par_20_défaut"><text:span text:style-name="T75">M</text:span></text:span><text:span text:style-name="Police_20_par_20_défaut"><text:span text:style-name="T66">easured in unallocated time slots.</text:span></text:span></text:p>
      <text:h text:style-name="P111" text:outline-level="4"><text:span text:style-name="Police_20_par_20_défaut"><text:span text:style-name="T69">Handover decision</text:span></text:span></text:h>
      <text:p text:style-name="P86"><text:span text:style-name="Police_20_par_20_défaut"><text:span text:style-name="T69"><text:tab/>Based on the measurements taken by the MS and the BTS, the decision of handover is taken </text:span></text:span><text:span text:style-name="Police_20_par_20_défaut"><text:span text:style-name="T76">following</text:span></text:span><text:span text:style-name="Police_20_par_20_défaut"><text:span text:style-name="T69"> the</text:span></text:span><text:span text:style-name="Police_20_par_20_défaut"><text:span text:style-name="T76">ses</text:span></text:span><text:span text:style-name="Police_20_par_20_défaut"><text:span text:style-name="T69"> rules</text:span></text:span></text:p>
      <text:h text:style-name="Heading_20_5" text:outline-level="5"><text:span text:style-name="Police_20_par_20_défaut"><text:span text:style-name="T1">Quality (RXQUAL) is too high</text:span></text:span></text:h>
      <text:p text:style-name="Code"><text:span text:style-name="Police_20_par_20_défaut"><text:span text:style-name="T1">RXQUAL_UL &gt; L_RXQUAL_UL_H or RXQUAL_DL &gt; L_RXQUAL_DL_H</text:span></text:span></text:p>
      <text:h text:style-name="Heading_20_5" text:outline-level="5"><text:span text:style-name="Police_20_par_20_défaut"><text:span text:style-name="T1">Received level (RXLEV) is too low (in uplink or downlink)</text:span></text:span></text:h>
      <text:p text:style-name="Code"><text:span text:style-name="Police_20_par_20_défaut"><text:span text:style-name="T1">RXLEV_UL &lt; L_RXLEV_UL_H or RXLEV_DL &lt; R_RXLEV_DL_H</text:span></text:span></text:p>
      <text:h text:style-name="Heading_20_5" text:outline-level="5"><text:span text:style-name="Police_20_par_20_défaut"><text:span text:style-name="T76">D</text:span></text:span><text:span text:style-name="Police_20_par_20_défaut"><text:span text:style-name="T65">istance between MS and BTS is too large: </text:span></text:span><text:span text:style-name="Police_20_par_20_défaut"><text:span text:style-name="T1">us</text:span></text:span><text:span text:style-name="Police_20_par_20_défaut"><text:span text:style-name="T1">ually</text:span></text:span><text:span text:style-name="T65"> &gt; 35 k</text:span><text:span text:style-name="Police_20_par_20_défaut"><text:span text:style-name="T76">m</text:span></text:span></text:h>
      <text:p text:style-name="Code"><text:span text:style-name="Police_20_par_20_défaut"><text:span text:style-name="T67">MS_BS_DIST &gt; MS_RANGE_MAX</text:span></text:span></text:p>
      <text:h text:style-name="P106" text:outline-level="5"><text:span text:style-name="Police_20_par_20_défaut"><text:span text:style-name="T76">A neighbor cell is more favorable</text:span></text:span></text:h>
      <text:p text:style-name="Code"><text:span text:style-name="Police_20_par_20_défaut"><text:span text:style-name="T67">RXLEV_NCELL(n) &gt; RXLEV_MIN(n) </text:span></text:span><text:span text:style-name="Police_20_par_20_défaut"><text:span text:style-name="T3">and</text:span></text:span><text:span text:style-name="Police_20_par_20_défaut"><text:span text:style-name="T67"> </text:span></text:span><text:span text:style-name="Police_20_par_20_défaut"><text:span text:style-name="T68">RXLEV_NCELL(n) - RXLEV_</text:span></text:span><text:span text:style-name="Police_20_par_20_défaut"><text:span text:style-name="T76">DL</text:span></text:span><text:span text:style-name="Police_20_par_20_défaut"><text:span text:style-name="T67"> &gt; HO_MARGIN</text:span></text:span></text:p>
      <text:p text:style-name="P88"><text:soft-page-break/><text:span text:style-name="Police_20_par_20_défaut"><text:span text:style-name="T77">As we have seen in reselection, we can use a timer to prevent a fast moving mobile phone to connect <text:s/>to micro-cell where a larger cell is available. We replace HO_MARGIN by HO_MARGIN_TIME as above</text:span></text:span></text:p>
      <text:p text:style-name="P99"><text:span text:style-name="Police_20_par_20_défaut"><text:span text:style-name="T77">If T &lt; DELAY_TIME then</text:span></text:span></text:p>
      <text:p text:style-name="P99"><text:span text:style-name="Police_20_par_20_défaut"><text:span text:style-name="T77"><text:tab/>HO_MARGIN_TIME = HO_MARGIN(n) + HO_STATIC_OFFSET(n)</text:span></text:span></text:p>
      <text:p text:style-name="P99"><text:span text:style-name="Police_20_par_20_défaut"><text:span text:style-name="T77">Else </text:span></text:span></text:p>
      <text:p text:style-name="P99"><text:span text:style-name="Police_20_par_20_défaut"><text:span text:style-name="T77"><text:tab/>HO_MARGIN_TIME(n) = HO_MARGIN(n) + HO_STATIC_OFFSET(n) - HO_DYNAMIC_OFFSET(n)</text:span></text:span></text:p>
      <text:p text:style-name="P99"><text:span text:style-name="Police_20_par_20_défaut"><text:span text:style-name="T77">End if</text:span></text:span></text:p>
      <text:h text:style-name="P112" text:outline-level="4"><text:span text:style-name="Police_20_par_20_défaut"><text:span text:style-name="T77">Result</text:span></text:span></text:h>
      <text:p text:style-name="P87"><text:span text:style-name="Police_20_par_20_défaut"><text:span text:style-name="T78">Eventually,</text:span></text:span><text:span text:style-name="Police_20_par_20_défaut"><text:span text:style-name="T76"> we can provide the mechanism which is presented </text:span></text:span><text:span text:style-name="Police_20_par_20_défaut"><text:span text:style-name="T78">and based on the explaining below</text:span></text:span></text:p>
      <text:p text:style-name="Code"><text:span text:style-name="Police_20_par_20_défaut"><text:span text:style-name="T76"><text:s/>If RXLEV too low then</text:span></text:span></text:p>
      <text:p text:style-name="Code"><text:span text:style-name="Police_20_par_20_défaut"><text:span text:style-name="T76"><text:tab/>intercell HO due to level</text:span></text:span></text:p>
      <text:p text:style-name="Code"><text:span text:style-name="Police_20_par_20_défaut"><text:span text:style-name="T76"><text:s/>Else if </text:span></text:span><text:span text:style-name="Police_20_par_20_défaut"><text:span text:style-name="T77">MS_BS_DIST is too large</text:span></text:span></text:p>
      <text:p text:style-name="Code"><text:span text:style-name="Police_20_par_20_défaut"><text:span text:style-name="T77"><text:tab/>intercell HO due to distance</text:span></text:span></text:p>
      <text:p text:style-name="Code"><text:span text:style-name="Police_20_par_20_défaut"><text:span text:style-name="T77"><text:s/>Else if a neighbor cell is more favorable</text:span></text:span></text:p>
      <text:p text:style-name="Code"><text:span text:style-name="Police_20_par_20_défaut"><text:span text:style-name="T77"><text:tab/>intercell HO due to power budget</text:span></text:span></text:p>
      <text:p text:style-name="Code"><text:span text:style-name="Police_20_par_20_défaut"><text:span text:style-name="T77"><text:s/>Else if RXQUAL is too high</text:span></text:span></text:p>
      <text:p text:style-name="Code"><text:span text:style-name="Police_20_par_20_défaut"><text:span text:style-name="T77"><text:tab/>intracell HO due to quality</text:span></text:span></text:p>
      <text:p text:style-name="P98"><text:span text:style-name="Police_20_par_20_défaut"><text:span text:style-name="T76"><text:s/></text:span></text:span><text:span text:style-name="Police_20_par_20_défaut"><text:span text:style-name="T77">End if</text:span></text:span></text:p>
      <text:p text:style-name="P70"><text:span text:style-name="Police_20_par_20_défaut"><text:span text:style-name="T171"/></text:span></text:p>
      <text:p text:style-name="P89"><text:span text:style-name="Police_20_par_20_défaut"><text:span text:style-name="T78"><text:tab/>When a handover is decided, we also need to change to the best cell. Actually, the same mechanisms as we have seen for reselection are available to execute a handover toward a right cell.</text:span></text:span></text:p>
      <text:p text:style-name="P26"><text:span text:style-name="Police_20_par_20_défaut"><text:span text:style-name="T168"/></text:span></text:p>
      <text:h text:style-name="P108" text:outline-level="3"><text:span text:style-name="Police_20_par_20_défaut"><text:span text:style-name="T79">Cell reselection in </text:span></text:span><text:span text:style-name="Police_20_par_20_défaut"><text:span text:style-name="T84">idle</text:span></text:span><text:span text:style-name="Police_20_par_20_défaut"><text:span text:style-name="T79"> mode for GPRS</text:span></text:span></text:h>
      <text:p text:style-name="P91"><text:span text:style-name="Police_20_par_20_défaut"><text:span text:style-name="T82">The pass loss criterion C'1 is used as a minimum signal level criterion for GPRS cell reselection.</text:span></text:span></text:p>
      <text:p text:style-name="P100"><text:span text:style-name="Police_20_par_20_défaut"><text:span text:style-name="T79">C'1 = RXLEV – GPRS_RXLEV_ACCESS_MIN</text:span></text:span></text:p>
      <text:p text:style-name="P91"><text:span text:style-name="Police_20_par_20_défaut"><text:span text:style-name="T26">GPRS_RXLEV_ACCESS_MIN is provided by the BCCH of the regarded cell.</text:span></text:span></text:p>
      <text:p text:style-name="P26"><text:span text:style-name="Police_20_par_20_défaut"><text:span text:style-name="T172"/></text:span></text:p>
      <text:p text:style-name="P77"><text:span text:style-name="Police_20_par_20_défaut"><text:span text:style-name="T82"><text:tab/>The signal level threshold criterion parameter C31 for hierarchical cell structure (HCS) is used to determine whether prioritize hierarchical GPRCS cell reselection applies.</text:span></text:span></text:p>
      <text:p text:style-name="Code"><text:span text:style-name="Police_20_par_20_défaut"><text:span text:style-name="T1">C31(serv) = RXLEV(serv</text:span></text:span><text:span text:style-name="T185">) – HCS_THR(serv)</text:span></text:p>
      <text:p text:style-name="P101"/>
      <text:p text:style-name="P101">if PRIORITY_CLASS(neigh) equals PRIORITY_CLASS(serv) then</text:p>
      <text:p text:style-name="P101"><text:tab/>C31(neigh) = RXLEV(neigh) – HCS_THR(neigh)</text:p>
      <text:p text:style-name="P101">else</text:p>
      <text:p text:style-name="P101"><text:tab/>if T &lt; GPRS_PENALTY_TIME then</text:p>
      <text:p text:style-name="P101"><text:tab/><text:tab/>C31(neigh) = RXLEV(neigh) – HCS_THR(neigh) – GPRS_TEMPORARY_OFFSET</text:p>
      <text:p text:style-name="P101"><text:tab/>else</text:p>
      <text:p text:style-name="P101"><text:tab/><text:tab/>C31(neigh) = RXLEV(neigh) – HCS_THR(neigh)</text:p>
      <text:p text:style-name="P101"><text:tab/>end if</text:p>
      <text:p text:style-name="P101">end if</text:p>
      <text:p text:style-name="P26"><text:span text:style-name="Police_20_par_20_défaut"><text:span text:style-name="T168"/></text:span></text:p>
      <text:p text:style-name="P77"><text:span text:style-name="Police_20_par_20_défaut"><text:span text:style-name="T25">PRIORITY_CLASS gives cells different priory depending on their characteristics (pico-cell, micro-cell, macro-cell, ...) </text:span></text:span></text:p>
      <text:p text:style-name="P76"><text:span text:style-name="Police_20_par_20_défaut"><text:span text:style-name="T24">HCS_THR is the signal threshold for applying HCS GPRS reselection</text:span></text:span></text:p>
      <text:p text:style-name="P76"><text:span text:style-name="Police_20_par_20_défaut"><text:span text:style-name="T24">GPRS_PENALTY_TIME give a duration for which the temporary offset GPRS_TEMPORARY_OFFSET is applied. T is a timer that is started from 0 at the time the cell inters in the list of strongest carriers.</text:span></text:span></text:p>
      <text:p text:style-name="Normal"><text:span text:style-name="Police_20_par_20_défaut"><text:span text:style-name="T1"/></text:span></text:p>
      <text:p text:style-name="P77"><text:soft-page-break/><text:span text:style-name="Police_20_par_20_défaut"><text:span text:style-name="T82"><text:tab/>The cell-ranking criterion parameter (C32) is used to select cells among those with the same priority and is defined for the serving cell and the neighbor cells</text:span></text:span></text:p>
      <text:p text:style-name="P102"><text:span text:style-name="Police_20_par_20_défaut"><text:span text:style-name="T80">C32(serv) = C'1(serv)</text:span></text:span></text:p>
      <text:p text:style-name="P102"><text:span text:style-name="Police_20_par_20_défaut"><text:span text:style-name="T80"/></text:span></text:p>
      <text:p text:style-name="P102"><text:span text:style-name="Police_20_par_20_défaut"><text:span text:style-name="T80">if PRIORITY_CLASS(neigh) equals PRIORITY_CLASS(serv) then</text:span></text:span></text:p>
      <text:p text:style-name="P102"><text:span text:style-name="Police_20_par_20_défaut"><text:span text:style-name="T80"><text:tab/>if T &lt; GPRS_PENALTY_TIME then</text:span></text:span></text:p>
      <text:p text:style-name="P102"><text:span text:style-name="Police_20_par_20_défaut"><text:span text:style-name="T80"><text:tab/><text:tab/>C32(neigh) = C1(neigh) + GRPS_RESELECT_OFFSET(neigh) – GPRS_TEMPORARY_OFFSET</text:span></text:span></text:p>
      <text:p text:style-name="P102"><text:span text:style-name="Police_20_par_20_défaut"><text:span text:style-name="T80"><text:tab/>else</text:span></text:span></text:p>
      <text:p text:style-name="P102"><text:span text:style-name="Police_20_par_20_défaut"><text:span text:style-name="T80"><text:tab/><text:tab/>C32(neigh) = C1(neigh) + GPRS_RESELECT_OFFSET(neigh)</text:span></text:span></text:p>
      <text:p text:style-name="P102"><text:span text:style-name="Police_20_par_20_défaut"><text:span text:style-name="T80"><text:tab/>end if</text:span></text:span></text:p>
      <text:p text:style-name="P102"><text:span text:style-name="Police_20_par_20_défaut"><text:span text:style-name="T80">else</text:span></text:span></text:p>
      <text:p text:style-name="P102"><text:span text:style-name="Police_20_par_20_défaut"><text:span text:style-name="T80"><text:tab/>C32(neigh) = C1(neigh) + GPRS_RESELECT_OFFSET(neigh)</text:span></text:span></text:p>
      <text:p text:style-name="P26"><text:span text:style-name="Police_20_par_20_défaut"><text:span text:style-name="T168"/></text:span></text:p>
      <text:p text:style-name="P71"><text:span text:style-name="Police_20_par_20_défaut"><text:span text:style-name="T173"/></text:span></text:p>
      <text:p text:style-name="P78"><text:span text:style-name="Police_20_par_20_défaut"><text:span text:style-name="T83"><text:tab/>As well as for C1 criterion, the parameter GPRS_CELL_RESELECT_HYSTERESIS cab be substracted from the C32 criteria of the neighbor cells. This hysteresis is also substracted from C31 criterion if requested by network.</text:span></text:span></text:p>
      <text:p text:style-name="P78"><text:span text:style-name="Police_20_par_20_défaut"><text:span text:style-name="T83"><text:tab/></text:span></text:span></text:p>
      <text:p text:style-name="P78"><text:span text:style-name="Police_20_par_20_défaut"><text:span text:style-name="T83"><text:tab/>When the neighbor cell does not belong to the same area location (LA) as the serving cell, RA_RESELECT_HYSTERESIS is substracted from the C32 criterion of the neighbor cell.</text:span></text:span></text:p>
      <text:p text:style-name="P78"><text:span text:style-name="Police_20_par_20_défaut"><text:span text:style-name="T83"/></text:span></text:p>
      <text:p text:style-name="P78"><text:span text:style-name="Police_20_par_20_défaut"><text:span text:style-name="T83"><text:tab/>In case cell selection occurred within the previous 15 seconds, all neighbor cells are penalized by 5dB in oder to avoi</text:span></text:span><text:span text:style-name="Police_20_par_20_défaut"><text:span text:style-name="T84">d</text:span></text:span><text:span text:style-name="Police_20_par_20_défaut"><text:span text:style-name="T83"> ping-pong between cells.</text:span></text:span></text:p>
      <text:p text:style-name="P26"><text:span text:style-name="Police_20_par_20_défaut"><text:span text:style-name="T168"/></text:span></text:p>
      <text:h text:style-name="P113" text:outline-level="4"><text:span text:style-name="Police_20_par_20_défaut"><text:span text:style-name="T84">Procedure for (C'1, C31, C32)</text:span></text:span></text:h>
      <text:p text:style-name="P104"><text:span text:style-name="Police_20_par_20_défaut"><text:span text:style-name="T84">1. Mobile computes the values for C'1, C31, C32 criteria for the serving cell and the nonserving cells at least every second. A cell reselection is then trigerred if one of the following events occurs:</text:span></text:span></text:p>
      <text:p text:style-name="P104"><text:span text:style-name="Police_20_par_20_défaut"><text:span text:style-name="T84"><text:tab/>- The pass criterion parameter C'1 indicate that the pass loss to the cell has become too high (C'1 &lt; 0)</text:span></text:span></text:p>
      <text:p text:style-name="P104"><text:span text:style-name="Police_20_par_20_défaut"><text:span text:style-name="T84"><text:tab/>- A nonserving suitable cell is evaluated to be better than the serving cell. The best cell is the cell with the highest C32 value </text:span></text:span><text:span text:style-name="Police_20_par_20_défaut"><text:span text:style-name="T85">among</text:span></text:span></text:p>
      <text:p text:style-name="P104"><text:span text:style-name="Police_20_par_20_défaut"><text:span text:style-name="T85"><text:tab/><text:tab/>- the cells that have the highest priority class among the cell that fulfill C31 &gt;= 0</text:span></text:span></text:p>
      <text:p text:style-name="P104"><text:span text:style-name="Police_20_par_20_défaut"><text:span text:style-name="T85"><text:tab/><text:tab/>- all cells, if no cell fulfill the criterion C31 &gt;= 0</text:span></text:span></text:p>
      <text:p text:style-name="P104"><text:span text:style-name="Police_20_par_20_défaut"><text:span text:style-name="T85"><text:tab/>- Downlink signaling failure is experienced</text:span></text:span></text:p>
      <text:p text:style-name="P104"><text:span text:style-name="Police_20_par_20_défaut"><text:span text:style-name="T85"><text:tab/>- The cell on which the mobile is camping has become barred</text:span></text:span></text:p>
      <text:p text:style-name="P105"><text:span text:style-name="Police_20_par_20_défaut"><text:span text:style-name="T85"><text:tab/>- A random access attempt is still unsuccessful adter MAX_RESTRANS_RATE </text:span></text:span></text:p>
      <text:p text:style-name="P105"><text:span text:style-name="Police_20_par_20_défaut"><text:span text:style-name="T85">attempt.</text:span></text:span></text:p>
      <text:p text:style-name="P92"><text:span text:style-name="Police_20_par_20_défaut"><text:span text:style-name="T86">Notice that the cell on w</text:span></text:span><text:span text:style-name="Police_20_par_20_défaut"><text:span text:style-name="T87">h</text:span></text:span><text:span text:style-name="Police_20_par_20_défaut"><text:span text:style-name="T86">ich the mobile was camped on must not be returned to within 5 seconds</text:span></text:span></text:p>
      <text:p text:style-name="P80"><text:span text:style-name="Police_20_par_20_défaut"><text:span text:style-name="T168"/></text:span></text:p>
      <text:p text:style-name="P26"><text:span text:style-name="Police_20_par_20_défaut"><text:span text:style-name="T168"/></text:span></text:p>
      <text:p text:style-name="P60"><text:span text:style-name="Police_20_par_20_défaut"><text:span text:style-name="T174">function update_strength</text:span></text:span></text:p>
      <text:p text:style-name="P60"><text:span text:style-name="Police_20_par_20_défaut"><text:span text:style-name="T174">input</text:span></text:span></text:p>
      <text:p text:style-name="P60"><text:span text:style-name="Police_20_par_20_défaut"><text:span text:style-name="T174"><text:tab/>List&lt;Cell&gt; cell_set</text:span></text:span></text:p>
      <text:p text:style-name="P60"><text:span text:style-name="Police_20_par_20_défaut"><text:span text:style-name="T174"><text:tab/>mobile</text:span></text:span></text:p>
      <text:p text:style-name="P60"><text:span text:style-name="Police_20_par_20_défaut"><text:span text:style-name="T174">output</text:span></text:span></text:p>
      <text:p text:style-name="P60"><text:span text:style-name="Police_20_par_20_défaut"><text:span text:style-name="T174"><text:tab/>List&lt;Cell&gt; cell_set</text:span></text:span></text:p>
      <text:p text:style-name="P60"><text:span text:style-name="Police_20_par_20_défaut"><text:span text:style-name="T174">body</text:span></text:span></text:p>
      <text:p text:style-name="P60"><text:span text:style-name="Police_20_par_20_défaut"><text:span text:style-name="T174"><text:tab/>distance ← 0</text:span></text:span></text:p>
      <text:p text:style-name="P60"><text:span text:style-name="Police_20_par_20_défaut"><text:span text:style-name="T174"><text:tab/>for cell in cell_set do</text:span></text:span></text:p>
      <text:p text:style-name="P60"><text:span text:style-name="Police_20_par_20_défaut"><text:span text:style-name="T174"><text:tab/><text:tab/>distance ← sqrt(pow(abs(mobile.x – cell.x),2) + pow(abs(mobile.y – cell.y), 2))</text:span></text:span></text:p>
      <text:p text:style-name="P60"><text:span text:style-name="Police_20_par_20_défaut"><text:span text:style-name="T174"><text:tab/><text:tab/>cell.strength ← cell.signal + cell.gain + mobile.gain – (32,44 + 20log(cell.frequency) + 20log(distance)</text:span></text:span><text:span text:style-name="Police_20_par_20_défaut"><text:span text:style-name="T175">)</text:span></text:span></text:p>
      <text:p text:style-name="P60"><text:span text:style-name="Police_20_par_20_défaut"><text:span text:style-name="T174"><text:tab/>end do</text:span></text:span></text:p>
      <text:p text:style-name="P60"><text:span text:style-name="Police_20_par_20_défaut"><text:span text:style-name="T176">end body</text:span></text:span><text:span text:style-name="Police_20_par_20_défaut"><text:span text:style-name="T174"><text:tab/><text:tab/></text:span></text:span></text:p>
      <text:p text:style-name="P60"><text:span text:style-name="Police_20_par_20_défaut"><text:span text:style-name="T174">end function</text:span></text:span></text:p>
      <text:p text:style-name="P18"><text:span text:style-name="Police_20_par_20_défaut"><text:span text:style-name="T4"/></text:span></text:p>
      <text:p text:style-name="P37"><text:span text:style-name="Police_20_par_20_défaut"><text:span text:style-name="T30">function selectionUMTS</text:span></text:span></text:p>
      <text:p text:style-name="P37"><text:span text:style-name="Police_20_par_20_défaut"><text:span text:style-name="T30"><text:tab/>input</text:span></text:span></text:p>
      <text:p text:style-name="P37"><text:span text:style-name="Police_20_par_20_défaut"><text:span text:style-name="T30"><text:tab/><text:tab/>List&lt;Cell&gt; candidate_set</text:span></text:span></text:p>
      <text:p text:style-name="P37"><text:span text:style-name="Police_20_par_20_défaut"><text:span text:style-name="T30"><text:tab/>output</text:span></text:span></text:p>
      <text:p text:style-name="P37"><text:span text:style-name="Police_20_par_20_défaut"><text:span text:style-name="T30"><text:tab/><text:tab/>Cell selected</text:span></text:span></text:p>
      <text:p text:style-name="P37"><text:span text:style-name="Police_20_par_20_défaut"><text:span text:style-name="T30"><text:tab/>body</text:span></text:span></text:p>
      <text:p text:style-name="P37"><text:span text:style-name="Police_20_par_20_défaut"><text:span text:style-name="T30"><text:tab/><text:tab/>for cell in candidate_set do</text:span></text:span></text:p>
      <text:p text:style-name="P37"><text:span text:style-name="Police_20_par_20_défaut"><text:span text:style-name="T30"><text:tab/><text:tab/><text:tab/>if cell.strength &gt;= cell.minimum_strength &amp;&amp; ! cell.is_barred then</text:span></text:span></text:p>
      <text:p text:style-name="P37"><text:span text:style-name="Police_20_par_20_défaut"><text:span text:style-name="T30"><text:tab/><text:tab/><text:tab/><text:tab/>selected ← cell</text:span></text:span></text:p>
      <text:p text:style-name="P37"><text:span text:style-name="Police_20_par_20_défaut"><text:span text:style-name="T30"><text:tab/><text:tab/><text:tab/><text:tab/>break</text:span></text:span></text:p>
      <text:p text:style-name="P37"><text:span text:style-name="Police_20_par_20_défaut"><text:span text:style-name="T30"><text:tab/><text:tab/><text:tab/>end if</text:span></text:span></text:p>
      <text:p text:style-name="P37"><text:span text:style-name="Police_20_par_20_défaut"><text:span text:style-name="T30"><text:tab/><text:tab/>end do</text:span></text:span></text:p>
      <text:p text:style-name="P37"><text:span text:style-name="Police_20_par_20_défaut"><text:span text:style-name="T30"><text:tab/>end body</text:span></text:span></text:p>
      <text:p text:style-name="P37"><text:span text:style-name="Police_20_par_20_défaut"><text:span text:style-name="T30">end function</text:span></text:span><text:span text:style-name="Police_20_par_20_défaut"><text:span text:style-name="T29"><text:tab/></text:span></text:span></text:p>
      <text:p text:style-name="P3"/>
      <text:p text:style-name="P33">function selectionGSM</text:p>
      <text:p text:style-name="P38"><text:tab/>input</text:p>
      <text:p text:style-name="P38"><text:tab/><text:tab/>List&lt;Cell&gt; candidate_set</text:p>
      <text:p text:style-name="P38"><text:tab/>output</text:p>
      <text:p text:style-name="P38"><text:tab/><text:tab/>Cell selected</text:p>
      <text:p text:style-name="P38"><text:tab/>body</text:p>
      <text:p text:style-name="P38"><text:tab/><text:tab/>candidate_set.sort('desc')</text:p>
      <text:p text:style-name="P38"><text:tab/><text:tab/>for cell in candidate_set do</text:p>
      <text:p text:style-name="P38"><text:tab/><text:tab/><text:tab/>if cell.strength &gt;= cell.minimum_strength &amp;&amp; ! cell.is_barred then</text:p>
      <text:p text:style-name="P38"><text:tab/><text:tab/><text:tab/><text:tab/>selected ← cell</text:p>
      <text:p text:style-name="P38"><text:tab/><text:tab/><text:tab/><text:span text:style-name="T118">end if</text:span></text:p>
      <text:p text:style-name="P38"><text:tab/><text:tab/>end do</text:p>
      <text:p text:style-name="P38"><text:tab/>end body</text:p>
      <text:p text:style-name="P38">end function</text:p>
      <text:p text:style-name="P1"/>
      <text:p text:style-name="P36">function reselectionUMTS</text:p>
      <text:p text:style-name="P39"><text:tab/>input</text:p>
      <text:p text:style-name="P39"><text:tab/><text:tab/>Cell selected<text:tab/></text:p>
      <text:p text:style-name="P39"><text:tab/><text:tab/>List&lt;Cell&gt; candidate_set</text:p>
      <text:p text:style-name="P40"><text:tab/><text:tab/>hysteresis</text:p>
      <text:p text:style-name="P40"><text:tab/><text:tab/><text:span text:style-name="T150">ntimes</text:span><text:tab/><text:tab/></text:p>
      <text:p text:style-name="P39"><text:tab/>output</text:p>
      <text:p text:style-name="P39"><text:tab/><text:tab/>Cell selected</text:p>
      <text:p text:style-name="P39"><text:tab/>body</text:p>
      <text:p text:style-name="P39"><text:tab/><text:tab/>candidate_set.sort('desc')</text:p>
      <text:p text:style-name="P39"><text:tab/><text:tab/>for cell in candidate_set do</text:p>
      <text:p text:style-name="P39"><text:tab/><text:tab/><text:tab/>if ! cell.is_barred then</text:p>
      <text:p text:style-name="P39"><text:tab/><text:tab/><text:tab/><text:tab/>if selected.type equals 'GSM' then</text:p>
      <text:p text:style-name="P39"><text:tab/><text:tab/><text:tab/><text:tab/><text:tab/>if cell.strength &gt; cell.minimum_strength then</text:p>
      <text:p text:style-name="P40"><text:tab/><text:tab/><text:tab/><text:tab/><text:tab/><text:tab/><text:span text:style-name="T150">cell.ntimes ← cell.ntimes + 1</text:span></text:p>
      <text:p text:style-name="P40"><text:soft-page-break/><text:tab/><text:tab/><text:tab/><text:tab/><text:tab/><text:tab/><text:span text:style-name="T150">if cell.ntimes equals ntimes then</text:span></text:p>
      <text:p text:style-name="P40"><text:tab/><text:tab/><text:tab/><text:tab/><text:tab/><text:tab/><text:tab/>selected ← cell</text:p>
      <text:p text:style-name="P40"><text:tab/><text:tab/><text:tab/><text:tab/><text:tab/><text:tab/><text:span text:style-name="T150">end if</text:span></text:p>
      <text:p text:style-name="P39"><text:tab/><text:tab/><text:tab/><text:tab/><text:tab/><text:span text:style-name="T150">else</text:span></text:p>
      <text:p text:style-name="P39"><text:tab/><text:tab/><text:tab/><text:tab/><text:tab/><text:tab/><text:span text:style-name="T150">cell.ntimes ← 0</text:span></text:p>
      <text:p text:style-name="P39"><text:tab/><text:tab/><text:tab/><text:tab/><text:tab/>end if</text:p>
      <text:p text:style-name="P39"><text:tab/><text:tab/><text:tab/><text:tab/>else<text:tab/>// selected.type equals 'UMTS'</text:p>
      <text:p text:style-name="P39"><text:tab/><text:tab/><text:tab/><text:tab/><text:tab/>if cell.strength &gt; cell.minimum_strength &amp;&amp; cell.strength - selected.strength &gt; hysteresis then</text:p>
      <text:p text:style-name="P39"><text:tab/><text:tab/><text:tab/><text:tab/><text:tab/><text:tab/><text:span text:style-name="T150">cell.ntimes ← cell.ntimes + 1</text:span></text:p>
      <text:p text:style-name="P39"><text:tab/><text:tab/><text:tab/><text:tab/><text:tab/><text:tab/><text:span text:style-name="T150">if cell.ntimes equals ntimes then</text:span></text:p>
      <text:p text:style-name="P39"><text:tab/><text:tab/><text:tab/><text:tab/><text:tab/><text:tab/><text:tab/>selected <text:span text:style-name="T150">← </text:span>cell</text:p>
      <text:p text:style-name="P39"><text:tab/><text:tab/><text:tab/><text:tab/><text:tab/><text:tab/><text:span text:style-name="T150">end if</text:span></text:p>
      <text:p text:style-name="P39"><text:tab/><text:tab/><text:tab/><text:tab/><text:tab/><text:span text:style-name="T150">else</text:span></text:p>
      <text:p text:style-name="P39"><text:tab/><text:tab/><text:tab/><text:tab/><text:tab/><text:tab/><text:span text:style-name="T150">cell.ntimes ← 0</text:span></text:p>
      <text:p text:style-name="P39"><text:tab/><text:tab/><text:tab/><text:tab/><text:tab/>end if</text:p>
      <text:p text:style-name="P39"><text:tab/><text:tab/><text:tab/><text:tab/>end if</text:p>
      <text:p text:style-name="P39"><text:tab/><text:tab/><text:tab/><text:tab/>break</text:p>
      <text:p text:style-name="P39"><text:tab/><text:tab/><text:tab/>end if</text:p>
      <text:p text:style-name="P39"><text:tab/><text:tab/>end do</text:p>
      <text:p text:style-name="P39"><text:tab/>end body</text:p>
      <text:p text:style-name="P39">end function</text:p>
      <text:p text:style-name="P1"/>
      <text:p text:style-name="P34">//we assume that entering to this function means that there is no UMTS //cell available</text:p>
      <text:p text:style-name="P41">function reselectionGSM</text:p>
      <text:p text:style-name="P41"><text:tab/>input</text:p>
      <text:p text:style-name="P41"><text:tab/><text:tab/>Cell selected<text:tab/></text:p>
      <text:p text:style-name="P41"><text:tab/><text:tab/>List&lt;Cell&gt; candidate_set</text:p>
      <text:p text:style-name="P41"><text:tab/><text:tab/>hysteresis<text:tab/><text:tab/><text:tab/></text:p>
      <text:p text:style-name="P41"><text:tab/>output</text:p>
      <text:p text:style-name="P41"><text:tab/><text:tab/>Cell selected</text:p>
      <text:p text:style-name="P41"><text:tab/>body</text:p>
      <text:p text:style-name="P41"><text:tab/><text:tab/>candidate_set.sort('desc')</text:p>
      <text:p text:style-name="P41"><text:tab/><text:tab/>for cell in candidate_set do</text:p>
      <text:p text:style-name="P41"><text:tab/><text:tab/><text:tab/>if ! cell.is_barred then</text:p>
      <text:p text:style-name="P41"><text:tab/><text:tab/><text:tab/><text:tab/>if selected.type equals 'GSM' then</text:p>
      <text:p text:style-name="P41"><text:tab/><text:tab/><text:tab/><text:tab/><text:tab/>if cell.strength &gt; cell.minimum_strength &amp;&amp; cell.strength - selected.strength &gt; hysteresis then</text:p>
      <text:p text:style-name="P41"><text:tab/><text:tab/><text:tab/><text:tab/><text:tab/><text:tab/><text:span text:style-name="T150">cell.ntimes ← cell.ntimes + 1</text:span></text:p>
      <text:p text:style-name="P41"><text:tab/><text:tab/><text:tab/><text:tab/><text:tab/><text:tab/><text:span text:style-name="T150">if cell.ntimes equals ntimes then</text:span></text:p>
      <text:p text:style-name="P41"><text:tab/><text:tab/><text:tab/><text:tab/><text:tab/><text:tab/><text:tab/>selected <text:span text:style-name="T150">← </text:span>cell</text:p>
      <text:p text:style-name="P41"><text:tab/><text:tab/><text:tab/><text:tab/><text:tab/><text:tab/><text:span text:style-name="T150">end if</text:span></text:p>
      <text:p text:style-name="P41"><text:tab/><text:tab/><text:tab/><text:tab/><text:tab/><text:span text:style-name="T150">else</text:span></text:p>
      <text:p text:style-name="P41"><text:tab/><text:tab/><text:tab/><text:tab/><text:tab/><text:tab/><text:span text:style-name="T150">cell.ntimes ← 0</text:span></text:p>
      <text:p text:style-name="P41"><text:tab/><text:tab/><text:tab/><text:tab/><text:tab/>end if</text:p>
      <text:p text:style-name="P41"><text:tab/><text:tab/><text:tab/><text:tab/>else<text:tab/>// selected.type equals 'UMTS'</text:p>
      <text:p text:style-name="P41"><text:tab/><text:tab/><text:tab/><text:tab/><text:tab/>if cell.strength &gt; cell.minimum_strength</text:p>
      <text:p text:style-name="P41"><text:tab/><text:tab/><text:tab/><text:tab/><text:tab/><text:tab/><text:span text:style-name="T150">cell.ntimes ← cell.ntimes + 1</text:span></text:p>
      <text:p text:style-name="P42"><text:tab/><text:tab/><text:tab/><text:tab/><text:tab/><text:tab/><text:span text:style-name="T150">if cell.ntimes equals cell.ntimes then</text:span></text:p>
      <text:p text:style-name="P42"><text:tab/><text:tab/><text:tab/><text:tab/><text:tab/><text:tab/><text:tab/><text:span text:style-name="T150">selected ← cell</text:span></text:p>
      <text:p text:style-name="P42"><text:tab/><text:tab/><text:tab/><text:tab/><text:tab/><text:tab/><text:span text:style-name="T150">end if</text:span></text:p>
      <text:p text:style-name="P42"><text:tab/><text:tab/><text:tab/><text:tab/><text:tab/><text:span text:style-name="T150">else</text:span></text:p>
      <text:p text:style-name="P42"><text:tab/><text:tab/><text:tab/><text:tab/><text:tab/><text:tab/><text:span text:style-name="T150">cell.ntimes ← 0</text:span></text:p>
      <text:p text:style-name="P42"><text:tab/><text:tab/><text:tab/><text:tab/><text:tab/>end if</text:p>
      <text:p text:style-name="P41"><text:tab/><text:tab/><text:tab/><text:tab/>end if</text:p>
      <text:p text:style-name="P41"><text:tab/><text:tab/><text:tab/>end if</text:p>
      <text:p text:style-name="P41"><text:tab/><text:tab/>end do</text:p>
      <text:p text:style-name="P41"><text:tab/>end body</text:p>
      <text:p text:style-name="P41">end function</text:p>
      <text:p text:style-name="P16"/>
      <text:p text:style-name="P35">function handoverUMTS</text:p>
      <text:p text:style-name="P43">input</text:p>
      <text:p text:style-name="P43"><text:tab/>List&lt;Cell&gt; active_set <text:tab/></text:p>
      <text:p text:style-name="P43"><text:tab/>List&lt;Cell&gt; neighbor_set</text:p>
      <text:p text:style-name="P43"><text:tab/>hysteresis</text:p>
      <text:p text:style-name="P43"><text:tab/><text:span text:style-name="T152">ntimes</text:span></text:p>
      <text:p text:style-name="P43">output</text:p>
      <text:p text:style-name="P43"><text:soft-page-break/><text:tab/>List&lt;Cell&gt; active_set</text:p>
      <text:p text:style-name="P43"><text:tab/>List&lt;Cell&gt; neighbor_set</text:p>
      <text:p text:style-name="P43">body</text:p>
      <text:p text:style-name="P43"><text:tab/>for cell in active_set do</text:p>
      <text:p text:style-name="P45"><text:tab/><text:tab/>maxActive <text:span text:style-name="T152">← </text:span>max(active_set)</text:p>
      <text:p text:style-name="P47"><text:tab/><text:tab/>if<text:span text:style-name="T150"> cell.strength &lt; cell.minimum_strength then</text:span></text:p>
      <text:p text:style-name="P47"><text:tab/><text:tab/><text:tab/>active_set.remove(cell)</text:p>
      <text:p text:style-name="P47"><text:tab/><text:tab/><text:tab/>neighbor_cell.add(cell)</text:p>
      <text:p text:style-name="P47"><text:tab/><text:tab/><text:span text:style-name="T155">else if </text:span>maxActive.strength - cell.strength &gt; hysteresis then</text:p>
      <text:p text:style-name="P43"><text:tab/><text:tab/><text:tab/><text:span text:style-name="T152">cell.ntimes ← cell.ntimes + 1</text:span></text:p>
      <text:p text:style-name="P43"><text:tab/><text:tab/><text:tab/><text:span text:style-name="T152">if cell.ntimes equals ntimes then</text:span></text:p>
      <text:p text:style-name="P43"><text:tab/><text:tab/><text:tab/><text:tab/>active_set.remove(cell)</text:p>
      <text:p text:style-name="P43"><text:tab/><text:tab/><text:tab/><text:tab/>neighbor_cell.add(cell)</text:p>
      <text:p text:style-name="P43"><text:tab/><text:tab/><text:tab/><text:span text:style-name="T152">end if</text:span></text:p>
      <text:p text:style-name="P43"><text:tab/><text:tab/><text:span text:style-name="T152">else</text:span></text:p>
      <text:p text:style-name="P43"><text:tab/><text:tab/><text:tab/><text:span text:style-name="T152">cell.ntimes ← 0</text:span></text:p>
      <text:p text:style-name="P43"><text:tab/><text:tab/>end if</text:p>
      <text:p text:style-name="P43"><text:tab/>end do</text:p>
      <text:p text:style-name="P43"/>
      <text:p text:style-name="P46"><text:tab/><text:span text:style-name="T153">neighbor_set.sort('desc')</text:span></text:p>
      <text:p text:style-name="P46"><text:tab/>for cell in neighbor_set do</text:p>
      <text:p text:style-name="P43"><text:tab/><text:tab/>if active_set.length &lt; active_maxlength then</text:p>
      <text:p text:style-name="P43"><text:tab/><text:tab/><text:tab/><text:span text:style-name="T152">if active_set.length equals 0 then</text:span></text:p>
      <text:p text:style-name="P46"><text:tab/><text:tab/><text:tab/><text:tab/><text:span text:style-name="T152">maxActive ← 0</text:span><text:tab/></text:p>
      <text:p text:style-name="P46"><text:tab/><text:tab/><text:tab/><text:span text:style-name="T152">else</text:span></text:p>
      <text:p text:style-name="P43"><text:tab/><text:tab/><text:tab/><text:tab/>maxActive ← max(active_set)</text:p>
      <text:p text:style-name="P43"><text:tab/><text:tab/><text:tab/><text:span text:style-name="T152">end if</text:span></text:p>
      <text:p text:style-name="P46"><text:tab/><text:tab/><text:tab/><text:tab/></text:p>
      <text:p text:style-name="P46"><text:tab/><text:tab/><text:tab/>if <text:span text:style-name="T151">cell.strength &gt; cell.minimum_strength and </text:span>cell.strength - maxActive.strength &gt; hysteresis then</text:p>
      <text:p text:style-name="P44"><text:tab/><text:tab/><text:tab/><text:tab/><text:span text:style-name="T152">cell.ntimes ← cell.ntimes + 1</text:span></text:p>
      <text:p text:style-name="P44"><text:tab/><text:tab/><text:tab/><text:tab/><text:span text:style-name="T152">if cell.ntimes equals ntimes then</text:span></text:p>
      <text:p text:style-name="P44"><text:tab/><text:tab/><text:tab/><text:tab/><text:tab/>neighbor_cell.remove(cell)</text:p>
      <text:p text:style-name="P43"><text:tab/><text:tab/><text:tab/><text:tab/><text:tab/>active_set.add(cell)</text:p>
      <text:p text:style-name="P43"><text:tab/><text:tab/><text:tab/><text:tab/><text:span text:style-name="T152">end if</text:span></text:p>
      <text:p text:style-name="P43"><text:tab/><text:tab/><text:tab/>else</text:p>
      <text:p text:style-name="P43"><text:tab/><text:tab/><text:tab/><text:tab/><text:span text:style-name="T152">cell.ntimes ← 0</text:span></text:p>
      <text:p text:style-name="P43"><text:tab/><text:tab/><text:tab/>end if</text:p>
      <text:p text:style-name="P43"><text:tab/><text:tab/>else</text:p>
      <text:p text:style-name="P43"><text:tab/><text:tab/><text:tab/><text:span text:style-name="T153">break</text:span></text:p>
      <text:p text:style-name="P43"><text:tab/><text:tab/><text:span text:style-name="T153">end if</text:span></text:p>
      <text:p text:style-name="P43"><text:tab/><text:span text:style-name="T153">end do</text:span></text:p>
      <text:p text:style-name="P43"/>
      <text:p text:style-name="P43"><text:tab/><text:span text:style-name="T156">isSwitched ← true</text:span></text:p>
      <text:p text:style-name="P43"><text:tab/><text:span text:style-name="T156">while isSwitched do</text:span></text:p>
      <text:p text:style-name="P43"><text:tab/><text:tab/>minActive ← min(active_set)</text:p>
      <text:p text:style-name="P43"><text:tab/><text:tab/>maxNeighbor <text:span text:style-name="T153">← </text:span>max(<text:span text:style-name="T153">neighbor</text:span>_set)</text:p>
      <text:p text:style-name="P43"><text:tab/><text:tab/>if maxNeighbor.strength - minActive.strength &gt; hysteresis then</text:p>
      <text:p text:style-name="P43"><text:tab/><text:tab/><text:tab/><text:span text:style-name="T153">maxNeighbor.ntimes ← maxNeighbor.ntimes + 1</text:span></text:p>
      <text:p text:style-name="P43"><text:tab/><text:tab/><text:tab/><text:span text:style-name="T153">if maxNeighbor.ntimes equals ntimes then</text:span></text:p>
      <text:p text:style-name="P43"><text:tab/><text:tab/><text:tab/><text:tab/>active_set.replace(minActive, maxNeighbor)</text:p>
      <text:p text:style-name="P43"><text:tab/><text:tab/><text:tab/><text:tab/>neighbor_set.replace(maxNeighbor, minActive)</text:p>
      <text:p text:style-name="P43"><text:tab/><text:tab/><text:tab/><text:span text:style-name="T153">end if</text:span></text:p>
      <text:p text:style-name="P43"><text:tab/><text:tab/>else</text:p>
      <text:p text:style-name="P43"><text:tab/><text:tab/><text:tab/><text:span text:style-name="T153">maxNeighbor.ntimes ← 0</text:span></text:p>
      <text:p text:style-name="P43"><text:tab/><text:tab/><text:tab/><text:span text:style-name="T156">isSwitched ← false</text:span></text:p>
      <text:p text:style-name="P43"><text:tab/><text:tab/>end if</text:p>
      <text:p text:style-name="P43"><text:tab/>end do</text:p>
      <text:p text:style-name="P43">end body</text:p>
      <text:p text:style-name="P43">end function</text:p>
      <text:p text:style-name="P16"><text:span text:style-name="Police_20_par_20_défaut"><text:span text:style-name="T106"/></text:span></text:p>
      <text:p text:style-name="P48"><text:span text:style-name="Police_20_par_20_défaut"><text:span text:style-name="T119">function handoverGSM</text:span></text:span></text:p>
      <text:p text:style-name="P48"><text:span text:style-name="Police_20_par_20_défaut"><text:span text:style-name="T119">input</text:span></text:span></text:p>
      <text:p text:style-name="P48"><text:span text:style-name="Police_20_par_20_défaut"><text:span text:style-name="T119"><text:tab/>Cell primary</text:span></text:span></text:p>
      <text:p text:style-name="P48"><text:span text:style-name="Police_20_par_20_défaut"><text:span text:style-name="T119"><text:tab/>List&lt;Cell&gt; neighbor_set</text:span></text:span></text:p>
      <text:p text:style-name="P48"><text:span text:style-name="Police_20_par_20_défaut"><text:span text:style-name="T119"><text:tab/>hysteresis</text:span></text:span></text:p>
      <text:p text:style-name="P49"><text:span text:style-name="Police_20_par_20_défaut"><text:span text:style-name="T123"><text:tab/>ntimes</text:span></text:span></text:p>
      <text:p text:style-name="P49"><text:span text:style-name="Police_20_par_20_défaut"><text:span text:style-name="T123"><text:tab/></text:span></text:span><text:span text:style-name="Police_20_par_20_défaut"><text:span text:style-name="T142">isHandoverNeeded</text:span></text:span></text:p>
      <text:p text:style-name="P48"><text:soft-page-break/><text:span text:style-name="Police_20_par_20_défaut"><text:span text:style-name="T119">output</text:span></text:span></text:p>
      <text:p text:style-name="P48"><text:span text:style-name="Police_20_par_20_défaut"><text:span text:style-name="T119"><text:tab/>Cell primary</text:span></text:span></text:p>
      <text:p text:style-name="P48"><text:span text:style-name="Police_20_par_20_défaut"><text:span text:style-name="T119"><text:tab/>List&lt;Cell&gt; neighbor_set</text:span></text:span></text:p>
      <text:p text:style-name="P48"><text:span text:style-name="Police_20_par_20_défaut"><text:span text:style-name="T119">bod</text:span></text:span><text:span text:style-name="Police_20_par_20_défaut"><text:span text:style-name="T128">y</text:span></text:span></text:p>
      <text:p text:style-name="P48"><text:span text:style-name="Police_20_par_20_défaut"><text:span text:style-name="T128"><text:tab/></text:span></text:span><text:span text:style-name="Police_20_par_20_défaut"><text:span text:style-name="T142">neighbor_set.sort('desc')</text:span></text:span></text:p>
      <text:p text:style-name="P48"><text:span text:style-name="Police_20_par_20_défaut"><text:span text:style-name="T123"><text:tab/>for cell in neighbor_set do</text:span></text:span></text:p>
      <text:p text:style-name="P56"><text:span text:style-name="Police_20_par_20_défaut"><text:span text:style-name="T119"><text:tab/><text:tab/>if </text:span></text:span><text:span text:style-name="Police_20_par_20_défaut"><text:span text:style-name="T140">not cell.is_barred &amp;&amp; </text:span></text:span><text:span text:style-name="Police_20_par_20_défaut"><text:span text:style-name="T123">cell</text:span></text:span><text:span text:style-name="Police_20_par_20_défaut"><text:span text:style-name="T119">.strength</text:span></text:span><text:span text:style-name="Police_20_par_20_défaut"><text:span text:style-name="T123"> &gt; cell.minimum_strength</text:span></text:span></text:p>
      <text:p text:style-name="P52"><text:span text:style-name="Police_20_par_20_défaut"><text:span text:style-name="T119"><text:tab/><text:tab/><text:tab/></text:span></text:span><text:span text:style-name="Police_20_par_20_défaut"><text:span text:style-name="T128">if primary is null then</text:span></text:span></text:p>
      <text:p text:style-name="P52"><text:span text:style-name="Police_20_par_20_défaut"><text:span text:style-name="T128"><text:tab/><text:tab/><text:tab/><text:tab/></text:span></text:span><text:span text:style-name="Police_20_par_20_défaut"><text:span text:style-name="T123">cell.ntimes ← cell.ntimes + 1</text:span></text:span></text:p>
      <text:p text:style-name="P52"><text:span text:style-name="Police_20_par_20_défaut"><text:span text:style-name="T119"><text:tab/><text:tab/><text:tab/></text:span></text:span><text:span text:style-name="Police_20_par_20_défaut"><text:span text:style-name="T128">else if </text:span></text:span><text:span text:style-name="Police_20_par_20_défaut"><text:span text:style-name="T123">cell.strength - </text:span></text:span><text:span text:style-name="Police_20_par_20_défaut"><text:span text:style-name="T119">primary.strength &gt; hysteresis then</text:span></text:span></text:p>
      <text:p text:style-name="P52"><text:span text:style-name="Police_20_par_20_défaut"><text:span text:style-name="T119"><text:tab/><text:tab/><text:tab/><text:tab/></text:span></text:span><text:span text:style-name="Police_20_par_20_défaut"><text:span text:style-name="T128">cell.ntimes ← cell.ntimes + 1</text:span></text:span></text:p>
      <text:p text:style-name="P52"><text:span text:style-name="Police_20_par_20_défaut"><text:span text:style-name="T128"><text:tab/><text:tab/><text:tab/>else</text:span></text:span></text:p>
      <text:p text:style-name="P52"><text:span text:style-name="Police_20_par_20_défaut"><text:span text:style-name="T128"><text:tab/><text:tab/><text:tab/><text:tab/>cell.ntimes ← 0</text:span></text:span></text:p>
      <text:p text:style-name="P52"><text:span text:style-name="Police_20_par_20_défaut"><text:span text:style-name="T128"><text:tab/><text:tab/><text:tab/>end if</text:span></text:span></text:p>
      <text:p text:style-name="P52"><text:span text:style-name="Police_20_par_20_défaut"><text:span text:style-name="T128"><text:tab/><text:tab/><text:tab/></text:span></text:span></text:p>
      <text:p text:style-name="P52"><text:span text:style-name="Police_20_par_20_défaut"><text:span text:style-name="T128"><text:tab/><text:tab/><text:tab/>if cell.ntimes </text:span></text:span><text:span text:style-name="Police_20_par_20_défaut"><text:span text:style-name="T142">greater than</text:span></text:span><text:span text:style-name="Police_20_par_20_défaut"><text:span text:style-name="T128"> ntimes </text:span></text:span><text:span text:style-name="Police_20_par_20_défaut"><text:span text:style-name="T143">and isHandoverNeeded </text:span></text:span><text:span text:style-name="Police_20_par_20_défaut"><text:span text:style-name="T128">then</text:span></text:span></text:p>
      <text:p text:style-name="P52"><text:span text:style-name="Police_20_par_20_défaut"><text:span text:style-name="T119"><text:tab/><text:tab/><text:tab/><text:tab/>primary ← </text:span></text:span><text:span text:style-name="Police_20_par_20_défaut"><text:span text:style-name="T123">cell </text:span></text:span></text:p>
      <text:p text:style-name="P52"><text:span text:style-name="Police_20_par_20_défaut"><text:span text:style-name="T123"><text:tab/><text:tab/><text:tab/></text:span></text:span><text:span text:style-name="Police_20_par_20_défaut"><text:span text:style-name="T128">end if</text:span></text:span></text:p>
      <text:p text:style-name="P52"><text:span text:style-name="Police_20_par_20_défaut"><text:span text:style-name="T128"><text:tab/><text:tab/></text:span></text:span><text:span text:style-name="Police_20_par_20_défaut"><text:span text:style-name="T129">else</text:span></text:span></text:p>
      <text:p text:style-name="P52"><text:span text:style-name="Police_20_par_20_défaut"><text:span text:style-name="T129"><text:tab/><text:tab/><text:tab/>cell.ntimes ← 0</text:span></text:span></text:p>
      <text:p text:style-name="P52"><text:span text:style-name="Police_20_par_20_défaut"><text:span text:style-name="T128"><text:tab/><text:tab/></text:span></text:span><text:span text:style-name="Police_20_par_20_défaut"><text:span text:style-name="T129">end if</text:span></text:span></text:p>
      <text:p text:style-name="P48"><text:span text:style-name="Police_20_par_20_défaut"><text:span text:style-name="T119"><text:tab/></text:span></text:span><text:span text:style-name="Police_20_par_20_défaut"><text:span text:style-name="T123">end do</text:span></text:span></text:p>
      <text:p text:style-name="P48"><text:span text:style-name="Police_20_par_20_défaut"><text:span text:style-name="T119">end body</text:span></text:span></text:p>
      <text:p text:style-name="P48"><text:span text:style-name="Police_20_par_20_défaut"><text:span text:style-name="T119">end function</text:span></text:span></text:p>
      <text:p text:style-name="P17"><text:span text:style-name="Police_20_par_20_défaut"><text:span text:style-name="T106"/></text:span></text:p>
      <text:p text:style-name="Code"><text:span text:style-name="Police_20_par_20_défaut"><text:span text:style-name="T120">function main</text:span></text:span></text:p>
      <text:p text:style-name="P50"><text:span text:style-name="Police_20_par_20_défaut"><text:span text:style-name="T120">input</text:span></text:span></text:p>
      <text:p text:style-name="P50"><text:span text:style-name="Police_20_par_20_défaut"><text:span text:style-name="T120"><text:tab/></text:span></text:span><text:span text:style-name="Police_20_par_20_défaut"><text:span text:style-name="T126">boolean is_calling</text:span></text:span></text:p>
      <text:p text:style-name="P50"><text:span text:style-name="Police_20_par_20_défaut"><text:span text:style-name="T120"><text:tab/></text:span></text:span><text:span text:style-name="Police_20_par_20_défaut"><text:span text:style-name="T122">int hysteresis_umts</text:span></text:span></text:p>
      <text:p text:style-name="P50"><text:span text:style-name="Police_20_par_20_défaut"><text:span text:style-name="T122"><text:tab/></text:span></text:span><text:span text:style-name="Police_20_par_20_défaut"><text:span text:style-name="T124">int hysteresis_gsm</text:span></text:span></text:p>
      <text:p text:style-name="P50"><text:span text:style-name="Police_20_par_20_défaut"><text:span text:style-name="T124"><text:tab/>int ntimes</text:span></text:span></text:p>
      <text:p text:style-name="P50"><text:span text:style-name="Police_20_par_20_défaut"><text:span text:style-name="T120">body</text:span></text:span></text:p>
      <text:p text:style-name="P50"><text:span text:style-name="Police_20_par_20_défaut"><text:span text:style-name="T120"><text:tab/></text:span></text:span><text:span text:style-name="Police_20_par_20_défaut"><text:span text:style-name="T125">Cell selected</text:span></text:span></text:p>
      <text:p text:style-name="P50"><text:span text:style-name="Police_20_par_20_défaut"><text:span text:style-name="T120"><text:tab/></text:span></text:span><text:span text:style-name="Police_20_par_20_défaut"><text:span text:style-name="T125">Cell primary</text:span></text:span></text:p>
      <text:p text:style-name="P50"><text:span text:style-name="Police_20_par_20_défaut"><text:span text:style-name="T125"><text:tab/>List&lt;Cell&gt; active_set</text:span></text:span></text:p>
      <text:p text:style-name="P50"><text:span text:style-name="Police_20_par_20_défaut"><text:span text:style-name="T125"><text:tab/></text:span></text:span><text:span text:style-name="Police_20_par_20_défaut"><text:span text:style-name="T126">neighbor_umts_set</text:span></text:span></text:p>
      <text:p text:style-name="P50"><text:span text:style-name="Police_20_par_20_défaut"><text:span text:style-name="T126"><text:tab/>neighbor_gsm_set</text:span></text:span></text:p>
      <text:p text:style-name="P50"><text:span text:style-name="Police_20_par_20_défaut"><text:span text:style-name="T126"><text:tab/>boolean is_update_calling ← false</text:span></text:span></text:p>
      <text:p text:style-name="P50"><text:span text:style-name="Police_20_par_20_défaut"><text:span text:style-name="T126"/></text:span></text:p>
      <text:p text:style-name="P50"><text:span text:style-name="Police_20_par_20_défaut"><text:span text:style-name="T120"><text:tab/></text:span></text:span><text:span text:style-name="Police_20_par_20_défaut"><text:span text:style-name="T125">while 1 do</text:span></text:span></text:p>
      <text:p text:style-name="P50"><text:span text:style-name="Police_20_par_20_défaut"><text:span text:style-name="T125"><text:tab/><text:tab/></text:span></text:span><text:span text:style-name="Police_20_par_20_défaut"><text:span text:style-name="T132">update_</text:span></text:span><text:span text:style-name="Police_20_par_20_défaut"><text:span text:style-name="T134">s</text:span></text:span><text:span text:style-name="Police_20_par_20_défaut"><text:span text:style-name="T132">trength(</text:span></text:span><text:span text:style-name="Police_20_par_20_défaut"><text:span text:style-name="T133">selected</text:span></text:span><text:span text:style-name="Police_20_par_20_défaut"><text:span text:style-name="T132">)</text:span></text:span></text:p>
      <text:p text:style-name="P50"><text:span text:style-name="Police_20_par_20_défaut"><text:span text:style-name="T132"><text:tab/><text:tab/>update_</text:span></text:span><text:span text:style-name="Police_20_par_20_défaut"><text:span text:style-name="T134">s</text:span></text:span><text:span text:style-name="Police_20_par_20_défaut"><text:span text:style-name="T132">trength(primary)</text:span></text:span></text:p>
      <text:p text:style-name="P50"><text:span text:style-name="Police_20_par_20_défaut"><text:span text:style-name="T132"><text:tab/><text:tab/>update_</text:span></text:span><text:span text:style-name="Police_20_par_20_défaut"><text:span text:style-name="T134">s</text:span></text:span><text:span text:style-name="Police_20_par_20_défaut"><text:span text:style-name="T132">trength(active_set)</text:span></text:span></text:p>
      <text:p text:style-name="P50"><text:span text:style-name="Police_20_par_20_défaut"><text:span text:style-name="T125"><text:tab/><text:tab/></text:span></text:span><text:span text:style-name="Police_20_par_20_défaut"><text:span text:style-name="T132">update_</text:span></text:span><text:span text:style-name="Police_20_par_20_défaut"><text:span text:style-name="T134">s</text:span></text:span><text:span text:style-name="Police_20_par_20_défaut"><text:span text:style-name="T132">trength(neighbor_umts_set)</text:span></text:span></text:p>
      <text:p text:style-name="P50"><text:span text:style-name="Police_20_par_20_défaut"><text:span text:style-name="T132"><text:tab/><text:tab/>update</text:span></text:span><text:span text:style-name="Police_20_par_20_défaut"><text:span text:style-name="T134">_s</text:span></text:span><text:span text:style-name="Police_20_par_20_défaut"><text:span text:style-name="T132">trength(neighbor_gsm_set)</text:span></text:span></text:p>
      <text:p text:style-name="P50"><text:span text:style-name="Police_20_par_20_défaut"><text:span text:style-name="T125"><text:tab/></text:span></text:span></text:p>
      <text:p text:style-name="P50"><text:span text:style-name="Police_20_par_20_défaut"><text:span text:style-name="T125"><text:tab/><text:tab/>if </text:span></text:span><text:span text:style-name="Police_20_par_20_défaut"><text:span text:style-name="T135">selected is null</text:span></text:span><text:span text:style-name="Police_20_par_20_défaut"><text:span text:style-name="T125"> then //</text:span></text:span><text:span text:style-name="Police_20_par_20_défaut"><text:span text:style-name="T126">selection</text:span></text:span></text:p>
      <text:p text:style-name="P50"><text:span text:style-name="Police_20_par_20_défaut"><text:span text:style-name="T125"/></text:span></text:p>
      <text:p text:style-name="P51"><text:span text:style-name="Police_20_par_20_défaut"><text:span text:style-name="T125"><text:tab/><text:tab/><text:tab/></text:span></text:span><text:span text:style-name="Police_20_par_20_défaut"><text:span text:style-name="T126">candidate_set ← measure_landscape('UMTS')</text:span></text:span></text:p>
      <text:p text:style-name="P51"><text:span text:style-name="Police_20_par_20_défaut"><text:span text:style-name="T125"><text:tab/><text:tab/><text:tab/>selected </text:span></text:span><text:span text:style-name="Police_20_par_20_défaut"><text:span text:style-name="T126">← selectionUMTS(candidate_set)</text:span></text:span></text:p>
      <text:p text:style-name="P51"><text:span text:style-name="Police_20_par_20_défaut"><text:span text:style-name="T126"><text:tab/><text:tab/><text:tab/>if selected is null then</text:span></text:span></text:p>
      <text:p text:style-name="P51"><text:span text:style-name="Police_20_par_20_défaut"><text:span text:style-name="T126"><text:tab/><text:tab/><text:tab/><text:tab/>candidate_set ← measure_landscape('GSM')</text:span></text:span></text:p>
      <text:p text:style-name="P51"><text:span text:style-name="Police_20_par_20_défaut"><text:span text:style-name="T126"><text:tab/><text:tab/><text:tab/><text:tab/>selected ← selectionGSM(candidate_set)</text:span></text:span></text:p>
      <text:p text:style-name="P51"><text:span text:style-name="Police_20_par_20_défaut"><text:span text:style-name="T126"><text:tab/><text:tab/><text:tab/>end if</text:span></text:span></text:p>
      <text:p text:style-name="P51"><text:span text:style-name="Police_20_par_20_défaut"><text:span text:style-name="T126"/></text:span></text:p>
      <text:p text:style-name="P51"><text:span text:style-name="Police_20_par_20_défaut"><text:span text:style-name="T126"><text:tab/><text:tab/><text:tab/>if selected is not null then</text:span></text:span></text:p>
      <text:p text:style-name="P51"><text:span text:style-name="Police_20_par_20_défaut"><text:span text:style-name="T126"><text:tab/><text:tab/><text:tab/><text:tab/>neighbors_umts_set ← selected.getNeighborsUMTS()</text:span></text:span></text:p>
      <text:p text:style-name="P51"><text:span text:style-name="Police_20_par_20_défaut"><text:span text:style-name="T126"><text:tab/><text:tab/><text:tab/><text:tab/>neighbors_gsm_set ← selected.getNeighborsGSM()</text:span></text:span></text:p>
      <text:p text:style-name="P51"><text:span text:style-name="Police_20_par_20_défaut"><text:span text:style-name="T126"><text:tab/><text:tab/><text:tab/>end if</text:span></text:span></text:p>
      <text:p text:style-name="P51"><text:span text:style-name="Police_20_par_20_défaut"><text:span text:style-name="T126"><text:tab/><text:tab/>else</text:span></text:span></text:p>
      <text:p text:style-name="P51"><text:span text:style-name="Police_20_par_20_défaut"><text:span text:style-name="T126"><text:tab/><text:tab/><text:tab/>if is_calling then</text:span></text:span></text:p>
      <text:p text:style-name="P51"><text:span text:style-name="Police_20_par_20_défaut"><text:span text:style-name="T126"><text:tab/><text:tab/><text:tab/><text:tab/>if not is_update_calling then</text:span></text:span></text:p>
      <text:p text:style-name="P51"><text:span text:style-name="Police_20_par_20_défaut"><text:span text:style-name="T126"><text:tab/><text:tab/><text:tab/><text:tab/><text:tab/>if selected.type equals 'UMTS'</text:span></text:span></text:p>
      <text:p text:style-name="P51"><text:span text:style-name="Police_20_par_20_défaut"><text:span text:style-name="T126"><text:tab/><text:tab/><text:tab/><text:tab/><text:tab/><text:tab/>active_set.add(selected)</text:span></text:span></text:p>
      <text:p text:style-name="P51"><text:span text:style-name="Police_20_par_20_défaut"><text:span text:style-name="T126"><text:tab/><text:tab/><text:tab/><text:tab/><text:tab/>else</text:span></text:span></text:p>
      <text:p text:style-name="P51"><text:span text:style-name="Police_20_par_20_défaut"><text:span text:style-name="T126"><text:tab/><text:tab/><text:tab/><text:tab/><text:tab/><text:tab/>primary ← selected</text:span></text:span></text:p>
      <text:p text:style-name="P51"><text:span text:style-name="Police_20_par_20_défaut"><text:span text:style-name="T126"><text:tab/><text:tab/><text:tab/><text:tab/><text:tab/>end if</text:span></text:span></text:p>
      <text:p text:style-name="P51"><text:span text:style-name="Police_20_par_20_défaut"><text:span text:style-name="T126"><text:tab/><text:tab/><text:tab/><text:tab/><text:tab/>is_update_calling ← true</text:span></text:span></text:p>
      <text:p text:style-name="P51"><text:soft-page-break/><text:span text:style-name="Police_20_par_20_défaut"><text:span text:style-name="T126"><text:tab/><text:tab/><text:tab/><text:tab/>end if</text:span></text:span></text:p>
      <text:p text:style-name="P51"><text:span text:style-name="Police_20_par_20_défaut"><text:span text:style-name="T126"><text:tab/><text:tab/><text:tab/><text:tab/></text:span></text:span></text:p>
      <text:p text:style-name="P51"><text:span text:style-name="Police_20_par_20_défaut"><text:span text:style-name="T126"><text:tab/><text:tab/><text:tab/><text:tab/>if primary equals null </text:span></text:span><text:span text:style-name="Police_20_par_20_défaut"><text:span text:style-name="T127">and active_set.length equals 0 then</text:span></text:span></text:p>
      <text:p text:style-name="P50"><text:span text:style-name="Police_20_par_20_défaut"><text:span text:style-name="T125"><text:tab/><text:tab/><text:tab/></text:span></text:span><text:span text:style-name="Police_20_par_20_défaut"><text:span text:style-name="T126"><text:tab/><text:tab/></text:span></text:span><text:span text:style-name="Police_20_par_20_défaut"><text:span text:style-name="T127">is_calling ← false</text:span></text:span></text:p>
      <text:p text:style-name="P50"><text:span text:style-name="Police_20_par_20_défaut"><text:span text:style-name="T127"><text:tab/><text:tab/><text:tab/><text:tab/>else</text:span></text:span></text:p>
      <text:p text:style-name="P50"><text:span text:style-name="Police_20_par_20_défaut"><text:span text:style-name="T127"><text:tab/><text:tab/><text:tab/><text:tab/><text:tab/>handover</text:span></text:span><text:span text:style-name="Police_20_par_20_défaut"><text:span text:style-name="T130">UMTS(</text:span></text:span><text:span text:style-name="Police_20_par_20_défaut"><text:span text:style-name="T128">active_set, neighbor_umts_set, hysteresis_umts, ntimes)</text:span></text:span></text:p>
      <text:p text:style-name="P50"><text:span text:style-name="Police_20_par_20_défaut"><text:span text:style-name="T145"><text:tab/><text:tab/><text:tab/><text:tab/><text:tab/></text:span></text:span></text:p>
      <text:p text:style-name="P50"><text:span text:style-name="Police_20_par_20_défaut"><text:span text:style-name="T128"><text:tab/><text:tab/><text:tab/><text:tab/><text:tab/>handover</text:span></text:span><text:span text:style-name="Police_20_par_20_défaut"><text:span text:style-name="T130">GSM(p</text:span></text:span><text:span text:style-name="Police_20_par_20_défaut"><text:span text:style-name="T128">rimary, </text:span></text:span><text:span text:style-name="Police_20_par_20_défaut"><text:span text:style-name="T130">neighbor_gsm_set, hysteresis_gsm, ntimes, </text:span></text:span><text:span text:style-name="Police_20_par_20_défaut"><text:span text:style-name="T141">active_set.length </text:span></text:span><text:span text:style-name="Police_20_par_20_défaut"><text:span text:style-name="T144">equals</text:span></text:span><text:span text:style-name="Police_20_par_20_défaut"><text:span text:style-name="T141"> 0</text:span></text:span><text:span text:style-name="Police_20_par_20_défaut"><text:span text:style-name="T130">)</text:span></text:span></text:p>
      <text:p text:style-name="P50"><text:span text:style-name="Police_20_par_20_défaut"><text:span text:style-name="T130"/></text:span></text:p>
      <text:p text:style-name="P59"><text:span text:style-name="Police_20_par_20_défaut"><text:span text:style-name="T130"><text:tab/><text:tab/><text:tab/><text:tab/><text:tab/></text:span></text:span><text:span text:style-name="Police_20_par_20_défaut"><text:span text:style-name="T146">if </text:span></text:span><text:span text:style-name="Police_20_par_20_défaut"><text:span text:style-name="T148">active_set.length &gt; 0 and </text:span></text:span><text:span text:style-name="Police_20_par_20_défaut"><text:span text:style-name="T146">selected is not max(active_set)</text:span></text:span></text:p>
      <text:p text:style-name="P59"><text:span text:style-name="Police_20_par_20_défaut"><text:span text:style-name="T146"><text:tab/><text:tab/><text:tab/><text:tab/><text:tab/><text:tab/></text:span></text:span><text:span text:style-name="Police_20_par_20_défaut"><text:span text:style-name="T149">primary ← null</text:span></text:span></text:p>
      <text:p text:style-name="P59"><text:span text:style-name="Police_20_par_20_défaut"><text:span text:style-name="T146"><text:tab/><text:tab/><text:tab/><text:tab/><text:tab/><text:tab/></text:span></text:span><text:span text:style-name="Police_20_par_20_défaut"><text:span text:style-name="T148">tmp_selected ← max(active_set)</text:span></text:span></text:p>
      <text:p text:style-name="P59"><text:span text:style-name="Police_20_par_20_défaut"><text:span text:style-name="T146"/></text:span></text:p>
      <text:p text:style-name="P59"><text:span text:style-name="Police_20_par_20_défaut"><text:span text:style-name="T147"><text:tab/><text:tab/><text:tab/><text:tab/><text:tab/></text:span></text:span><text:span text:style-name="Police_20_par_20_défaut"><text:span text:style-name="T148">else if </text:span></text:span><text:span text:style-name="Police_20_par_20_défaut"><text:span text:style-name="T147">selected is not primary then</text:span></text:span></text:p>
      <text:p text:style-name="P59"><text:span text:style-name="Police_20_par_20_défaut"><text:span text:style-name="T147"><text:tab/><text:tab/><text:tab/><text:tab/><text:tab/><text:tab/></text:span></text:span><text:span text:style-name="Police_20_par_20_défaut"><text:span text:style-name="T148">tmp_selected ← primary</text:span></text:span></text:p>
      <text:p text:style-name="P59"><text:span text:style-name="Police_20_par_20_défaut"><text:span text:style-name="T148"><text:tab/><text:tab/><text:tab/><text:tab/><text:tab/>end if</text:span></text:span></text:p>
      <text:p text:style-name="P59"><text:span text:style-name="Police_20_par_20_défaut"><text:span text:style-name="T148"/></text:span></text:p>
      <text:p text:style-name="P59"><text:span text:style-name="Police_20_par_20_défaut"><text:span text:style-name="T148"><text:tab/><text:tab/><text:tab/><text:tab/><text:tab/>if tmp_selected not equals selected then </text:span></text:span></text:p>
      <text:p text:style-name="P59"><text:span text:style-name="Police_20_par_20_défaut"><text:span text:style-name="T148"><text:tab/><text:tab/><text:tab/><text:tab/><text:tab/><text:tab/>selected ← tmp_selected</text:span></text:span></text:p>
      <text:p text:style-name="P57"><text:span text:style-name="Police_20_par_20_défaut"><text:span text:style-name="T130"><text:tab/><text:tab/><text:tab/><text:tab/><text:tab/><text:tab/></text:span></text:span><text:span text:style-name="Police_20_par_20_défaut"><text:span text:style-name="T126">neighbors_umts_set ← selected.getNeighborsUMTS().</text:span></text:span><text:span text:style-name="Police_20_par_20_défaut"><text:span text:style-name="T146">minus(active_set)</text:span></text:span></text:p>
      <text:p text:style-name="P57"><text:span text:style-name="Police_20_par_20_défaut"><text:span text:style-name="T126"><text:tab/><text:tab/><text:tab/><text:tab/><text:tab/><text:tab/>neighbors_gsm_set ← selected.getNeighborsGSM()</text:span></text:span><text:span text:style-name="Police_20_par_20_défaut"><text:span text:style-name="T130"><text:tab/></text:span></text:span></text:p>
      <text:p text:style-name="P58"><text:span text:style-name="Police_20_par_20_défaut"><text:span text:style-name="T130"><text:tab/><text:tab/><text:tab/><text:tab/><text:tab/></text:span></text:span><text:span text:style-name="Police_20_par_20_défaut"><text:span text:style-name="T147">end if</text:span></text:span></text:p>
      <text:p text:style-name="P58"><text:span text:style-name="Police_20_par_20_défaut"><text:span text:style-name="T130"><text:tab/><text:tab/><text:tab/><text:tab/>end if</text:span></text:span></text:p>
      <text:p text:style-name="P51"><text:span text:style-name="Police_20_par_20_défaut"><text:span text:style-name="T125"><text:tab/><text:tab/><text:tab/><text:tab/></text:span></text:span></text:p>
      <text:p text:style-name="P51"><text:span text:style-name="Police_20_par_20_défaut"><text:span text:style-name="T125"><text:tab/><text:tab/><text:tab/></text:span></text:span><text:span text:style-name="Police_20_par_20_défaut"><text:span text:style-name="T128">else</text:span></text:span></text:p>
      <text:p text:style-name="P51"><text:span text:style-name="Police_20_par_20_défaut"><text:span text:style-name="T128"><text:tab/><text:tab/><text:tab/><text:tab/></text:span></text:span><text:span text:style-name="Police_20_par_20_défaut"><text:span text:style-name="T137">if is_update_calling then</text:span></text:span></text:p>
      <text:p text:style-name="P51"><text:span text:style-name="Police_20_par_20_défaut"><text:span text:style-name="T128"><text:tab/><text:tab/><text:tab/><text:tab/><text:tab/>is_update_calling ← false</text:span></text:span></text:p>
      <text:p text:style-name="P51"><text:span text:style-name="Police_20_par_20_défaut"><text:span text:style-name="T128"><text:tab/><text:tab/><text:tab/><text:tab/><text:tab/></text:span></text:span><text:span text:style-name="Police_20_par_20_défaut"><text:span text:style-name="T138">if </text:span></text:span><text:span text:style-name="Police_20_par_20_défaut"><text:span text:style-name="T139">not</text:span></text:span><text:span text:style-name="Police_20_par_20_défaut"><text:span text:style-name="T138"> active_set.is_empty() then</text:span></text:span></text:p>
      <text:p text:style-name="P51"><text:span text:style-name="Police_20_par_20_défaut"><text:span text:style-name="T138"><text:tab/><text:tab/><text:tab/><text:tab/><text:tab/><text:tab/></text:span></text:span><text:span text:style-name="Police_20_par_20_défaut"><text:span text:style-name="T128">active_set.empty()</text:span></text:span></text:p>
      <text:p text:style-name="P51"><text:span text:style-name="Police_20_par_20_défaut"><text:span text:style-name="T128"><text:tab/><text:tab/><text:tab/><text:tab/><text:tab/></text:span></text:span><text:span text:style-name="Police_20_par_20_défaut"><text:span text:style-name="T138">else </text:span></text:span></text:p>
      <text:p text:style-name="P51"><text:span text:style-name="Police_20_par_20_défaut"><text:span text:style-name="T128"><text:tab/><text:tab/><text:tab/><text:tab/><text:tab/><text:tab/>primary ← null</text:span></text:span></text:p>
      <text:p text:style-name="P51"><text:span text:style-name="Police_20_par_20_défaut"><text:span text:style-name="T128"><text:tab/><text:tab/><text:tab/><text:tab/><text:tab/></text:span></text:span><text:span text:style-name="Police_20_par_20_défaut"><text:span text:style-name="T138">end if</text:span></text:span></text:p>
      <text:p text:style-name="P55"><text:span text:style-name="Police_20_par_20_défaut"><text:span text:style-name="T128"><text:tab/><text:tab/><text:tab/><text:tab/></text:span></text:span><text:span text:style-name="Police_20_par_20_défaut"><text:span text:style-name="T137">end if</text:span></text:span></text:p>
      <text:p text:style-name="P51"><text:span text:style-name="Police_20_par_20_défaut"><text:span text:style-name="T128"><text:tab/><text:tab/><text:tab/><text:tab/></text:span></text:span><text:span text:style-name="Police_20_par_20_défaut"><text:span text:style-name="T136">Cell tmp_selected</text:span></text:span></text:p>
      <text:p text:style-name="P51"><text:span text:style-name="Police_20_par_20_défaut"><text:span text:style-name="T128"><text:tab/><text:tab/><text:tab/><text:tab/></text:span></text:span><text:span text:style-name="Police_20_par_20_défaut"><text:span text:style-name="T136">tmp_</text:span></text:span><text:span text:style-name="Police_20_par_20_défaut"><text:span text:style-name="T130">selected ← reselectionUMTS(selected, neighbor_umts_set, hysteresis_umts, ntimes)</text:span></text:span></text:p>
      <text:p text:style-name="P53"><text:span text:style-name="Police_20_par_20_défaut"><text:span text:style-name="T130"><text:tab/><text:tab/><text:tab/><text:tab/></text:span></text:span><text:span text:style-name="Police_20_par_20_défaut"><text:span text:style-name="T121">if </text:span></text:span><text:span text:style-name="Police_20_par_20_défaut"><text:span text:style-name="T136">tmp_</text:span></text:span><text:span text:style-name="Police_20_par_20_défaut"><text:span text:style-name="T121">selected.type </text:span></text:span><text:span text:style-name="Police_20_par_20_défaut"><text:span text:style-name="T136">is null then</text:span></text:span></text:p>
      <text:p text:style-name="P51"><text:span text:style-name="Police_20_par_20_défaut"><text:span text:style-name="T130"><text:tab/><text:tab/><text:tab/><text:tab/><text:tab/></text:span></text:span><text:span text:style-name="Police_20_par_20_défaut"><text:span text:style-name="T136">tmp_</text:span></text:span><text:span text:style-name="Police_20_par_20_défaut"><text:span text:style-name="T130">selected ← reselectionGSM(selected, neighbor_gsm_set, hysteresis_gsm, ntimes)</text:span></text:span></text:p>
      <text:p text:style-name="P51"><text:span text:style-name="Police_20_par_20_défaut"><text:span text:style-name="T130"><text:tab/><text:tab/><text:tab/><text:tab/>end if</text:span></text:span></text:p>
      <text:p text:style-name="P51"><text:span text:style-name="Police_20_par_20_défaut"><text:span text:style-name="T130"><text:tab/><text:tab/><text:tab/><text:tab/></text:span></text:span><text:span text:style-name="Police_20_par_20_défaut"><text:span text:style-name="T136">if tmp_selected not equals selected then</text:span></text:span></text:p>
      <text:p text:style-name="P51"><text:span text:style-name="Police_20_par_20_défaut"><text:span text:style-name="T136"><text:tab/><text:tab/><text:tab/><text:tab/><text:tab/>selected ← tmp_selected</text:span></text:span></text:p>
      <text:p text:style-name="P54"><text:span text:style-name="Police_20_par_20_défaut"><text:span text:style-name="T136"><text:tab/><text:tab/><text:tab/><text:tab/><text:tab/></text:span></text:span><text:span text:style-name="Police_20_par_20_défaut"><text:span text:style-name="T126">neighbors_umts_set ← selected.getNeighborsUMTS()</text:span></text:span></text:p>
      <text:p text:style-name="P54"><text:span text:style-name="Police_20_par_20_défaut"><text:span text:style-name="T126"><text:tab/><text:tab/><text:tab/><text:tab/><text:tab/>neighbors_</text:span></text:span><text:span text:style-name="Police_20_par_20_défaut"><text:span text:style-name="T136">gsm</text:span></text:span><text:span text:style-name="Police_20_par_20_défaut"><text:span text:style-name="T126">_set ← selected.getNeighbors</text:span></text:span><text:span text:style-name="Police_20_par_20_défaut"><text:span text:style-name="T136">G</text:span></text:span><text:span text:style-name="Police_20_par_20_défaut"><text:span text:style-name="T126">S</text:span></text:span><text:span text:style-name="Police_20_par_20_défaut"><text:span text:style-name="T136">M</text:span></text:span><text:span text:style-name="Police_20_par_20_défaut"><text:span text:style-name="T126">()</text:span></text:span></text:p>
      <text:p text:style-name="P51"><text:span text:style-name="Police_20_par_20_défaut"><text:span text:style-name="T136"><text:tab/><text:tab/><text:tab/><text:tab/>end if</text:span></text:span></text:p>
      <text:p text:style-name="P51"><text:span text:style-name="Police_20_par_20_défaut"><text:span text:style-name="T130"><text:tab/><text:tab/><text:tab/>end if</text:span></text:span></text:p>
      <text:p text:style-name="P51"><text:span text:style-name="Police_20_par_20_défaut"><text:span text:style-name="T130"><text:tab/><text:tab/>end if</text:span></text:span></text:p>
      <text:p text:style-name="P51"><text:span text:style-name="Police_20_par_20_défaut"><text:span text:style-name="T130"><text:tab/><text:tab/></text:span></text:span><text:span text:style-name="Police_20_par_20_défaut"><text:span text:style-name="T131">sleep(500)<text:tab/>//wait for 0.5 sec</text:span></text:span></text:p>
      <text:p text:style-name="P51"><text:span text:style-name="Police_20_par_20_défaut"><text:span text:style-name="T130"><text:tab/>end do</text:span></text:span></text:p>
      <text:p text:style-name="P53"><text:span text:style-name="Police_20_par_20_défaut"><text:span text:style-name="T130">end body</text:span></text:span></text:p>
      <text:p text:style-name="P53"><text:span text:style-name="Police_20_par_20_défaut"><text:span text:style-name="T130">end function</text:span></text:span></text:p>
      <text:p text:style-name="P32"><text:span text:style-name="Police_20_par_20_défaut"><text:span text:style-name="T158"/></text:span></text:p>
      <text:p text:style-name="P32"><text:span text:style-name="Police_20_par_20_défaut"><text:span text:style-name="T158">4.OUTPUT DATA</text:span></text:span></text:p>
      <text:p text:style-name="Normal"><text:span text:style-name="Police_20_par_20_défaut"><text:span text:style-name="T4"/></text:span></text:p>
      <text:p text:style-name="P4"><text:tab/>The main function should simulate the operations <text:span text:style-name="T154">that the mobile or network must take depending on the situation. The function performs simulation of selection/reselection on GSM and UMTS, soft handover (UMTS to UMTS) and hard handover (UMTS to GSM, GSM to UMTS, and GSM to GSM).</text:span></text:p>
      <text:p text:style-name="P4"><text:tab/></text:p>
      <text:p text:style-name="P4"><text:soft-page-break/><text:tab/><text:span text:style-name="T154">The selected cell is only used when the user is not calling. When the user gives a call, the content of the selected cell is inserted either in the active_set list (if the selected cell is UMTS) or in the primary variable (if the selected cell is GSM).</text:span></text:p>
      <text:p text:style-name="P1"/>
      <text:p text:style-name="P1"/>
      <text:p text:style-name="P31">5. VALIDATION ON ONE EXAMPLE</text:p>
      <text:p text:style-name="Normal"><text:span text:style-name="Police_20_par_20_défaut"><text:span text:style-name="T4"/></text:span></text:p>
      <text:p text:style-name="P20"><text:span text:style-name="Police_20_par_20_défaut"><text:span text:style-name="T31">For the example we are going to take following parameters:</text:span></text:span></text:p>
      <text:p text:style-name="P20"><text:span text:style-name="Police_20_par_20_défaut"><text:span text:style-name="T31"/></text:span></text:p>
      <text:p text:style-name="P20"><text:span text:style-name="Police_20_par_20_défaut"><text:span text:style-name="T9">is_calling ← false</text:span></text:span></text:p>
      <text:p text:style-name="P20"><text:span text:style-name="Police_20_par_20_défaut"><text:span text:style-name="T9">hysteresis_umts ← 4</text:span></text:span></text:p>
      <text:p text:style-name="P20"><text:span text:style-name="Police_20_par_20_défaut"><text:span text:style-name="T9">hysteresis_gsm ← <text:s/>2</text:span></text:span></text:p>
      <text:p text:style-name="P20"><text:span text:style-name="Police_20_par_20_défaut"><text:span text:style-name="T9">ntimes ← 3</text:span></text:span></text:p>
      <text:p text:style-name="P20"><text:span text:style-name="Police_20_par_20_défaut"><text:span text:style-name="T31"/></text:span></text:p>
      <text:p text:style-name="P20"><text:span text:style-name="Police_20_par_20_défaut"><text:span text:style-name="T31">At the beginning all the sets are empty and the variables primary and selected are null, so we enter in the first condition in the main function.</text:span></text:span></text:p>
      <text:p text:style-name="P20"><text:span text:style-name="Police_20_par_20_défaut"><text:span text:style-name="T31"/></text:span></text:p>
      <text:p text:style-name="P20"><text:span text:style-name="Police_20_par_20_défaut"><text:span text:style-name="T31">We now invoke the measure_landscape with UMTS parameters. This function simply return a set of detected </text:span></text:span><text:span text:style-name="Police_20_par_20_défaut"><text:span text:style-name="T41">UMTS</text:span></text:span><text:span text:style-name="Police_20_par_20_défaut"><text:span text:style-name="T31"> cells associated with their signal strengthes depending on the distance between each cells and the mobile phone. Let's suppose that the function return the following measures:</text:span></text:span></text:p>
      <text:p text:style-name="P20"><text:span text:style-name="Police_20_par_20_défaut"><text:span text:style-name="T31"/></text:span></text:p>
      <text:p text:style-name="P20"><text:span text:style-name="Police_20_par_20_défaut"><text:span text:style-name="T31"><text:tab/></text:span></text:span><text:span text:style-name="Police_20_par_20_défaut"><text:span text:style-name="T9">candidate_set ← {Cell1: 5, Cell2: 11, Cell3: 15} </text:span></text:span></text:p>
      <text:p text:style-name="P20"><text:span text:style-name="Police_20_par_20_défaut"><text:span text:style-name="T31"><text:tab/></text:span></text:span></text:p>
      <text:p text:style-name="P20"><text:span text:style-name="Police_20_par_20_défaut"><text:span text:style-name="T31">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text:span></text:span><text:span text:style-name="Police_20_par_20_défaut"><text:span text:style-name="T41">c</text:span></text:span><text:span text:style-name="Police_20_par_20_défaut"><text:span text:style-name="T31">ell </text:span></text:span><text:span text:style-name="Police_20_par_20_défaut"><text:span text:style-name="T41">(cell(2)),</text:span></text:span><text:span text:style-name="Police_20_par_20_défaut"><text:span text:style-name="T31"> we retrieve the neighbors (in UMTS and GSM). Let's suppose we have:</text:span></text:span></text:p>
      <text:p text:style-name="P21"><text:span text:style-name="Police_20_par_20_défaut"><text:span text:style-name="T31"><text:tab/></text:span></text:span></text:p>
      <text:p text:style-name="P22"><text:span text:style-name="Police_20_par_20_défaut"><text:span text:style-name="T31"><text:tab/></text:span></text:span><text:span text:style-name="Police_20_par_20_défaut"><text:span text:style-name="T13">selected ← (Cell</text:span></text:span><text:span text:style-name="Police_20_par_20_défaut"><text:span text:style-name="T14">2</text:span></text:span><text:span text:style-name="Police_20_par_20_défaut"><text:span text:style-name="T13">: 1</text:span></text:span><text:span text:style-name="Police_20_par_20_défaut"><text:span text:style-name="T14">1</text:span></text:span><text:span text:style-name="Police_20_par_20_défaut"><text:span text:style-name="T13">)</text:span></text:span></text:p>
      <text:p text:style-name="P21"><text:span text:style-name="Police_20_par_20_défaut"><text:span text:style-name="T31"><text:tab/></text:span></text:span><text:span text:style-name="Police_20_par_20_défaut"><text:span text:style-name="T9">neighbor_umts_set ← {Cell3, Cell 4, Cell6}</text:span></text:span></text:p>
      <text:p text:style-name="P20"><text:span text:style-name="Police_20_par_20_défaut"><text:span text:style-name="T9"><text:tab/>neighbor_gsm_set ← {Cell11, Cell12}</text:span></text:span></text:p>
      <text:p text:style-name="P20"><text:span text:style-name="Police_20_par_20_défaut"><text:span text:style-name="T9"/></text:span></text:p>
      <text:p text:style-name="P21"><text:span text:style-name="Police_20_par_20_défaut"><text:span text:style-name="T32">In the next iteration in the loop. We implement measurement of the neighbor cells as well as the selected cell. We assume that we get the following measures:</text:span></text:span><text:span text:style-name="Police_20_par_20_défaut"><text:span text:style-name="T9"><text:tab/></text:span></text:span></text:p>
      <text:p text:style-name="P21"><text:span text:style-name="Police_20_par_20_défaut"><text:span text:style-name="T9"><text:tab/></text:span></text:span></text:p>
      <text:p text:style-name="P22"><text:span text:style-name="Police_20_par_20_défaut"><text:span text:style-name="T9"><text:tab/></text:span></text:span><text:span text:style-name="Police_20_par_20_défaut"><text:span text:style-name="T13">selected ← (Cell</text:span></text:span><text:span text:style-name="Police_20_par_20_défaut"><text:span text:style-name="T14">2</text:span></text:span><text:span text:style-name="Police_20_par_20_défaut"><text:span text:style-name="T13">: 1</text:span></text:span><text:span text:style-name="Police_20_par_20_défaut"><text:span text:style-name="T15">1</text:span></text:span><text:span text:style-name="Police_20_par_20_défaut"><text:span text:style-name="T13">)</text:span></text:span></text:p>
      <text:p text:style-name="P21"><text:span text:style-name="Police_20_par_20_défaut"><text:span text:style-name="T9"><text:tab/>neighbor_umts_set ← {Cell3: </text:span></text:span><text:span text:style-name="Police_20_par_20_défaut"><text:span text:style-name="T10">15</text:span></text:span><text:span text:style-name="Police_20_par_20_défaut"><text:span text:style-name="T9">, Cell 4:</text:span></text:span><text:span text:style-name="Police_20_par_20_défaut"><text:span text:style-name="T11">18</text:span></text:span><text:span text:style-name="Police_20_par_20_défaut"><text:span text:style-name="T9">, Cell6:</text:span></text:span><text:span text:style-name="Police_20_par_20_défaut"><text:span text:style-name="T10">8</text:span></text:span><text:span text:style-name="Police_20_par_20_défaut"><text:span text:style-name="T9">}</text:span></text:span></text:p>
      <text:p text:style-name="P21"><text:span text:style-name="Police_20_par_20_défaut"><text:span text:style-name="T9"><text:tab/>neighbor_gsm_set ← {Cell11:</text:span></text:span><text:span text:style-name="Police_20_par_20_défaut"><text:span text:style-name="T10">18</text:span></text:span><text:span text:style-name="Police_20_par_20_défaut"><text:span text:style-name="T9">, Cell</text:span></text:span><text:span text:style-name="Police_20_par_20_défaut"><text:span text:style-name="T10">12:16</text:span></text:span><text:span text:style-name="Police_20_par_20_défaut"><text:span text:style-name="T9">}</text:span></text:span></text:p>
      <text:p text:style-name="P21"><text:span text:style-name="Police_20_par_20_défaut"><text:span text:style-name="T9"/></text:span></text:p>
      <text:p text:style-name="P21"><text:span text:style-name="Police_20_par_20_défaut"><text:span text:style-name="T33">Since we have a selected </text:span></text:span><text:span text:style-name="Police_20_par_20_défaut"><text:span text:style-name="T34">cell, we enter in the else statement. We are going to invoke the function reselectionUMTS(). For a reselection is </text:span></text:span><text:span text:style-name="Police_20_par_20_défaut"><text:span text:style-name="T35">being</text:span></text:span><text:span text:style-name="Police_20_par_20_défaut"><text:span text:style-name="T34"> performed, the cell must be stable, </text:span></text:span><text:span text:style-name="Police_20_par_20_défaut"><text:span text:style-name="T35">which </text:span></text:span><text:span text:style-name="Police_20_par_20_défaut"><text:span text:style-name="T34">means that</text:span></text:span><text:span text:style-name="Police_20_par_20_défaut"><text:span text:style-name="T35"> it has to match the conditions during three loops. We suppose that the values don't move during three loops, so the cell Cell4 will be the result of reselection. Indeed, the strength of Cell4 is greater or equal than Cell</text:span></text:span><text:span text:style-name="Police_20_par_20_défaut"><text:span text:style-name="T37">1</text:span></text:span><text:span text:style-name="Police_20_par_20_défaut"><text:span text:style-name="T35"> added with hysteresis for UMTS. </text:span></text:span><text:span text:style-name="Police_20_par_20_défaut"><text:span text:style-name="T36">Because we changed cell, the neighbor sets changed as well. We get from the reselected cell the following values </text:span></text:span><text:span text:style-name="Police_20_par_20_défaut"><text:span text:style-name="T37">and their associated strength (after we proceeded to measurements):</text:span></text:span></text:p>
      <text:p text:style-name="P21"><text:span text:style-name="Police_20_par_20_défaut"><text:span text:style-name="T36"/></text:span></text:p>
      <text:p text:style-name="P21"><text:span text:style-name="Police_20_par_20_défaut"><text:span text:style-name="T36"><text:tab/></text:span></text:span><text:span text:style-name="Police_20_par_20_défaut"><text:span text:style-name="T13">selected ← (Cell4: 18)</text:span></text:span></text:p>
      <text:p text:style-name="P23"><text:span text:style-name="Police_20_par_20_défaut"><text:span text:style-name="T36"><text:tab/></text:span></text:span><text:span text:style-name="Police_20_par_20_défaut"><text:span text:style-name="T9">neighbor_umts_set ← {Cell</text:span></text:span><text:span text:style-name="Police_20_par_20_défaut"><text:span text:style-name="T12">2</text:span></text:span><text:span text:style-name="Police_20_par_20_défaut"><text:span text:style-name="T9">: </text:span></text:span><text:span text:style-name="Police_20_par_20_défaut"><text:span text:style-name="T10">1</text:span></text:span><text:span text:style-name="Police_20_par_20_défaut"><text:span text:style-name="T12">1</text:span></text:span><text:span text:style-name="Police_20_par_20_défaut"><text:span text:style-name="T9">, Cell</text:span></text:span><text:span text:style-name="Police_20_par_20_défaut"><text:span text:style-name="T12">3:15</text:span></text:span><text:span text:style-name="Police_20_par_20_défaut"><text:span text:style-name="T9">, Cell6:</text:span></text:span><text:span text:style-name="Police_20_par_20_défaut"><text:span text:style-name="T10">8</text:span></text:span><text:span text:style-name="Police_20_par_20_défaut"><text:span text:style-name="T9">}</text:span></text:span></text:p>
      <text:p text:style-name="P23"><text:soft-page-break/><text:span text:style-name="Police_20_par_20_défaut"><text:span text:style-name="T9"><text:tab/>neighbor_gsm_set ← {Cell11:</text:span></text:span><text:span text:style-name="Police_20_par_20_défaut"><text:span text:style-name="T10">1</text:span></text:span><text:span text:style-name="Police_20_par_20_défaut"><text:span text:style-name="T12">5</text:span></text:span><text:span text:style-name="Police_20_par_20_défaut"><text:span text:style-name="T9">, Cell</text:span></text:span><text:span text:style-name="Police_20_par_20_défaut"><text:span text:style-name="T10">1</text:span></text:span><text:span text:style-name="Police_20_par_20_défaut"><text:span text:style-name="T12">6</text:span></text:span><text:span text:style-name="Police_20_par_20_défaut"><text:span text:style-name="T10">:</text:span></text:span><text:span text:style-name="Police_20_par_20_défaut"><text:span text:style-name="T12">8</text:span></text:span><text:span text:style-name="Police_20_par_20_défaut"><text:span text:style-name="T9">}</text:span></text:span></text:p>
      <text:p text:style-name="P23"><text:span text:style-name="Police_20_par_20_défaut"><text:span text:style-name="T9"/></text:span></text:p>
      <text:p text:style-name="P24"><text:span text:style-name="Police_20_par_20_défaut"><text:span text:style-name="T38">Let's imagine that we want to give a call. First of all, if the cell is a UMTS cell, it's added </text:span></text:span><text:span text:style-name="Police_20_par_20_défaut"><text:span text:style-name="T39">in</text:span></text:span><text:span text:style-name="Police_20_par_20_défaut"><text:span text:style-name="T38"> the active_set. Let's suppose we have now the following values:</text:span></text:span></text:p>
      <text:p text:style-name="P24"><text:span text:style-name="Police_20_par_20_défaut"><text:span text:style-name="T38"><text:tab/></text:span></text:span></text:p>
      <text:p text:style-name="P28"><text:span text:style-name="Police_20_par_20_défaut"><text:span text:style-name="T38"><text:tab/></text:span></text:span><text:span text:style-name="Police_20_par_20_défaut"><text:span text:style-name="T13">selected ← (Cell4: 18)</text:span></text:span></text:p>
      <text:p text:style-name="P24"><text:span text:style-name="Police_20_par_20_défaut"><text:span text:style-name="T38"><text:tab/></text:span></text:span><text:span text:style-name="Police_20_par_20_défaut"><text:span text:style-name="T16">active_set ← {Cell4: 18}</text:span></text:span></text:p>
      <text:p text:style-name="P24"><text:span text:style-name="Police_20_par_20_défaut"><text:span text:style-name="T9"><text:tab/>neighbor_umts_set ← {Cell</text:span></text:span><text:span text:style-name="Police_20_par_20_défaut"><text:span text:style-name="T12">2</text:span></text:span><text:span text:style-name="Police_20_par_20_défaut"><text:span text:style-name="T9">: </text:span></text:span><text:span text:style-name="Police_20_par_20_défaut"><text:span text:style-name="T10">1</text:span></text:span><text:span text:style-name="Police_20_par_20_défaut"><text:span text:style-name="T12">1</text:span></text:span><text:span text:style-name="Police_20_par_20_défaut"><text:span text:style-name="T9">, Cell</text:span></text:span><text:span text:style-name="Police_20_par_20_défaut"><text:span text:style-name="T12">3:</text:span></text:span><text:span text:style-name="Police_20_par_20_défaut"><text:span text:style-name="T18">22</text:span></text:span><text:span text:style-name="Police_20_par_20_défaut"><text:span text:style-name="T9">, Cell6:</text:span></text:span><text:span text:style-name="Police_20_par_20_défaut"><text:span text:style-name="T10">8</text:span></text:span><text:span text:style-name="Police_20_par_20_défaut"><text:span text:style-name="T9">}</text:span></text:span></text:p>
      <text:p text:style-name="P24"><text:span text:style-name="Police_20_par_20_défaut"><text:span text:style-name="T9"/></text:span></text:p>
      <text:p text:style-name="P27"><text:span text:style-name="Police_20_par_20_défaut"><text:span text:style-name="T50">Notice</text:span></text:span><text:span text:style-name="Police_20_par_20_défaut"><text:span text:style-name="T43">: Meanwhile, the neighbor_gsm_set is updated (the ntime is incremented for possible candidate), in case of interruption with UMTS connection.</text:span></text:span></text:p>
      <text:p text:style-name="P24"><text:span text:style-name="Police_20_par_20_défaut"><text:span text:style-name="T9"/></text:span></text:p>
      <text:p text:style-name="P24"><text:span text:style-name="Police_20_par_20_défaut"><text:span text:style-name="T40">If the results measurements are not changing for three loops. </text:span></text:span><text:span text:style-name="Police_20_par_20_défaut"><text:span text:style-name="T43">Now we retrieve the neighbors from the cell in the active set which has the maximum strength. </text:span></text:span><text:span text:style-name="Police_20_par_20_défaut"><text:span text:style-name="T40">The results </text:span></text:span><text:span text:style-name="Police_20_par_20_défaut"><text:span text:style-name="T42">will</text:span></text:span><text:span text:style-name="Police_20_par_20_défaut"><text:span text:style-name="T40"> be eventually:</text:span></text:span></text:p>
      <text:p text:style-name="P24"><text:span text:style-name="Police_20_par_20_défaut"><text:span text:style-name="T40"><text:tab/></text:span></text:span></text:p>
      <text:p text:style-name="P25"><text:span text:style-name="Police_20_par_20_défaut"><text:span text:style-name="T40"><text:tab/></text:span></text:span><text:span text:style-name="Police_20_par_20_défaut"><text:span text:style-name="T16">active_set ← {Cell4: 18, </text:span></text:span><text:span text:style-name="Police_20_par_20_défaut"><text:span text:style-name="T17">Cell3:</text:span></text:span><text:span text:style-name="Police_20_par_20_défaut"><text:span text:style-name="T18">22</text:span></text:span><text:span text:style-name="Police_20_par_20_défaut"><text:span text:style-name="T16">}</text:span></text:span></text:p>
      <text:p text:style-name="P25"><text:span text:style-name="Police_20_par_20_défaut"><text:span text:style-name="T9"><text:tab/>neighbor_umts_set ← {Cell</text:span></text:span><text:span text:style-name="Police_20_par_20_défaut"><text:span text:style-name="T19">5</text:span></text:span><text:span text:style-name="Police_20_par_20_défaut"><text:span text:style-name="T9">: </text:span></text:span><text:span text:style-name="Police_20_par_20_défaut"><text:span text:style-name="T10">1</text:span></text:span><text:span text:style-name="Police_20_par_20_défaut"><text:span text:style-name="T12">1</text:span></text:span><text:span text:style-name="Police_20_par_20_défaut"><text:span text:style-name="T9">, Cell6:</text:span></text:span><text:span text:style-name="Police_20_par_20_défaut"><text:span text:style-name="T10">8</text:span></text:span><text:span text:style-name="Police_20_par_20_défaut"><text:span text:style-name="T9">}</text:span></text:span></text:p>
      <text:p text:style-name="P27"><text:span text:style-name="Police_20_par_20_défaut"><text:span text:style-name="T9"><text:tab/>neighbor_gsm_set ← {Cell1</text:span></text:span><text:span text:style-name="Police_20_par_20_défaut"><text:span text:style-name="T19">2</text:span></text:span><text:span text:style-name="Police_20_par_20_défaut"><text:span text:style-name="T9">:</text:span></text:span><text:span text:style-name="Police_20_par_20_défaut"><text:span text:style-name="T10">1</text:span></text:span><text:span text:style-name="Police_20_par_20_défaut"><text:span text:style-name="T19">4</text:span></text:span><text:span text:style-name="Police_20_par_20_défaut"><text:span text:style-name="T9">, Cell</text:span></text:span><text:span text:style-name="Police_20_par_20_défaut"><text:span text:style-name="T10">1</text:span></text:span><text:span text:style-name="Police_20_par_20_défaut"><text:span text:style-name="T19">3</text:span></text:span><text:span text:style-name="Police_20_par_20_défaut"><text:span text:style-name="T10">:</text:span></text:span><text:span text:style-name="Police_20_par_20_défaut"><text:span text:style-name="T19">1</text:span></text:span><text:span text:style-name="Police_20_par_20_défaut"><text:span text:style-name="T12">8</text:span></text:span><text:span text:style-name="Police_20_par_20_défaut"><text:span text:style-name="T9">}</text:span></text:span></text:p>
      <text:p text:style-name="P25"><text:span text:style-name="Police_20_par_20_défaut"><text:span text:style-name="T9"/></text:span></text:p>
      <text:p text:style-name="P26"><text:span text:style-name="Police_20_par_20_défaut"><text:span text:style-name="T42">And if the measurements are not changing for more three loops, the Cell4 will be removed from the active set and added in the neighbor set; </text:span></text:span><text:span text:style-name="Police_20_par_20_défaut"><text:span text:style-name="T45">the selected cell is now referencing the Cell3 (because it is in the max strength in the active_set.</text:span></text:span></text:p>
      <text:p text:style-name="P61"><text:span text:style-name="Police_20_par_20_défaut"><text:span text:style-name="T16"><text:tab/></text:span></text:span></text:p>
      <text:p text:style-name="P62"><text:span text:style-name="Police_20_par_20_défaut"><text:span text:style-name="T16"><text:tab/></text:span></text:span><text:span text:style-name="Police_20_par_20_défaut"><text:span text:style-name="T160">selected ← (Cell</text:span></text:span><text:span text:style-name="Police_20_par_20_défaut"><text:span text:style-name="T161">3</text:span></text:span><text:span text:style-name="Police_20_par_20_défaut"><text:span text:style-name="T160">: </text:span></text:span><text:span text:style-name="Police_20_par_20_défaut"><text:span text:style-name="T161">22</text:span></text:span><text:span text:style-name="Police_20_par_20_défaut"><text:span text:style-name="T160">)</text:span></text:span></text:p>
      <text:p text:style-name="P61"><text:span text:style-name="Police_20_par_20_défaut"><text:span text:style-name="T16"><text:tab/></text:span></text:span><text:span text:style-name="Police_20_par_20_défaut"><text:span text:style-name="T159">active_set ← {Cell3:22}</text:span></text:span></text:p>
      <text:p text:style-name="P26"><text:span text:style-name="Police_20_par_20_défaut"><text:span text:style-name="T9"><text:tab/>neighbor_umts_set ← {Cell</text:span></text:span><text:span text:style-name="Police_20_par_20_défaut"><text:span text:style-name="T19">4</text:span></text:span><text:span text:style-name="Police_20_par_20_défaut"><text:span text:style-name="T9">: </text:span></text:span><text:span text:style-name="Police_20_par_20_défaut"><text:span text:style-name="T10">1</text:span></text:span><text:span text:style-name="Police_20_par_20_défaut"><text:span text:style-name="T19">8</text:span></text:span><text:span text:style-name="Police_20_par_20_défaut"><text:span text:style-name="T9">, </text:span></text:span><text:span text:style-name="Police_20_par_20_défaut"><text:span text:style-name="T18">Cell</text:span></text:span><text:span text:style-name="Police_20_par_20_défaut"><text:span text:style-name="T19">5</text:span></text:span><text:span text:style-name="Police_20_par_20_défaut"><text:span text:style-name="T18">:1</text:span></text:span><text:span text:style-name="Police_20_par_20_défaut"><text:span text:style-name="T19">1</text:span></text:span><text:span text:style-name="Police_20_par_20_défaut"><text:span text:style-name="T18">, </text:span></text:span><text:span text:style-name="Police_20_par_20_défaut"><text:span text:style-name="T9">Cell6:</text:span></text:span><text:span text:style-name="Police_20_par_20_défaut"><text:span text:style-name="T10">8</text:span></text:span><text:span text:style-name="Police_20_par_20_défaut"><text:span text:style-name="T9">}</text:span></text:span></text:p>
      <text:p text:style-name="P26"/>
      <text:p text:style-name="P25"><text:span text:style-name="Police_20_par_20_défaut"><text:span text:style-name="T40">Now, if the mobile is moving and </text:span></text:span><text:span text:style-name="Police_20_par_20_défaut"><text:span text:style-name="T43">all the UMTS's cells have a strength lower than the minimum required (10)</text:span></text:span><text:span text:style-name="Police_20_par_20_défaut"><text:span text:style-name="T40">; </text:span></text:span><text:span text:style-name="Police_20_par_20_défaut"><text:span text:style-name="T43">a hard handover towards GSM cell is needed. We assume that the Cell13 has already a “ntimes” greater than the “ntimes” required to be qualified as stable </text:span></text:span><text:span text:style-name="Police_20_par_20_défaut"><text:span text:style-name="T44">(don't forget that the handoverGSM treatment has been performed since we are in a call)</text:span></text:span><text:span text:style-name="Police_20_par_20_défaut"><text:span text:style-name="T43">.</text:span></text:span></text:p>
      <text:p text:style-name="P25"><text:span text:style-name="Police_20_par_20_défaut"><text:span text:style-name="T40"/></text:span></text:p>
      <text:p text:style-name="P30"><text:span text:style-name="Police_20_par_20_défaut"><text:span text:style-name="T40"><text:tab/></text:span></text:span><text:span text:style-name="Police_20_par_20_défaut"><text:span text:style-name="T160">selected ← (Cell</text:span></text:span><text:span text:style-name="Police_20_par_20_défaut"><text:span text:style-name="T161">3</text:span></text:span><text:span text:style-name="Police_20_par_20_défaut"><text:span text:style-name="T160">: </text:span></text:span><text:span text:style-name="Police_20_par_20_défaut"><text:span text:style-name="T163">9</text:span></text:span><text:span text:style-name="Police_20_par_20_défaut"><text:span text:style-name="T160">)</text:span></text:span></text:p>
      <text:p text:style-name="P25"><text:span text:style-name="Police_20_par_20_défaut"><text:span text:style-name="T40"><text:tab/></text:span></text:span><text:span text:style-name="Police_20_par_20_défaut"><text:span text:style-name="T16">active_set ← {Cell</text:span></text:span><text:span text:style-name="Police_20_par_20_défaut"><text:span text:style-name="T18">3:</text:span></text:span><text:span text:style-name="Police_20_par_20_défaut"><text:span text:style-name="T19">9</text:span></text:span><text:span text:style-name="Police_20_par_20_défaut"><text:span text:style-name="T16">}</text:span></text:span></text:p>
      <text:p text:style-name="P25"><text:span text:style-name="Police_20_par_20_défaut"><text:span text:style-name="T9"><text:tab/>neighbor_umts_set ← {Cell</text:span></text:span><text:span text:style-name="Police_20_par_20_défaut"><text:span text:style-name="T12">2</text:span></text:span><text:span text:style-name="Police_20_par_20_défaut"><text:span text:style-name="T9">: </text:span></text:span><text:span text:style-name="Police_20_par_20_défaut"><text:span text:style-name="T19">8</text:span></text:span><text:span text:style-name="Police_20_par_20_défaut"><text:span text:style-name="T9">, </text:span></text:span><text:span text:style-name="Police_20_par_20_défaut"><text:span text:style-name="T17">Cell4: </text:span></text:span><text:span text:style-name="Police_20_par_20_défaut"><text:span text:style-name="T19">7</text:span></text:span><text:span text:style-name="Police_20_par_20_défaut"><text:span text:style-name="T17">, </text:span></text:span><text:span text:style-name="Police_20_par_20_défaut"><text:span text:style-name="T9">Cell6:</text:span></text:span><text:span text:style-name="Police_20_par_20_défaut"><text:span text:style-name="T19">9</text:span></text:span><text:span text:style-name="Police_20_par_20_défaut"><text:span text:style-name="T9">}</text:span></text:span></text:p>
      <text:p text:style-name="P27"><text:span text:style-name="Police_20_par_20_défaut"><text:span text:style-name="T9"><text:tab/></text:span></text:span><text:span text:style-name="Police_20_par_20_défaut"><text:span text:style-name="T19">n</text:span></text:span><text:span text:style-name="Police_20_par_20_défaut"><text:span text:style-name="T9">eighbor_gsm_set ← {Cell1</text:span></text:span><text:span text:style-name="Police_20_par_20_défaut"><text:span text:style-name="T19">2</text:span></text:span><text:span text:style-name="Police_20_par_20_défaut"><text:span text:style-name="T9">:</text:span></text:span><text:span text:style-name="Police_20_par_20_défaut"><text:span text:style-name="T10">1</text:span></text:span><text:span text:style-name="Police_20_par_20_défaut"><text:span text:style-name="T19">4</text:span></text:span><text:span text:style-name="Police_20_par_20_défaut"><text:span text:style-name="T9">, Cell</text:span></text:span><text:span text:style-name="Police_20_par_20_défaut"><text:span text:style-name="T10">1</text:span></text:span><text:span text:style-name="Police_20_par_20_défaut"><text:span text:style-name="T19">3</text:span></text:span><text:span text:style-name="Police_20_par_20_défaut"><text:span text:style-name="T10">:</text:span></text:span><text:span text:style-name="Police_20_par_20_défaut"><text:span text:style-name="T19">1</text:span></text:span><text:span text:style-name="Police_20_par_20_défaut"><text:span text:style-name="T12">8</text:span></text:span><text:span text:style-name="Police_20_par_20_défaut"><text:span text:style-name="T9">}</text:span></text:span></text:p>
      <text:p text:style-name="P24"><text:span text:style-name="Police_20_par_20_défaut"><text:span text:style-name="T40"/></text:span></text:p>
      <text:p text:style-name="P24"><text:span text:style-name="Police_20_par_20_défaut"><text:span text:style-name="T43">After the iteration in the loop, we performed hard handover and retrieve neighbors of the new primary <text:s/>cell.</text:span></text:span></text:p>
      <text:p text:style-name="P24"><text:span text:style-name="Police_20_par_20_défaut"><text:span text:style-name="T17"/></text:span></text:p>
      <text:p text:style-name="P29"><text:span text:style-name="Police_20_par_20_défaut"><text:span text:style-name="T17"><text:tab/></text:span></text:span><text:span text:style-name="Police_20_par_20_défaut"><text:span text:style-name="T160">selected ← (Cell</text:span></text:span><text:span text:style-name="Police_20_par_20_défaut"><text:span text:style-name="T162">1</text:span></text:span><text:span text:style-name="Police_20_par_20_défaut"><text:span text:style-name="T161">3</text:span></text:span><text:span text:style-name="Police_20_par_20_défaut"><text:span text:style-name="T160">: </text:span></text:span><text:span text:style-name="Police_20_par_20_défaut"><text:span text:style-name="T162">18</text:span></text:span><text:span text:style-name="Police_20_par_20_défaut"><text:span text:style-name="T160">)</text:span></text:span></text:p>
      <text:p text:style-name="P24"><text:span text:style-name="Police_20_par_20_défaut"><text:span text:style-name="T17"><text:tab/></text:span></text:span><text:span text:style-name="Police_20_par_20_défaut"><text:span text:style-name="T19">primary ← { Cell13: 18}</text:span></text:span></text:p>
      <text:p text:style-name="P8"><text:tab/><text:span text:style-name="Police_20_par_20_défaut"><text:span text:style-name="T114">active_set ← {</text:span></text:span><text:span text:style-name="Police_20_par_20_défaut"><text:span text:style-name="T115">}</text:span></text:span></text:p>
      <text:p text:style-name="P27"><text:span text:style-name="Police_20_par_20_défaut"><text:span text:style-name="T9"><text:tab/>neighbor_umts_set ← {Cell</text:span></text:span><text:span text:style-name="Police_20_par_20_défaut"><text:span text:style-name="T19">9</text:span></text:span><text:span text:style-name="Police_20_par_20_défaut"><text:span text:style-name="T9">: </text:span></text:span><text:span text:style-name="Police_20_par_20_défaut"><text:span text:style-name="T19">9</text:span></text:span><text:span text:style-name="Police_20_par_20_défaut"><text:span text:style-name="T9">}</text:span></text:span></text:p>
      <text:p text:style-name="P8"><text:span text:style-name="Police_20_par_20_défaut"><text:span text:style-name="T116"><text:tab/></text:span></text:span><text:span text:style-name="Police_20_par_20_défaut"><text:span text:style-name="T115">n</text:span></text:span><text:span text:style-name="Police_20_par_20_défaut"><text:span text:style-name="T116">eighbor_gsm_set ← {Cell1</text:span></text:span><text:span text:style-name="Police_20_par_20_défaut"><text:span text:style-name="T115">2</text:span></text:span><text:span text:style-name="Police_20_par_20_défaut"><text:span text:style-name="T116">:</text:span></text:span><text:span text:style-name="Police_20_par_20_défaut"><text:span text:style-name="T117">1</text:span></text:span><text:span text:style-name="Police_20_par_20_défaut"><text:span text:style-name="T115">4</text:span></text:span><text:span text:style-name="Police_20_par_20_défaut"><text:span text:style-name="T116">, Cell</text:span></text:span><text:span text:style-name="Police_20_par_20_défaut"><text:span text:style-name="T115">19</text:span></text:span><text:span text:style-name="Police_20_par_20_défaut"><text:span text:style-name="T117">:</text:span></text:span><text:span text:style-name="Police_20_par_20_défaut"><text:span text:style-name="T115">8</text:span></text:span><text:span text:style-name="Police_20_par_20_défaut"><text:span text:style-name="T116">}</text:span></text:span></text:p>
      <text:p text:style-name="P1"/>
      <text:p text:style-name="P10">The communication is stopped, <text:s/><text:span text:style-name="T167">we juste remove the primary and optionnally empty the active_set (which in this case was already empty since the communication was under GSM).</text:span></text:p>
      <text:p text:style-name="P10"/>
      <text:p text:style-name="P11"><text:tab/><text:span text:style-name="Police_20_par_20_défaut"><text:span text:style-name="T164">selected ← (Cell</text:span></text:span><text:span text:style-name="Police_20_par_20_défaut"><text:span text:style-name="T165">1</text:span></text:span><text:span text:style-name="Police_20_par_20_défaut"><text:span text:style-name="T166">3</text:span></text:span><text:span text:style-name="Police_20_par_20_défaut"><text:span text:style-name="T164">: </text:span></text:span><text:span text:style-name="Police_20_par_20_défaut"><text:span text:style-name="T165">18</text:span></text:span><text:span text:style-name="Police_20_par_20_défaut"><text:span text:style-name="T164">)</text:span></text:span></text:p>
      <text:p text:style-name="P30"><text:soft-page-break/><text:span text:style-name="Police_20_par_20_défaut"><text:span text:style-name="T17"><text:tab/></text:span></text:span><text:span text:style-name="Police_20_par_20_défaut"><text:span text:style-name="T19">primary ← {}</text:span></text:span></text:p>
      <text:p text:style-name="P9"><text:tab/><text:span text:style-name="Police_20_par_20_défaut"><text:span text:style-name="T114">active_set ← {</text:span></text:span><text:span text:style-name="Police_20_par_20_défaut"><text:span text:style-name="T115">}</text:span></text:span></text:p>
      <text:p text:style-name="P30"><text:span text:style-name="Police_20_par_20_défaut"><text:span text:style-name="T9"><text:tab/>neighbor_umts_set ← {Cell</text:span></text:span><text:span text:style-name="Police_20_par_20_défaut"><text:span text:style-name="T19">9</text:span></text:span><text:span text:style-name="Police_20_par_20_défaut"><text:span text:style-name="T9">: </text:span></text:span><text:span text:style-name="Police_20_par_20_défaut"><text:span text:style-name="T19">9</text:span></text:span><text:span text:style-name="Police_20_par_20_défaut"><text:span text:style-name="T9">}</text:span></text:span></text:p>
      <text:p text:style-name="P11"><text:span text:style-name="Police_20_par_20_défaut"><text:span text:style-name="T116"><text:tab/></text:span></text:span><text:span text:style-name="Police_20_par_20_défaut"><text:span text:style-name="T113">n</text:span></text:span><text:span text:style-name="Police_20_par_20_défaut"><text:span text:style-name="T116">eighbor_gsm_set ← {Cell1</text:span></text:span><text:span text:style-name="Police_20_par_20_défaut"><text:span text:style-name="T113">2</text:span></text:span><text:span text:style-name="Police_20_par_20_défaut"><text:span text:style-name="T116">:</text:span></text:span><text:span text:style-name="Police_20_par_20_défaut"><text:span text:style-name="T117">1</text:span></text:span><text:span text:style-name="Police_20_par_20_défaut"><text:span text:style-name="T113">4</text:span></text:span><text:span text:style-name="Police_20_par_20_défaut"><text:span text:style-name="T116">, Cell</text:span></text:span><text:span text:style-name="Police_20_par_20_défaut"><text:span text:style-name="T113">19</text:span></text:span><text:span text:style-name="Police_20_par_20_défaut"><text:span text:style-name="T117">:</text:span></text:span><text:span text:style-name="Police_20_par_20_défaut"><text:span text:style-name="T113">8</text:span></text:span><text:span text:style-name="Police_20_par_20_défaut"><text:span text:style-name="T116">}</text:span></text:span></text:p>
      <text:p text:style-name="P11"><text:span text:style-name="Police_20_par_20_défaut"><text:span text:style-name="T116"/></text:span></text:p>
      <text:p text:style-name="P11"><text:span text:style-name="Police_20_par_20_défaut"><text:span text:style-name="T110">Because the mobile is </text:span></text:span><text:span text:style-name="Police_20_par_20_défaut"><text:span text:style-name="T111">now </text:span></text:span><text:span text:style-name="Police_20_par_20_défaut"><text:span text:style-name="T110">idle, the algorithm will return to selection/reselection mode.</text:span></text:span></text:p>
      <text:p text:style-name="P10"/>
      <text:p text:style-name="P10"/>
      <text:p text:style-name="Normal"><text:span text:style-name="Police_20_par_20_défaut"><text:span text:style-name="T158">6. BIBLIOGRAPHY USED</text:span></text:span></text:p>
      <text:p text:style-name="P1"/>
      <text:list xml:id="list30873873977785965" text:style-name="L2">
        <text:list-item>
          <text:p text:style-name="P66"><text:span text:style-name="T55">UMTS, services, architectures et WCDMA, </text:span><text:span text:style-name="T6">Javier Sanchez and Mamadou Thioune</text:span><text:span text:style-name="T55">, Hermes</text:span></text:p>
        </text:list-item>
        <text:list-item>
          <text:p text:style-name="P66"><text:span text:style-name="T55">Réseaux mobiles, </text:span><text:span text:style-name="T6">Sami Tabbane</text:span><text:span text:style-name="T55">, Hermes</text:span></text:p>
        </text:list-item>
        <text:list-item>
          <text:p text:style-name="P109"><text:span text:style-name="T112">Simulating soft handover and power control for enhanced umts, </text:span><text:span text:style-name="T113">V. Vassiliou, J. Antoniou, A. Pitsillides, and G. Hadjipollas, </text:span><text:span text:style-name="T109">Department of Computer Science in University of Cyprus</text:span></text:p>
        </text:list-item>
      </text:list>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style: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de" style:family="paragraph" style:parent-style-name="Text_20_body" style:master-page-name="">
      <style:paragraph-properties fo:margin-top="0cm" fo:margin-bottom="0cm" style:contextual-spacing="false" style:page-number="auto" fo:padding="0.049cm" fo:border="0.06pt solid #000000"/>
      <style:text-properties style:font-name="Lucida Console" fo:font-family="'Lucida Console'" style:font-style-name="Normal"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1.91cm" fo:margin-right="1.706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TP RE56 2007</dc:title>
    <meta:initial-creator>acaminad</meta:initial-creator>
    <meta:creation-date>2012-03-23T16:25:00Z</meta:creation-date>
    <dc:date>2014-05-09T19:37:31.296358000</dc:date>
    <meta:editing-cycles>126</meta:editing-cycles>
    <meta:editing-duration>P1DT3H42M23S</meta:editing-duration>
    <meta:document-statistic meta:table-count="1" meta:image-count="0" meta:object-count="0" meta:page-count="15" meta:paragraph-count="548" meta:word-count="3743" meta:character-count="24611" meta:non-whitespace-character-count="20422"/>
    <meta:template xlink:type="simple" xlink:actuate="onRequest" xlink:title="" xlink:href="../DERRINGER_GHNASSIA_INACIO_HO.odt/Normal"/>
  </office:meta>
</office:document-meta>
</file>